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483cm" fo:margin-left="0.026cm" fo:margin-right="0.34cm" table:align="margins"/>
    </style:style>
    <style:style style:name="Tabla346.A" style:family="table-column">
      <style:table-column-properties style:column-width="1.958cm" style:rel-column-width="10278*"/>
    </style:style>
    <style:style style:name="Tabla346.B" style:family="table-column">
      <style:table-column-properties style:column-width="2.508cm" style:rel-column-width="13168*"/>
    </style:style>
    <style:style style:name="Tabla346.C" style:family="table-column">
      <style:table-column-properties style:column-width="3.918cm" style:rel-column-width="20567*"/>
    </style:style>
    <style:style style:name="Tabla346.D" style:family="table-column">
      <style:table-column-properties style:column-width="4.099cm" style:rel-column-width="21522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C2" style:family="table-cell">
      <style:table-cell-properties fo:padding="0.097cm" fo:border-left="0.002cm solid #000000" fo:border-right="none" fo:border-top="none" fo:border-bottom="0.002cm solid #000000"/>
    </style:style>
    <style:style style:name="Tabla3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9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5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2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7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8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2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line-height="50%"/>
    </style:style>
    <style:style style:name="P44" style:family="paragraph" style:parent-style-name="Standard">
      <style:paragraph-properties fo:line-height="50%" fo:text-align="center" style:justify-single-word="false"/>
    </style:style>
    <style:style style:name="P45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50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6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7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8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9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4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5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9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0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6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0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1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3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3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5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7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00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01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5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8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4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7" style:family="paragraph" style:parent-style-name="Table_20_Contents">
      <style:paragraph-properties fo:line-height="50%"/>
    </style:style>
    <style:style style:name="P118" style:family="paragraph" style:parent-style-name="Table_20_Contents">
      <style:paragraph-properties fo:line-height="50%" fo:text-align="start" style:justify-single-word="false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0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3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8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9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3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3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4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14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5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5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8" style:family="paragraph" style:parent-style-name="Standard">
      <style:text-properties style:font-name="Arial" fo:font-size="10pt" style:font-name-asian="Arial" style:font-size-asian="10pt" style:font-size-complex="10pt"/>
    </style:style>
    <style:style style:name="P15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60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1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3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4" style:family="paragraph" style:parent-style-name="Standard">
      <style:paragraph-properties fo:line-height="50%" fo:text-align="center" style:justify-single-word="false"/>
    </style:style>
    <style:style style:name="P165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66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fo:font-weight="normal" style:font-name-asian="Hiragino Maru Gothic Pro" style:font-weight-asian="normal" style:font-weight-complex="normal"/>
    </style:style>
    <style:style style:name="T28" style:family="text">
      <style:text-properties style:use-window-font-color="true" style:font-name="Arial" fo:font-weight="normal" style:font-name-asian="Arial" style:font-weight-asian="normal" style:font-weight-complex="normal"/>
    </style:style>
    <style:style style:name="T29" style:family="text">
      <style:text-properties style:use-window-font-color="true" style:font-name="Arial" style:font-name-asian="Arial"/>
    </style:style>
    <style:style style:name="T30" style:family="text">
      <style:text-properties fo:color="#ff0000"/>
    </style:style>
    <style:style style:name="T31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32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style:font-name-asian="Hiragino Maru Gothic Pro" style:font-size-asian="12pt" style:font-size-complex="12pt"/>
    </style:style>
    <style:style style:name="T38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40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1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2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fo:font-size="10pt" style:font-name-asian="Arial" style:font-size-asian="10pt" style:font-size-complex="10pt"/>
    </style:style>
    <style:style style:name="T45" style:family="text">
      <style:text-properties fo:color="#000000" style:font-name="Arial" fo:font-size="12pt" style:font-name-asian="Hiragino Maru Gothic Pro" style:font-size-asian="12pt" style:font-size-complex="12pt"/>
    </style:style>
    <style:style style:name="T46" style:family="text">
      <style:text-properties fo:color="#000000" style:font-name="Arial" fo:font-size="10pt" style:font-name-asian="Arial" style:font-size-asian="10pt" style:font-size-complex="10pt"/>
    </style:style>
    <style:style style:name="T47" style:family="text">
      <style:text-properties fo:color="#800000" style:font-name="STKaiti" style:font-name-asian="STKaiti"/>
    </style:style>
    <style:style style:name="T48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9" style:family="text">
      <style:text-properties fo:color="#808080" fo:font-size="12pt" style:font-name-asian="Hiragino Maru Gothic Pro" style:font-size-asian="12pt" style:font-size-complex="12pt"/>
    </style:style>
    <style:style style:name="T50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1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3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fo:font-weight="bold" style:font-name-asian="Hiragino Maru Gothic Pro" style:font-weight-asian="bold" style:font-weight-complex="bold"/>
    </style:style>
    <style:style style:name="T55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6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7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8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808080" style:font-name="Arial" fo:font-size="12pt" style:font-name-asian="Hiragino Maru Gothic Pro" style:font-size-asian="12pt" style:font-size-complex="12pt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1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71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2" style:family="text">
      <style:text-properties style:font-name="Arial" fo:font-size="12pt" style:font-name-asian="Hiragino Maru Gothic Pro" style:font-size-asian="12pt" style:font-size-complex="12pt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Hiragino Maru Gothic Pro" style:font-name-asian="Hiragino Maru Gothic Pro"/>
    </style:style>
    <style:style style:name="T75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6" style:family="text">
      <style:text-properties style:font-name="Hiragino Maru Gothic Pro" fo:font-size="12pt" style:font-name-asian="Hiragino Maru Gothic Pro" style:font-size-asian="12pt" style:font-size-complex="12pt"/>
    </style:style>
    <style:style style:name="T77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8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9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style:font-name="Arial" style:font-name-asian="Arial"/>
    </style:style>
    <style:style style:name="T85" style:family="text">
      <style:text-properties style:font-name="Arial" fo:font-size="12pt" style:font-name-asian="Arial" style:font-size-asian="12pt" style:font-size-complex="12pt"/>
    </style:style>
    <style:style style:name="T86" style:family="text">
      <style:text-properties style:font-name="Arial" fo:font-size="10pt" style:font-size-asian="10pt" style:font-size-complex="10pt"/>
    </style:style>
    <style:style style:name="T87" style:family="text">
      <style:text-properties fo:font-size="11pt" style:font-name-asian="Hiragino Maru Gothic Pro" style:font-size-asian="11pt" style:font-size-complex="11pt"/>
    </style:style>
    <style:style style:name="T88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P30"/>
      <text:p text:style-name="P31">漢字</text:p>
      <text:p text:style-name="P31"/>
      <text:p text:style-name="P22"><text:tab/><text:tab/><text:tab/></text:p>
      <text:p text:style-name="P8">10 – 9 - 8</text:p>
      <text:p text:style-name="P12"/>
      <text:p text:style-name="P13"/>
      <text:p text:style-name="P13"/>
      <text:p text:style-name="P13"/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22"><text:span text:style-name="T31"><text:s text:c="16"/></text:span><text:span text:style-name="T55">マヌ</text:span><text:span text:style-name="T47"><text:tab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24"><text:tab/><text:tab/> <text:tab/></text:p>
      <text:p text:style-name="P24"/>
      <text:p text:style-name="P17">CLASIFICACIÓN</text:p>
      <text:p text:style-name="P17"/>
      <text:p text:style-name="P17"/>
      <text:p text:style-name="P17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1"><text:tab/><text:tab/><text:tab/><text:tab/><text:tab/></text:p>
      <text:p text:style-name="P1"><text:tab/><text:tab/><text:tab/><text:tab/><text:tab/><text:tab/><text:tab/>240</text:p>
      <text:p text:style-name="P10"/>
      <text:p text:style-name="P137">Notas: </text:p>
      <text:list xml:id="list6923108619128656140" text:style-name="L1">
        <text:list-item>
          <text:list>
            <text:list-item>
              <text:p text:style-name="P160">Excepciones en la lectura recalcados en gris; ejemplo: <text:ruby text:style-name="Ru1"><text:ruby-base><text:span text:style-name="T54">今日</text:span></text:ruby-base><text:ruby-text>きょう</text:ruby-text></text:ruby></text:p>
            </text:list-item>
          </text:list>
        </text:list-item>
      </text:list>
      <text:list xml:id="list2879249046400640181" text:style-name="L2">
        <text:list-item>
          <text:list>
            <text:list-item>
              <text:p text:style-name="P161">Contadores indicados entre corchetes: [ contador ]</text:p>
            </text:list-item>
            <text:list-item>
              <text:p text:style-name="P161">Aclaraciones o expresiones indicados entre “ ”; ejemplo “formal”</text:p>
            </text:list-item>
          </text:list>
        </text:list-item>
      </text:list>
      <text:p text:style-name="P16"/>
      <text:p text:style-name="P23"/>
      <text:p text:style-name="P119"/>
      <text:p text:style-name="P119"/>
      <text:p text:style-name="P119">CONCEPTOS</text:p>
      <text:p text:style-name="P15"><text:soft-page-break/></text:p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4">係</text:p>
          </table:table-cell>
          <table:table-cell table:style-name="Tabla313.A1" office:value-type="string">
            <text:p text:style-name="P60">かかり</text:p>
          </table:table-cell>
          <table:table-cell table:style-name="Tabla313.A1" office:value-type="string">
            <text:p text:style-name="P117"><text:ruby text:style-name="Ru1"><text:ruby-base><text:span text:style-name="T76">係</text:span></text:ruby-base><text:ruby-text>かかり</text:ruby-text></text:ruby><text:span text:style-name="T68"> <text:s text:c="21"/>deber <text:s text:c="7"/></text:span></text:p>
          </table:table-cell>
          <table:table-cell table:style-name="Tabla313.D1" office:value-type="string">
            <text:p text:style-name="P47"><text:ruby text:style-name="Ru1"><text:ruby-base><text:span text:style-name="T76">係</text:span></text:ruby-base><text:ruby-text>かかり</text:ruby-text></text:ruby><text:ruby text:style-name="Ru1"><text:ruby-base><text:span text:style-name="T76">員</text:span></text:ruby-base><text:ruby-text>いん</text:ruby-text></text:ruby> <text:s text:c="10"/>encargado <text:s text:c="2"/></text:p>
          </table:table-cell>
        </table:table-row>
      </table:table>
      <text:p text:style-name="P15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4">神</text:p>
          </table:table-cell>
          <table:table-cell table:style-name="Tabla307.A1" office:value-type="string">
            <text:p text:style-name="P60">かみ</text:p>
          </table:table-cell>
          <table:table-cell table:style-name="Tabla307.C1" office:value-type="string">
            <text:p text:style-name="P117"><text:ruby text:style-name="Ru1"><text:ruby-base><text:span text:style-name="T76">神</text:span></text:ruby-base><text:ruby-text>かみ</text:ruby-text></text:ruby><text:span text:style-name="T76">さま</text:span><text:span text:style-name="T68"> <text:s text:c="17"/>Dios <text:s text:c="9"/></text:span></text:p>
          </table:table-cell>
          <table:table-cell table:style-name="Tabla307.D1" office:value-type="string">
            <text:p text:style-name="P47"/>
          </table:table-cell>
        </table:table-row>
        <table:table-row>
          <table:covered-table-cell/>
          <table:table-cell table:style-name="Tabla307.B2" office:value-type="string">
            <text:p text:style-name="P60">シン</text:p>
          </table:table-cell>
          <table:table-cell table:style-name="Tabla307.B2" office:value-type="string">
            <text:p text:style-name="P47"><text:ruby text:style-name="Ru1"><text:ruby-base><text:span text:style-name="T82">神</text:span></text:ruby-base><text:ruby-text>じん</text:ruby-text></text:ruby><text:ruby text:style-name="Ru1"><text:ruby-base><text:span text:style-name="T76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7"><text:ruby text:style-name="Ru1"><text:ruby-base><text:span text:style-name="T76">神</text:span></text:ruby-base><text:ruby-text>しん</text:ruby-text></text:ruby><text:ruby text:style-name="Ru1"><text:ruby-base><text:span text:style-name="T76">話</text:span></text:ruby-base><text:ruby-text>わ</text:ruby-text></text:ruby> <text:s text:c="23"/>mito <text:s text:c="16"/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4">天</text:p>
            </table:table-cell>
            <table:table-cell table:style-name="Tabla3.A1" table:number-rows-spanned="2" office:value-type="string">
              <text:p text:style-name="P60">テン</text:p>
            </table:table-cell>
            <table:table-cell table:style-name="Tabla3.C1" office:value-type="string">
              <text:p text:style-name="P63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0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3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68"> <text:s text:c="19"/></text:span><text:span text:style-name="T1">ángel</text:span></text:p>
          </table:table-cell>
          <table:table-cell table:style-name="Tabla3.D2" office:value-type="string">
            <text:p text:style-name="P139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60">あま</text:p>
          </table:table-cell>
          <table:table-cell table:style-name="Tabla3.C2" office:value-type="string">
            <text:p text:style-name="P63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8"/>
          </table:table-cell>
        </table:table-row>
      </table:table>
      <text:p text:style-name="P15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4">幸</text:p>
          </table:table-cell>
          <table:table-cell table:style-name="Tabla321.A1" office:value-type="string">
            <text:p text:style-name="P60">しあわ</text:p>
          </table:table-cell>
          <table:table-cell table:style-name="Tabla321.C1" office:value-type="string">
            <text:p text:style-name="P117"><text:ruby text:style-name="Ru1"><text:ruby-base><text:span text:style-name="T76">幸</text:span></text:ruby-base><text:ruby-text>しあわ</text:ruby-text></text:ruby><text:span text:style-name="T76">せ</text:span><text:span text:style-name="T68"> <text:s text:c="13"/>felicidad <text:s text:c="9"/></text:span></text:p>
          </table:table-cell>
          <table:table-cell table:style-name="Tabla321.D1" office:value-type="string">
            <text:p text:style-name="P47"/>
          </table:table-cell>
        </table:table-row>
        <table:table-row>
          <table:covered-table-cell/>
          <table:table-cell table:style-name="Tabla321.B2" office:value-type="string">
            <text:p text:style-name="P60">さいわ</text:p>
          </table:table-cell>
          <table:table-cell table:style-name="Tabla321.B2" office:value-type="string">
            <text:p text:style-name="P47"><text:ruby text:style-name="Ru1"><text:ruby-base><text:span text:style-name="T76">幸</text:span></text:ruby-base><text:ruby-text>さいわ</text:ruby-text></text:ruby><text:span text:style-name="T76">い</text:span> <text:s text:c="13"/>felicidad</text:p>
          </table:table-cell>
          <table:table-cell table:style-name="Tabla321.D2" office:value-type="string">
            <text:p text:style-name="P47"><text:s text:c="17"/></text:p>
          </table:table-cell>
        </table:table-row>
        <table:table-row>
          <table:covered-table-cell/>
          <table:table-cell table:style-name="Tabla321.B2" office:value-type="string">
            <text:p text:style-name="P60">コウ</text:p>
          </table:table-cell>
          <table:table-cell table:style-name="Tabla321.B2" office:value-type="string">
            <text:p text:style-name="P47"><text:ruby text:style-name="Ru1"><text:ruby-base><text:span text:style-name="T76">幸</text:span></text:ruby-base><text:ruby-text>こう</text:ruby-text></text:ruby><text:ruby text:style-name="Ru1"><text:ruby-base><text:span text:style-name="T76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47"/>
          </table:table-cell>
        </table:table-row>
      </table:table>
      <text:p text:style-name="P15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4">意</text:p>
          </table:table-cell>
          <table:table-cell table:style-name="Tabla248.A1" table:number-rows-spanned="2" office:value-type="string">
            <text:p text:style-name="P60">イ</text:p>
          </table:table-cell>
          <table:table-cell table:style-name="Tabla248.C1" office:value-type="string">
            <text:p text:style-name="P47"><text:ruby text:style-name="Ru1"><text:ruby-base><text:span text:style-name="T76">意</text:span></text:ruby-base><text:ruby-text>い</text:ruby-text></text:ruby> <text:s text:c="26"/>idea</text:p>
          </table:table-cell>
          <table:table-cell table:style-name="Tabla248.D1" office:value-type="string">
            <text:p text:style-name="P47"><text:ruby text:style-name="Ru1"><text:ruby-base><text:span text:style-name="T79">意</text:span></text:ruby-base><text:ruby-text>い</text:ruby-text></text:ruby><text:ruby text:style-name="Ru1"><text:ruby-base><text:span text:style-name="T79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7"><text:ruby text:style-name="Ru1"><text:ruby-base><text:span text:style-name="T76">意</text:span></text:ruby-base><text:ruby-text>い</text:ruby-text></text:ruby><text:ruby text:style-name="Ru1"><text:ruby-base><text:span text:style-name="T76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7"/>
          </table:table-cell>
        </table:table-row>
      </table:table>
      <text:p text:style-name="P15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54">想</text:p>
          </table:table-cell>
          <table:table-cell table:style-name="Tabla337.A1" office:value-type="string">
            <text:p text:style-name="P60">ソウ</text:p>
          </table:table-cell>
          <table:table-cell table:style-name="Tabla337.A1" office:value-type="string">
            <text:p text:style-name="P47"><text:ruby text:style-name="Ru1"><text:ruby-base><text:span text:style-name="T76">空</text:span></text:ruby-base><text:ruby-text>くう</text:ruby-text></text:ruby><text:ruby text:style-name="Ru1"><text:ruby-base><text:span text:style-name="T76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47"><text:ruby text:style-name="Ru1"><text:ruby-base><text:span text:style-name="T79">理</text:span></text:ruby-base><text:ruby-text>り</text:ruby-text></text:ruby><text:ruby text:style-name="Ru1"><text:ruby-base><text:span text:style-name="T79">想</text:span></text:ruby-base><text:ruby-text>そう</text:ruby-text></text:ruby> <text:s text:c="22"/>ideal</text:p>
          </table:table-cell>
        </table:table-row>
      </table:table>
      <text:p text:style-name="P15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4">公</text:p>
          </table:table-cell>
          <table:table-cell table:style-name="Tabla137.A1" office:value-type="string">
            <text:p text:style-name="P84">コウ</text:p>
          </table:table-cell>
          <table:table-cell table:style-name="Tabla137.A1" office:value-type="string">
            <text:p text:style-name="P104"><text:ruby text:style-name="Ru1"><text:ruby-base><text:span text:style-name="T76">公</text:span></text:ruby-base><text:ruby-text>こう</text:ruby-text></text:ruby><text:ruby text:style-name="Ru1"><text:ruby-base><text:span text:style-name="T76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4"/>
          </table:table-cell>
        </table:table-row>
      </table:table>
      <text:p text:style-name="Standard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3" office:value-type="string">
            <text:p text:style-name="P56">実</text:p>
          </table:table-cell>
          <table:table-cell table:style-name="Tabla346.A1" office:value-type="string">
            <text:p text:style-name="P84">まこと</text:p>
          </table:table-cell>
          <table:table-cell table:style-name="Tabla346.A1" office:value-type="string">
            <text:p text:style-name="P47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46.D1" office:value-type="string">
            <text:p text:style-name="P34"><text:s text:c="10"/></text:p>
          </table:table-cell>
        </table:table-row>
        <table:table-row>
          <table:covered-table-cell/>
          <table:table-cell table:style-name="Tabla346.B2" office:value-type="string">
            <text:p text:style-name="P85">み</text:p>
          </table:table-cell>
          <table:table-cell table:style-name="Tabla346.C2" office:value-type="string">
            <text:p text:style-name="P76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46.D2" office:value-type="string">
            <text:p text:style-name="P95">　 <text:s text:c="5"/></text:p>
          </table:table-cell>
        </table:table-row>
        <table:table-row>
          <table:covered-table-cell/>
          <table:table-cell table:style-name="Tabla346.B2" office:value-type="string">
            <text:p text:style-name="P77"><text:span text:style-name="T87">ジツ</text:span></text:p>
          </table:table-cell>
          <table:table-cell table:style-name="Tabla346.C2" office:value-type="string">
            <text:p text:style-name="P76"><text:ruby text:style-name="Ru1"><text:ruby-base><text:span text:style-name="T87">事</text:span></text:ruby-base><text:ruby-text>じ</text:ruby-text></text:ruby><text:ruby text:style-name="Ru1"><text:ruby-base><text:span text:style-name="T87">実</text:span></text:ruby-base><text:ruby-text>じつ</text:ruby-text></text:ruby><text:span text:style-name="T81"> <text:s text:c="11"/>hecho real</text:span></text:p>
          </table:table-cell>
          <table:table-cell table:style-name="Tabla346.D2" office:value-type="string">
            <text:p text:style-name="P95"/>
          </table:table-cell>
        </table:table-row>
      </table:table>
      <text:p text:style-name="Standard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4">感</text:p>
          </table:table-cell>
          <table:table-cell table:style-name="Tabla250.A1" office:value-type="string">
            <text:p text:style-name="P60">カン</text:p>
          </table:table-cell>
          <table:table-cell table:style-name="Tabla250.A1" office:value-type="string">
            <text:p text:style-name="P47"><text:ruby text:style-name="Ru1"><text:ruby-base><text:span text:style-name="T76">感</text:span></text:ruby-base><text:ruby-text>かん</text:ruby-text></text:ruby><text:span text:style-name="T76">じ</text:span> <text:s text:c="10"/>sentimiento <text:s text:c="3"/></text:p>
          </table:table-cell>
          <table:table-cell table:style-name="Tabla250.D1" office:value-type="string">
            <text:p text:style-name="P47"><text:s text:c="2"/></text:p>
          </table:table-cell>
        </table:table-row>
      </table:table>
      <text:p text:style-name="P158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4">運</text:p>
          </table:table-cell>
          <table:table-cell table:style-name="Tabla249.A1" office:value-type="string">
            <text:p text:style-name="P60">ウン</text:p>
          </table:table-cell>
          <table:table-cell table:style-name="Tabla249.C1" office:value-type="string">
            <text:p text:style-name="P117"><text:ruby text:style-name="Ru1"><text:ruby-base><text:span text:style-name="T76">運</text:span></text:ruby-base><text:ruby-text>うん</text:ruby-text></text:ruby><text:span text:style-name="T68"> <text:s text:c="23"/>suerte <text:s text:c="9"/></text:span></text:p>
          </table:table-cell>
          <table:table-cell table:style-name="Tabla249.D1" office:value-type="string">
            <text:p text:style-name="P47"><text:ruby text:style-name="Ru1"><text:ruby-base><text:span text:style-name="T76">幸</text:span></text:ruby-base><text:ruby-text>こう</text:ruby-text></text:ruby><text:ruby text:style-name="Ru1"><text:ruby-base><text:span text:style-name="T76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60">はこ</text:p>
          </table:table-cell>
          <table:table-cell table:style-name="Tabla249.B2" office:value-type="string">
            <text:p text:style-name="P47"><text:ruby text:style-name="Ru1"><text:ruby-base><text:span text:style-name="T76">運</text:span></text:ruby-base><text:ruby-text>はこ</text:ruby-text></text:ruby><text:span text:style-name="T76">ぶ</text:span> <text:s text:c="11"/>transportar</text:p>
          </table:table-cell>
          <table:table-cell table:style-name="Tabla249.D2" office:value-type="string">
            <text:p text:style-name="P47"/>
          </table:table-cell>
        </table:table-row>
      </table:table>
      <text:p text:style-name="P15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4">真</text:p>
          </table:table-cell>
          <table:table-cell table:style-name="Tabla304.A1" office:value-type="string">
            <text:p text:style-name="P60">シン</text:p>
          </table:table-cell>
          <table:table-cell table:style-name="Tabla304.C1" office:value-type="string">
            <text:p text:style-name="P117"><text:ruby text:style-name="Ru1"><text:ruby-base><text:span text:style-name="T76">真</text:span></text:ruby-base><text:ruby-text>しん</text:ruby-text></text:ruby><text:span text:style-name="T68"> <text:s text:c="16"/>verdadero <text:s text:c="9"/></text:span></text:p>
          </table:table-cell>
          <table:table-cell table:style-name="Tabla304.D1" office:value-type="string">
            <text:p text:style-name="P47"><text:ruby text:style-name="Ru1"><text:ruby-base><text:span text:style-name="T76">真</text:span></text:ruby-base><text:ruby-text>しん</text:ruby-text></text:ruby><text:ruby text:style-name="Ru1"><text:ruby-base><text:span text:style-name="T76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04.B2" office:value-type="string">
            <text:p text:style-name="P60">ま</text:p>
          </table:table-cell>
          <table:table-cell table:style-name="Tabla304.B2" office:value-type="string">
            <text:p text:style-name="P47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白</text:span></text:ruby-base><text:ruby-text>しろ</text:ruby-text></text:ruby> <text:s text:c="4"/></text:p>
            <text:p text:style-name="P47"><text:s text:c="2"/>completamente blanco</text:p>
          </table:table-cell>
          <table:table-cell table:style-name="Tabla304.D2" office:value-type="string">
            <text:p text:style-name="P47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暗</text:span></text:ruby-base><text:ruby-text>くら</text:ruby-text></text:ruby> <text:s/></text:p>
            <text:p text:style-name="P47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4">勝</text:p>
          </table:table-cell>
          <table:table-cell table:style-name="Tabla298.A1" office:value-type="string">
            <text:p text:style-name="P60">ショウ</text:p>
          </table:table-cell>
          <table:table-cell table:style-name="Tabla298.A1" office:value-type="string">
            <text:p text:style-name="P47"><text:ruby text:style-name="Ru1"><text:ruby-base><text:span text:style-name="T76">勝</text:span></text:ruby-base><text:ruby-text>しょう</text:ruby-text></text:ruby><text:span text:style-name="T76">り</text:span> <text:s text:c="15"/>victoria <text:s text:c="3"/></text:p>
          </table:table-cell>
          <table:table-cell table:style-name="Tabla298.D1" office:value-type="string">
            <text:p text:style-name="P47"><text:ruby text:style-name="Ru1"><text:ruby-base><text:span text:style-name="T76">決</text:span></text:ruby-base><text:ruby-text>けっ</text:ruby-text></text:ruby><text:ruby text:style-name="Ru1"><text:ruby-base><text:span text:style-name="T76">勝</text:span></text:ruby-base><text:ruby-text>しょう</text:ruby-text></text:ruby> <text:s text:c="2"/>partido decisivo <text:s text:c="3"/></text:p>
          </table:table-cell>
        </table:table-row>
      </table:table>
      <text:p text:style-name="P78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4">活</text:p>
          </table:table-cell>
          <table:table-cell table:style-name="Tabla91.A1" office:value-type="string">
            <text:p text:style-name="P84">カツ</text:p>
          </table:table-cell>
          <table:table-cell table:style-name="Tabla91.A1" office:value-type="string">
            <text:p text:style-name="P47"><text:ruby text:style-name="Ru1"><text:ruby-base><text:span text:style-name="T37">生</text:span></text:ruby-base><text:ruby-text>せい</text:ruby-text></text:ruby><text:ruby text:style-name="Ru1"><text:ruby-base><text:span text:style-name="T37">活</text:span></text:ruby-base><text:ruby-text>かつ</text:ruby-text></text:ruby><text:span text:style-name="T33"> <text:s text:c="6"/>vida cotidiana</text:span></text:p>
          </table:table-cell>
          <table:table-cell table:style-name="Tabla91.D1" office:value-type="string">
            <text:p text:style-name="P68"/>
          </table:table-cell>
        </table:table-row>
      </table:table>
      <text:p text:style-name="P78"/>
      <text:p text:style-name="P3"/>
      <text:p text:style-name="P119"><text:soft-page-break/></text:p>
      <text:p text:style-name="P119">NATURALEZA - ELEMENTOS</text:p>
      <text:p text:style-name="P37"/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4">空</text:p>
          </table:table-cell>
          <table:table-cell table:style-name="Tabla1.A1" office:value-type="string">
            <text:p text:style-name="P59">そら</text:p>
          </table:table-cell>
          <table:table-cell table:style-name="Tabla1.C1" office:value-type="string">
            <text:p text:style-name="P63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3"><text:ruby text:style-name="Ru1"><text:ruby-base><text:span text:style-name="T64">星</text:span></text:ruby-base><text:ruby-text>ほし</text:ruby-text></text:ruby><text:ruby text:style-name="Ru1"><text:ruby-base><text:span text:style-name="T50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60">あ</text:p>
          </table:table-cell>
          <table:table-cell table:style-name="Tabla1.C2" office:value-type="string">
            <text:p text:style-name="P63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67"/>
          </table:table-cell>
        </table:table-row>
        <table:table-row>
          <table:covered-table-cell/>
          <table:table-cell table:style-name="Tabla1.B2" office:value-type="string">
            <text:p text:style-name="P60">クウ</text:p>
          </table:table-cell>
          <table:table-cell table:style-name="Tabla1.B2" office:value-type="string">
            <text:p text:style-name="P63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7"/>
          </table:table-cell>
        </table:table-row>
      </table:table>
      <text:p text:style-name="P12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4">雨</text:p>
            </table:table-cell>
            <table:table-cell table:style-name="Tabla5.A1" office:value-type="string">
              <text:p text:style-name="P60">あめ</text:p>
            </table:table-cell>
            <table:table-cell table:style-name="Tabla5.C1" office:value-type="string">
              <text:p text:style-name="P63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3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68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60">あま</text:p>
          </table:table-cell>
          <table:table-cell table:style-name="Tabla5.C2" office:value-type="string">
            <text:p text:style-name="P63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3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60">ウ</text:p>
          </table:table-cell>
          <table:table-cell table:style-name="Tabla5.C2" office:value-type="string">
            <text:p text:style-name="P63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3"/>
          </table:table-cell>
        </table:table-row>
      </table:table>
      <text:p text:style-name="P15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4">晴</text:p>
          </table:table-cell>
          <table:table-cell table:style-name="Tabla202.A1" office:value-type="string">
            <text:p text:style-name="P84">HA</text:p>
          </table:table-cell>
          <table:table-cell table:style-name="Tabla202.A1" office:value-type="string">
            <text:p text:style-name="P68"><text:ruby text:style-name="Ru1"><text:ruby-base><text:span text:style-name="T64">晴</text:span></text:ruby-base><text:ruby-text>は</text:ruby-text></text:ruby><text:span text:style-name="T64">れ <text:s text:c="6"/></text:span>(despejado)</text:p>
          </table:table-cell>
          <table:table-cell table:style-name="Tabla202.D1" office:value-type="string">
            <text:p text:style-name="P68"><text:ruby text:style-name="Ru1"><text:ruby-base><text:span text:style-name="T65">晴</text:span></text:ruby-base><text:ruby-text>は</text:ruby-text></text:ruby><text:span text:style-name="T65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4">SEI</text:p>
          </table:table-cell>
          <table:table-cell table:style-name="Tabla202.B2" office:value-type="string">
            <text:p text:style-name="P68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<text:span text:style-name="T64">　 <text:s/></text:span><text:span text:style-name="T80">(buen tiempo)</text:span></text:p>
          </table:table-cell>
          <table:table-cell table:style-name="Tabla202.D2" office:value-type="string">
            <text:p text:style-name="P68"/>
          </table:table-cell>
        </table:table-row>
      </table:table>
      <text:p text:style-name="P63"/>
      <text:p text:style-name="P63"/>
      <text:p text:style-name="P63"/>
      <text:p text:style-name="P63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4">光</text:p>
          </table:table-cell>
          <table:table-cell table:style-name="Tabla108.A1" office:value-type="string">
            <text:p text:style-name="P84">HIKARI</text:p>
          </table:table-cell>
          <table:table-cell table:style-name="Tabla108.C1" office:value-type="string">
            <text:p text:style-name="P63"><text:ruby text:style-name="Ru1"><text:ruby-base><text:span text:style-name="T64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7"/>
          </table:table-cell>
        </table:table-row>
        <table:table-row>
          <table:covered-table-cell/>
          <table:table-cell table:style-name="Tabla108.B2" office:value-type="string">
            <text:p text:style-name="P84">HIKA</text:p>
          </table:table-cell>
          <table:table-cell table:style-name="Tabla108.C2" office:value-type="string">
            <text:p text:style-name="P81"><text:ruby text:style-name="Ru1"><text:ruby-base><text:span text:style-name="T11">光</text:span></text:ruby-base><text:ruby-text>ひか</text:ruby-text></text:ruby><text:span text:style-name="T64">る</text:span> <text:s text:c="12"/><text:span text:style-name="T1">(brillar)</text:span></text:p>
          </table:table-cell>
          <table:table-cell table:style-name="Tabla108.D2" office:value-type="string">
            <text:p text:style-name="P81"/>
          </table:table-cell>
        </table:table-row>
        <table:table-row>
          <table:covered-table-cell/>
          <table:table-cell table:style-name="Tabla108.B2" office:value-type="string">
            <text:p text:style-name="P85">KÔ</text:p>
          </table:table-cell>
          <table:table-cell table:style-name="Tabla108.C2" office:value-type="string">
            <text:p text:style-name="P81"><text:ruby text:style-name="Ru1"><text:ruby-base><text:span text:style-name="T50">日</text:span></text:ruby-base><text:ruby-text>にっ</text:ruby-text></text:ruby><text:ruby text:style-name="Ru1"><text:ruby-base><text:span text:style-name="T64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4"/>
          </table:table-cell>
        </table:table-row>
      </table:table>
      <text:p text:style-name="P15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4">音</text:p>
          </table:table-cell>
          <table:table-cell table:style-name="Tabla145.A1" office:value-type="string">
            <text:p text:style-name="P60">OTO</text:p>
          </table:table-cell>
          <table:table-cell table:style-name="Tabla145.C1" office:value-type="string">
            <text:p text:style-name="P47"><text:ruby text:style-name="Ru1"><text:ruby-base><text:span text:style-name="T76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7"><text:ruby text:style-name="Ru2"><text:ruby-base><text:span text:style-name="T76">足</text:span></text:ruby-base><text:ruby-text>あし</text:ruby-text></text:ruby><text:ruby text:style-name="Ru1"><text:ruby-base><text:span text:style-name="T76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60">ON</text:p>
          </table:table-cell>
          <table:table-cell table:style-name="Tabla145.B2" office:value-type="string">
            <text:p text:style-name="P47"><text:ruby text:style-name="Ru1"><text:ruby-base><text:span text:style-name="T76">音</text:span></text:ruby-base><text:ruby-text>おん</text:ruby-text></text:ruby><text:ruby text:style-name="Ru1"><text:ruby-base><text:span text:style-name="T76">楽</text:span></text:ruby-base><text:ruby-text>がく</text:ruby-text></text:ruby><text:ruby text:style-name="Ru1"><text:ruby-base><text:span text:style-name="T76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7"/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4">気</text:p>
            </table:table-cell>
            <table:table-cell table:style-name="Tabla4.A1" office:value-type="string">
              <text:p text:style-name="P60">キ</text:p>
            </table:table-cell>
            <table:table-cell table:style-name="Tabla4.A1" office:value-type="string">
              <text:p text:style-name="P63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4.D1" office:value-type="string">
              <text:p text:style-name="P63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47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4">元</text:p>
          </table:table-cell>
          <table:table-cell table:style-name="Tabla229.A1" office:value-type="string">
            <text:p text:style-name="P84">MOTO</text:p>
          </table:table-cell>
          <table:table-cell table:style-name="Tabla229.A1" office:value-type="string">
            <text:p text:style-name="P47"><text:ruby text:style-name="Ru1"><text:ruby-base><text:span text:style-name="T64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8"><text:s/></text:p>
          </table:table-cell>
        </table:table-row>
        <table:table-row>
          <table:covered-table-cell/>
          <table:table-cell table:style-name="Tabla229.B2" office:value-type="string">
            <text:p text:style-name="P85">GEN</text:p>
          </table:table-cell>
          <table:table-cell table:style-name="Tabla229.C2" office:value-type="string">
            <text:p text:style-name="P63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3"/>
          </table:table-cell>
        </table:table-row>
      </table:table>
      <text:p text:style-name="P76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4">星</text:p>
          </table:table-cell>
          <table:table-cell table:style-name="Tabla156.A1" office:value-type="string">
            <text:p text:style-name="P86">HOSHI</text:p>
          </table:table-cell>
          <table:table-cell table:style-name="Tabla156.A1" office:value-type="string">
            <text:p text:style-name="P63"><text:ruby text:style-name="Ru1"><text:ruby-base><text:span text:style-name="T64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1"><text:span text:style-name="T64">ながれ</text:span><text:ruby text:style-name="Ru1"><text:ruby-base><text:span text:style-name="T64">星</text:span></text:ruby-base><text:ruby-text>ほし</text:ruby-text></text:ruby></text:p>
            <text:p text:style-name="P81"><text:span text:style-name="T64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7">SEI</text:p>
          </table:table-cell>
          <table:table-cell table:style-name="Tabla156.C2" office:value-type="string">
            <text:p text:style-name="P81"><text:span text:style-name="T64">わく</text:span><text:ruby text:style-name="Ru1"><text:ruby-base><text:span text:style-name="T64">星</text:span></text:ruby-base><text:ruby-text>せい</text:ruby-text></text:ruby><text:span text:style-name="T64"> </text:span><text:s text:c="7"/><text:span text:style-name="T1">(planeta)</text:span></text:p>
          </table:table-cell>
          <table:table-cell table:style-name="Tabla156.D2" office:value-type="string">
            <text:p text:style-name="P94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4">風</text:p>
          </table:table-cell>
          <table:table-cell table:style-name="Tabla15.A1" office:value-type="string">
            <text:p text:style-name="P84">KAZE</text:p>
          </table:table-cell>
          <table:table-cell table:style-name="Tabla15.C1" office:value-type="string">
            <text:p text:style-name="P63"><text:ruby text:style-name="Ru1"><text:ruby-base><text:span text:style-name="T64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81"><text:ruby text:style-name="Ru1"><text:ruby-base><text:span text:style-name="T50">風</text:span></text:ruby-base><text:ruby-text>か</text:ruby-text></text:ruby><text:span text:style-name="T64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5">FÛ</text:p>
          </table:table-cell>
          <table:table-cell table:style-name="Tabla15.C2" office:value-type="string">
            <text:p text:style-name="P81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81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2"/>
      <text:p text:style-name="P4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4">月</text:p>
            </table:table-cell>
            <table:table-cell table:style-name="Tabla8.A1" office:value-type="string">
              <text:p text:style-name="P60">TSUKI</text:p>
            </table:table-cell>
            <table:table-cell table:style-name="Tabla8.C1" office:value-type="string">
              <text:p text:style-name="P63"><text:ruby text:style-name="Ru1"><text:ruby-base><text:span text:style-name="T64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60">GETSU</text:p>
          </table:table-cell>
          <table:table-cell table:style-name="Tabla8.B2" office:value-type="string">
            <text:p text:style-name="P63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3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8">GATSU</text:p>
          </table:table-cell>
          <table:table-cell table:style-name="Tabla8.B2" office:value-type="string">
            <text:p text:style-name="P63"/>
          </table:table-cell>
          <table:table-cell table:style-name="Tabla8.D2" office:value-type="string">
            <text:p text:style-name="P117"><text:span text:style-name="T69"><text:s text:c="4"/>(* </text:span><text:span text:style-name="T70">一</text:span><text:ruby text:style-name="Ru1"><text:ruby-base><text:span text:style-name="T70">月</text:span></text:ruby-base><text:ruby-text>がつ</text:ruby-text></text:ruby><text:span text:style-name="T70"> / 二</text:span><text:ruby text:style-name="Ru1"><text:ruby-base><text:span text:style-name="T70">月</text:span></text:ruby-base><text:ruby-text>がつ</text:ruby-text></text:ruby><text:span text:style-name="T70"> / 三</text:span><text:ruby text:style-name="Ru1"><text:ruby-base><text:span text:style-name="T70">月</text:span></text:ruby-base><text:ruby-text>がつ</text:ruby-text></text:ruby><text:span text:style-name="T69">)</text:span></text:p>
          </table:table-cell>
        </table:table-row>
      </table:table>
      <text:p text:style-name="P129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ext:soft-page-break/>
          <table:table-row>
            <table:table-cell table:style-name="Tabla242.A1" table:number-rows-spanned="3" office:value-type="string">
              <text:p text:style-name="P112">火</text:p>
            </table:table-cell>
            <table:table-cell table:style-name="Tabla242.A1" table:number-rows-spanned="2" office:value-type="string">
              <text:p text:style-name="P62">HI</text:p>
            </table:table-cell>
            <table:table-cell table:style-name="Tabla242.A1" office:value-type="string">
              <text:p text:style-name="P113"><text:ruby text:style-name="Ru1"><text:ruby-base><text:span text:style-name="T64">火</text:span></text:ruby-base><text:ruby-text>ひ</text:ruby-text></text:ruby> <text:s text:c="15"/><text:span text:style-name="T68">(fuego)</text:span></text:p>
            </table:table-cell>
            <table:table-cell table:style-name="Tabla242.D1" office:value-type="string">
              <text:p text:style-name="P113"><text:ruby text:style-name="Ru1"><text:ruby-base><text:span text:style-name="T64">花</text:span></text:ruby-base><text:ruby-text>はな</text:ruby-text></text:ruby><text:ruby text:style-name="Ru1"><text:ruby-base><text:span text:style-name="T50">火</text:span></text:ruby-base><text:ruby-text>び</text:ruby-text></text:ruby><text:span text:style-name="T48"> </text:span></text:p>
              <text:p text:style-name="P113"><text:span text:style-name="T72"><text:s text:c="8"/></text:span><text:span text:style-name="T68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3"><text:ruby text:style-name="Ru1"><text:ruby-base><text:span text:style-name="T64">火</text:span></text:ruby-base><text:ruby-text>ひ</text:ruby-text></text:ruby><text:ruby text:style-name="Ru1"><text:ruby-base><text:span text:style-name="T50">花</text:span></text:ruby-base><text:ruby-text>ばな</text:ruby-text></text:ruby> <text:s text:c="11"/><text:span text:style-name="T68">(chispa)</text:span></text:p>
          </table:table-cell>
          <table:table-cell table:style-name="Tabla242.D2" office:value-type="string">
            <text:p text:style-name="P113"/>
          </table:table-cell>
        </table:table-row>
        <table:table-row>
          <table:covered-table-cell/>
          <table:table-cell table:style-name="Tabla242.B3" office:value-type="string">
            <text:p text:style-name="P62">KA</text:p>
          </table:table-cell>
          <table:table-cell table:style-name="Tabla242.C2" office:value-type="string">
            <text:p text:style-name="P113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8"/><text:span text:style-name="T68">(martes)</text:span></text:p>
          </table:table-cell>
          <table:table-cell table:style-name="Tabla242.D3" office:value-type="string">
            <text:p text:style-name="P113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 <text:s text:c="12"/><text:span text:style-name="T68">(cráter)</text:span></text:p>
          </table:table-cell>
        </table:table-row>
      </table:table>
      <text:p text:style-name="P4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4">水</text:p>
            </table:table-cell>
            <table:table-cell table:style-name="Tabla11.A1" table:number-rows-spanned="2" office:value-type="string">
              <text:p text:style-name="P60">MIZU</text:p>
            </table:table-cell>
            <table:table-cell table:style-name="Tabla11.C1" office:value-type="string">
              <text:p text:style-name="P63"><text:ruby text:style-name="Ru1"><text:ruby-base><text:span text:style-name="T64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3"><text:ruby text:style-name="Ru1"><text:ruby-base><text:span text:style-name="T64">水</text:span></text:ruby-base><text:ruby-text>みず</text:ruby-text></text:ruby><text:span text:style-name="T64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3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3"/>
          </table:table-cell>
        </table:table-row>
        <table:table-row>
          <table:covered-table-cell/>
          <table:table-cell table:style-name="Tabla11.B3" office:value-type="string">
            <text:p text:style-name="P60">SUI</text:p>
          </table:table-cell>
          <table:table-cell table:style-name="Tabla11.C2" office:value-type="string">
            <text:p text:style-name="P63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3"><text:ruby text:style-name="Ru1"><text:ruby-base><text:span text:style-name="T64">水</text:span></text:ruby-base><text:ruby-text>すい</text:ruby-text></text:ruby><text:span text:style-name="T64">そう</text:span> <text:s text:c="7"/><text:span text:style-name="T1">(depósito)</text:span></text:p>
          </table:table-cell>
        </table:table-row>
      </table:table>
      <text:p text:style-name="P12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5">木</text:p>
            </table:table-cell>
            <table:table-cell table:style-name="Tabla12.A1" office:value-type="string">
              <text:p text:style-name="P60">KI</text:p>
            </table:table-cell>
            <table:table-cell table:style-name="Tabla12.C1" office:value-type="string">
              <text:p text:style-name="P63"><text:ruby text:style-name="Ru1"><text:ruby-base><text:span text:style-name="T64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60">MOKU</text:p>
          </table:table-cell>
          <table:table-cell table:style-name="Tabla12.C2" office:value-type="string">
            <text:p text:style-name="P63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3"/>
          </table:table-cell>
        </table:table-row>
        <table:table-row>
          <table:covered-table-cell/>
          <table:table-cell table:style-name="Tabla12.B2" office:value-type="string">
            <text:p text:style-name="P60">BOKU</text:p>
          </table:table-cell>
          <table:table-cell table:style-name="Tabla12.C2" office:value-type="string">
            <text:p text:style-name="P63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3"/>
          </table:table-cell>
        </table:table-row>
      </table:table>
      <text:p text:style-name="P12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4">金</text:p>
            </table:table-cell>
            <table:table-cell table:style-name="Tabla14.A1" office:value-type="string">
              <text:p text:style-name="P60">KANE</text:p>
            </table:table-cell>
            <table:table-cell table:style-name="Tabla14.C1" office:value-type="string">
              <text:p text:style-name="P63"><text:span text:style-name="T64">お</text:span><text:ruby text:style-name="Ru1"><text:ruby-base><text:span text:style-name="T64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60">KIN</text:p>
          </table:table-cell>
          <table:table-cell table:style-name="Tabla14.C2" office:value-type="string">
            <text:p text:style-name="P63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4"> </text:span><text:s text:c="7"/><text:span text:style-name="T1">(viernes)</text:span></text:p>
          </table:table-cell>
          <table:table-cell table:style-name="Tabla14.D2" office:value-type="string">
            <text:p text:style-name="P100"><text:ruby text:style-name="Ru1"><text:ruby-base><text:span text:style-name="T66">金</text:span></text:ruby-base><text:ruby-text>きん</text:ruby-text></text:ruby><text:span text:style-name="T66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3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 <text:s text:c="7"/><text:span text:style-name="T1">(dorado)</text:span></text:p>
          </table:table-cell>
          <table:table-cell table:style-name="Tabla14.D2" office:value-type="string">
            <text:p text:style-name="P64"/>
          </table:table-cell>
        </table:table-row>
        <table:table-row>
          <table:covered-table-cell/>
          <table:table-cell table:style-name="Tabla14.B2" office:value-type="string">
            <text:p text:style-name="P60">KANA</text:p>
          </table:table-cell>
          <table:table-cell table:style-name="Tabla14.C2" office:value-type="string">
            <text:p text:style-name="P63"><text:ruby text:style-name="Ru1"><text:ruby-base><text:span text:style-name="T64">金</text:span></text:ruby-base><text:ruby-text>かな</text:ruby-text></text:ruby><text:span text:style-name="T64">づち</text:span> <text:s text:c="7"/><text:span text:style-name="T1">(martillo)</text:span></text:p>
          </table:table-cell>
          <table:table-cell table:style-name="Tabla14.D2" office:value-type="string">
            <text:p text:style-name="P64"/>
          </table:table-cell>
        </table:table-row>
      </table:table>
      <text:p text:style-name="P12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5">土</text:p>
            </table:table-cell>
            <table:table-cell table:style-name="Tabla13.A1" office:value-type="string">
              <text:p text:style-name="P60">TSUCHI</text:p>
            </table:table-cell>
            <table:table-cell table:style-name="Tabla13.C1" office:value-type="string">
              <text:p text:style-name="P63"><text:ruby text:style-name="Ru1"><text:ruby-base><text:span text:style-name="T64">土</text:span></text:ruby-base><text:ruby-text>つち</text:ruby-text></text:ruby><text:span text:style-name="T64"> </text:span><text:s text:c="16"/><text:span text:style-name="T1">(tierra)</text:span></text:p>
            </table:table-cell>
            <table:table-cell table:style-name="Tabla13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60">DO</text:p>
          </table:table-cell>
          <table:table-cell table:style-name="Tabla13.C2" office:value-type="string">
            <text:p text:style-name="P63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4"> </text:span><text:s text:c="6"/><text:span text:style-name="T1"><text:s/>(sábado)</text:span></text:p>
          </table:table-cell>
          <table:table-cell table:style-name="Tabla13.D2" office:value-type="string">
            <text:p text:style-name="P63"><text:span text:style-name="T64">ねん</text:span><text:ruby text:style-name="Ru1"><text:ruby-base><text:span text:style-name="T64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4">日</text:p>
            </table:table-cell>
            <table:table-cell table:style-name="Tabla10.A1" table:number-rows-spanned="2" office:value-type="string">
              <text:p text:style-name="P60">HI <text:s text:c="3"/></text:p>
            </table:table-cell>
            <table:table-cell table:style-name="Tabla10.C1" office:value-type="string">
              <text:p text:style-name="P63"><text:ruby text:style-name="Ru1"><text:ruby-base><text:span text:style-name="T64">日</text:span></text:ruby-base><text:ruby-text>ひ</text:ruby-text></text:ruby><text:span text:style-name="T64"> </text:span><text:s text:c="16"/><text:span text:style-name="T1"><text:s text:c="4"/>(Sol)</text:span></text:p>
            </table:table-cell>
            <table:table-cell table:style-name="Tabla10.D1" office:value-type="string">
              <text:p text:style-name="P63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7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47"><text:s text:c="13"/>(puesta del sol)</text:p>
          </table:table-cell>
          <table:table-cell table:style-name="Tabla10.D2" office:value-type="string">
            <text:p text:style-name="P47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5">BI</text:p>
          </table:table-cell>
          <table:table-cell table:style-name="Tabla10.C2" office:value-type="string">
            <text:p text:style-name="P47"><text:span text:style-name="T64">たん</text:span><text:ruby text:style-name="Ru1"><text:ruby-base><text:span text:style-name="T50">生</text:span></text:ruby-base><text:ruby-text>じょう</text:ruby-text></text:ruby><text:ruby text:style-name="Ru1"><text:ruby-base><text:span text:style-name="T64">日</text:span></text:ruby-base><text:ruby-text>び</text:ruby-text></text:ruby> <text:s text:c="3"/>(cumple)</text:p>
          </table:table-cell>
          <table:table-cell table:style-name="Tabla10.D2" office:value-type="string">
            <text:p text:style-name="P50"><text:s text:c="23"/>( * <text:ruby text:style-name="Ru1"><text:ruby-base><text:span text:style-name="T80">曜</text:span></text:ruby-base><text:ruby-text>よう</text:ruby-text></text:ruby><text:ruby text:style-name="Ru1"><text:ruby-base><text:span text:style-name="T80">日</text:span></text:ruby-base><text:ruby-text>び</text:ruby-text></text:ruby><text:span text:style-name="T80"> </text:span>)</text:p>
          </table:table-cell>
        </table:table-row>
        <table:table-row>
          <table:covered-table-cell/>
          <table:table-cell table:style-name="Tabla10.B3" office:value-type="string">
            <text:p text:style-name="P60">NI </text:p>
          </table:table-cell>
          <table:table-cell table:style-name="Tabla10.C2" office:value-type="string">
            <text:p text:style-name="P63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4"> <text:s/></text:span><text:s text:c="10"/><text:span text:style-name="T1">(Japón)</text:span></text:p>
          </table:table-cell>
          <table:table-cell table:style-name="Tabla10.D4" office:value-type="string">
            <text:p text:style-name="P47"/>
          </table:table-cell>
        </table:table-row>
        <table:table-row>
          <table:covered-table-cell/>
          <table:table-cell table:style-name="Tabla10.B3" office:value-type="string">
            <text:p text:style-name="P60">NICHI</text:p>
          </table:table-cell>
          <table:table-cell table:style-name="Tabla10.C2" office:value-type="string">
            <text:p text:style-name="P63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4"> <text:s/></text:span><text:s text:c="4"/><text:span text:style-name="T1">(domingo)</text:span></text:p>
          </table:table-cell>
          <table:table-cell table:style-name="Tabla10.D4" office:value-type="string">
            <text:p text:style-name="P63"><text:ruby text:style-name="Ru1"><text:ruby-base><text:span text:style-name="T50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4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60">KA</text:p>
          </table:table-cell>
          <table:table-cell table:style-name="Tabla10.C2" office:value-type="string">
            <text:p text:style-name="P63"/>
          </table:table-cell>
          <table:table-cell table:style-name="Tabla10.D4" office:value-type="string">
            <text:p text:style-name="P63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1"/>
      <text:p text:style-name="P21"/>
      <text:p text:style-name="P21"/>
      <text:p text:style-name="P2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4">地</text:p>
          </table:table-cell>
          <table:table-cell table:style-name="Tabla102.A1" table:number-rows-spanned="2" office:value-type="string">
            <text:p text:style-name="P84">CHI</text:p>
          </table:table-cell>
          <table:table-cell table:style-name="Tabla102.C1" office:value-type="string">
            <text:p text:style-name="P81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1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1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81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4">JI</text:p>
          </table:table-cell>
          <table:table-cell table:style-name="Tabla102.C2" office:value-type="string">
            <text:p text:style-name="P81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67"><text:s text:c="5"/>(superficie terrestre)</text:p>
          </table:table-cell>
          <table:table-cell table:style-name="Tabla102.D2" office:value-type="string">
            <text:p text:style-name="P94"/>
          </table:table-cell>
        </table:table-row>
      </table:table>
      <text:p text:style-name="P21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4"><text:soft-page-break/>池</text:p>
          </table:table-cell>
          <table:table-cell table:style-name="Tabla103.A1" office:value-type="string">
            <text:p text:style-name="P84">IKE</text:p>
          </table:table-cell>
          <table:table-cell table:style-name="Tabla103.C1" office:value-type="string">
            <text:p text:style-name="P63"><text:ruby text:style-name="Ru1"><text:ruby-base><text:span text:style-name="T64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81"/>
          </table:table-cell>
        </table:table-row>
        <table:table-row>
          <table:covered-table-cell/>
          <table:table-cell table:style-name="Tabla103.B2" office:value-type="string">
            <text:p text:style-name="P85">CHI</text:p>
          </table:table-cell>
          <table:table-cell table:style-name="Tabla103.C2" office:value-type="string">
            <text:p text:style-name="P81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4"/>
          </table:table-cell>
        </table:table-row>
      </table:table>
      <text:p text:style-name="P79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4">雪</text:p>
          </table:table-cell>
          <table:table-cell table:style-name="Tabla97.A1" office:value-type="string">
            <text:p text:style-name="P60">YUKI</text:p>
          </table:table-cell>
          <table:table-cell table:style-name="Tabla97.A1" office:value-type="string">
            <text:p text:style-name="P63"><text:ruby text:style-name="Ru1"><text:ruby-base><text:span text:style-name="T64">雪</text:span></text:ruby-base><text:ruby-text>ゆき</text:ruby-text></text:ruby><text:span text:style-name="T64"> </text:span><text:s text:c="16"/><text:span text:style-name="T1">(nieve)</text:span></text:p>
          </table:table-cell>
          <table:table-cell table:style-name="Tabla97.D1" office:value-type="string">
            <text:p text:style-name="P63"/>
          </table:table-cell>
        </table:table-row>
      </table:table>
      <text:p text:style-name="P42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4">雲</text:p>
          </table:table-cell>
          <table:table-cell table:style-name="Tabla99.A1" office:value-type="string">
            <text:p text:style-name="P60">KUMO</text:p>
          </table:table-cell>
          <table:table-cell table:style-name="Tabla99.A1" office:value-type="string">
            <text:p text:style-name="P63"><text:ruby text:style-name="Ru1"><text:ruby-base><text:span text:style-name="T64">雲</text:span></text:ruby-base><text:ruby-text>くも</text:ruby-text></text:ruby><text:span text:style-name="T64"> </text:span><text:s text:c="16"/><text:span text:style-name="T1">(nube)</text:span></text:p>
          </table:table-cell>
          <table:table-cell table:style-name="Tabla99.D1" office:value-type="string">
            <text:p text:style-name="P63"/>
          </table:table-cell>
        </table:table-row>
      </table:table>
      <text:p text:style-name="P76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4">汽</text:p>
          </table:table-cell>
          <table:table-cell table:style-name="Tabla232.A1" office:value-type="string">
            <text:p text:style-name="P84">KI</text:p>
          </table:table-cell>
          <table:table-cell table:style-name="Tabla232.A1" office:value-type="string">
            <text:p text:style-name="P63"><text:ruby text:style-name="Ru1"><text:ruby-base><text:span text:style-name="T64">汽</text:span></text:ruby-base><text:ruby-text>き</text:ruby-text></text:ruby><text:span text:style-name="T64"> <text:s/></text:span><text:s text:c="14"/><text:span text:style-name="T1">(vapor)</text:span></text:p>
          </table:table-cell>
          <table:table-cell table:style-name="Tabla232.D1" office:value-type="string">
            <text:p text:style-name="P82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4"> <text:s text:c="2"/></text:span><text:span text:style-name="T1">(barco de vapor)</text:span> <text:s text:c="2"/></text:p>
          </table:table-cell>
        </table:table-row>
      </table:table>
      <text:p text:style-name="P80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4">海</text:p>
          </table:table-cell>
          <table:table-cell table:style-name="Tabla197.A1" office:value-type="string">
            <text:p text:style-name="P60">うみ</text:p>
          </table:table-cell>
          <table:table-cell table:style-name="Tabla197.A1" office:value-type="string">
            <text:p text:style-name="P47"><text:ruby text:style-name="Ru1"><text:ruby-base><text:span text:style-name="T64">海</text:span></text:ruby-base><text:ruby-text>うみ</text:ruby-text></text:ruby><text:span text:style-name="T81"> <text:s text:c="26"/></text:span>mar</text:p>
          </table:table-cell>
          <table:table-cell table:style-name="Tabla197.D1" office:value-type="string">
            <text:p text:style-name="P68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5">カイ</text:p>
          </table:table-cell>
          <table:table-cell table:style-name="Tabla197.C2" office:value-type="string">
            <text:p text:style-name="P76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<text:span text:style-name="T81"> <text:s text:c="8"/></text:span>agua salada</text:p>
          </table:table-cell>
          <table:table-cell table:style-name="Tabla197.D2" office:value-type="string">
            <text:p text:style-name="P95">　 <text:s text:c="5"/></text:p>
          </table:table-cell>
        </table:table-row>
      </table:table>
      <text:p text:style-name="P15"/>
      <text:p text:style-name="P15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4">岸</text:p>
          </table:table-cell>
          <table:table-cell table:style-name="Tabla245.A1" office:value-type="string">
            <text:p text:style-name="P60">きし</text:p>
          </table:table-cell>
          <table:table-cell table:style-name="Tabla245.A1" office:value-type="string">
            <text:p text:style-name="P47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245.D1" office:value-type="string">
            <text:p text:style-name="P68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5">ガン</text:p>
          </table:table-cell>
          <table:table-cell table:style-name="Tabla245.C2" office:value-type="string">
            <text:p text:style-name="P76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245.D2" office:value-type="string">
            <text:p text:style-name="P95">　 <text:s text:c="5"/></text:p>
          </table:table-cell>
        </table:table-row>
      </table:table>
      <text:p text:style-name="P15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9">川</text:p>
          </table:table-cell>
          <table:table-cell table:style-name="Tabla73.A1" office:value-type="string">
            <text:p text:style-name="P60">KAWA</text:p>
          </table:table-cell>
          <table:table-cell table:style-name="Tabla73.A1" office:value-type="string">
            <text:p text:style-name="P47"><text:ruby text:style-name="Ru1"><text:ruby-base><text:span text:style-name="T64">川</text:span></text:ruby-base><text:ruby-text>かわ</text:ruby-text></text:ruby> <text:s text:c="26"/>(río)</text:p>
          </table:table-cell>
          <table:table-cell table:style-name="Tabla73.D1" office:value-type="string">
            <text:p text:style-name="P101"><text:ruby text:style-name="Ru1"><text:ruby-base><text:span text:style-name="T49">小</text:span></text:ruby-base><text:ruby-text>お</text:ruby-text></text:ruby><text:ruby text:style-name="Ru1"><text:ruby-base><text:span text:style-name="T49">川</text:span></text:ruby-base><text:ruby-text>がわ</text:ruby-text></text:ruby><text:span text:style-name="T64"> </text:span><text:s text:c="12"/>(riachuelo)</text:p>
          </table:table-cell>
        </table:table-row>
      </table:table>
      <text:p text:style-name="P13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8">山</text:p>
          </table:table-cell>
          <table:table-cell table:style-name="Tabla72.A1" office:value-type="string">
            <text:p text:style-name="P60">YAMA</text:p>
          </table:table-cell>
          <table:table-cell table:style-name="Tabla72.A1" office:value-type="string">
            <text:p text:style-name="P47"><text:ruby text:style-name="Ru1"><text:ruby-base><text:span text:style-name="T64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7"><text:ruby text:style-name="Ru1"><text:ruby-base><text:span text:style-name="T64">山</text:span></text:ruby-base><text:ruby-text>やま</text:ruby-text></text:ruby><text:span text:style-name="T64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60">SAN</text:p>
          </table:table-cell>
          <table:table-cell table:style-name="Tabla72.C2" office:value-type="string">
            <text:p text:style-name="P47"><text:span text:style-name="T64">ふじ</text:span><text:ruby text:style-name="Ru1"><text:ruby-base><text:span text:style-name="T64">山</text:span></text:ruby-base><text:ruby-text>さん</text:ruby-text></text:ruby><text:span text:style-name="T64"> </text:span><text:s text:c="4"/>(monte <text:span text:style-name="T7">Fuji</text:span>)</text:p>
          </table:table-cell>
          <table:table-cell table:style-name="Tabla72.D2" office:value-type="string">
            <text:p text:style-name="P47"><text:ruby text:style-name="Ru1"><text:ruby-base><text:span text:style-name="T64">火</text:span></text:ruby-base><text:ruby-text>か</text:ruby-text></text:ruby><text:ruby text:style-name="Ru1"><text:ruby-base><text:span text:style-name="T50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5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4">谷</text:p>
          </table:table-cell>
          <table:table-cell table:style-name="Tabla152.A1" office:value-type="string">
            <text:p text:style-name="P84">TANI</text:p>
          </table:table-cell>
          <table:table-cell table:style-name="Tabla152.A1" office:value-type="string">
            <text:p text:style-name="P47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7"><text:ruby text:style-name="Ru1"><text:ruby-base><text:span text:style-name="T64">谷</text:span></text:ruby-base><text:ruby-text>たに</text:ruby-text></text:ruby><text:ruby text:style-name="Ru1"><text:ruby-base><text:span text:style-name="T50">川</text:span></text:ruby-base><text:ruby-text>がわ</text:ruby-text></text:ruby> <text:s text:c="9"/>(valle fluvial)</text:p>
          </table:table-cell>
        </table:table-row>
      </table:table>
      <text:p text:style-name="P39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9">湖</text:p>
          </table:table-cell>
          <table:table-cell table:style-name="Tabla246.A1" office:value-type="string">
            <text:p text:style-name="P60">みずうみ</text:p>
          </table:table-cell>
          <table:table-cell table:style-name="Tabla246.C1" office:value-type="string">
            <text:p text:style-name="P47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7"/>
          </table:table-cell>
        </table:table-row>
        <table:table-row>
          <table:covered-table-cell/>
          <table:table-cell table:style-name="Tabla246.B2" office:value-type="string">
            <text:p text:style-name="P98">コ</text:p>
          </table:table-cell>
          <table:table-cell table:style-name="Tabla246.C2" office:value-type="string">
            <text:p text:style-name="P103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47"/>
          </table:table-cell>
        </table:table-row>
      </table:table>
      <text:p text:style-name="P39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9">石</text:p>
          </table:table-cell>
          <table:table-cell table:style-name="Tabla76.A1" office:value-type="string">
            <text:p text:style-name="P60">ISHI</text:p>
          </table:table-cell>
          <table:table-cell table:style-name="Tabla76.C1" office:value-type="string">
            <text:p text:style-name="P47"><text:ruby text:style-name="Ru1"><text:ruby-base><text:span text:style-name="T64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7"/>
          </table:table-cell>
        </table:table-row>
        <table:table-row>
          <table:covered-table-cell/>
          <table:table-cell table:style-name="Tabla76.B2" office:value-type="string">
            <text:p text:style-name="P98">SEKI</text:p>
          </table:table-cell>
          <table:table-cell table:style-name="Tabla76.C2" office:value-type="string">
            <text:p text:style-name="P103"><text:ruby text:style-name="Ru1"><text:ruby-base><text:span text:style-name="T64">石</text:span></text:ruby-base><text:ruby-text>せき</text:ruby-text></text:ruby><text:span text:style-name="T64">ゆ</text:span> <text:s text:c="13"/>(petróleo)</text:p>
          </table:table-cell>
          <table:table-cell table:style-name="Tabla76.D2" office:value-type="string">
            <text:p text:style-name="P47"/>
          </table:table-cell>
        </table:table-row>
      </table:table>
      <text:p text:style-name="P39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4">岩</text:p>
          </table:table-cell>
          <table:table-cell table:style-name="Tabla101.A1" office:value-type="string">
            <text:p text:style-name="P60">IWA</text:p>
          </table:table-cell>
          <table:table-cell table:style-name="Tabla101.C1" office:value-type="string">
            <text:p text:style-name="P47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47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60">GAN</text:p>
          </table:table-cell>
          <table:table-cell table:style-name="Tabla101.B2" office:value-type="string">
            <text:p text:style-name="P47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7"/>
          </table:table-cell>
        </table:table-row>
      </table:table>
      <text:p text:style-name="P39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9">銀</text:p>
          </table:table-cell>
          <table:table-cell table:style-name="Tabla247.A1" office:value-type="string">
            <text:p text:style-name="P60">しろがね</text:p>
          </table:table-cell>
          <table:table-cell table:style-name="Tabla247.C1" office:value-type="string">
            <text:p text:style-name="P47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7"/>
          </table:table-cell>
        </table:table-row>
        <table:table-row>
          <table:covered-table-cell/>
          <table:table-cell table:style-name="Tabla247.B2" office:value-type="string">
            <text:p text:style-name="P98">ギン</text:p>
          </table:table-cell>
          <table:table-cell table:style-name="Tabla247.C2" office:value-type="string">
            <text:p text:style-name="P103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47"/>
          </table:table-cell>
        </table:table-row>
      </table:table>
      <text:p text:style-name="P3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5">竹</text:p>
            </table:table-cell>
            <table:table-cell table:style-name="Tabla9.A1" office:value-type="string">
              <text:p text:style-name="P60">TAKE</text:p>
            </table:table-cell>
            <table:table-cell table:style-name="Tabla9.C1" office:value-type="string">
              <text:p text:style-name="P47"><text:ruby text:style-name="Ru1"><text:ruby-base><text:span text:style-name="T64">竹</text:span></text:ruby-base><text:ruby-text>たけ</text:ruby-text></text:ruby><text:span text:style-name="T64"> </text:span><text:s text:c="20"/>(bambú)</text:p>
            </table:table-cell>
            <table:table-cell table:style-name="Tabla9.D1" office:value-type="string">
              <text:p text:style-name="P15"><text:ruby text:style-name="Ru1"><text:ruby-base><text:span text:style-name="T64">竹</text:span></text:ruby-base><text:ruby-text>たけ</text:ruby-text></text:ruby><text:span text:style-name="T64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60">CHIKU</text:p>
          </table:table-cell>
          <table:table-cell table:style-name="Tabla9.C2" office:value-type="string">
            <text:p text:style-name="P47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5"/>
          </table:table-cell>
        </table:table-row>
      </table:table>
      <text:p text:style-name="P125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ext:soft-page-break/>
        <table:table-row>
          <table:table-cell table:style-name="Tabla74.A1" table:number-rows-spanned="2" office:value-type="string">
            <text:p text:style-name="P28">林</text:p>
          </table:table-cell>
          <table:table-cell table:style-name="Tabla74.A1" office:value-type="string">
            <text:p text:style-name="P60">HAYASHI</text:p>
          </table:table-cell>
          <table:table-cell table:style-name="Tabla74.C1" office:value-type="string">
            <text:p text:style-name="P53"><text:ruby text:style-name="Ru1"><text:ruby-base><text:span text:style-name="T64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7"/>
          </table:table-cell>
        </table:table-row>
        <table:table-row>
          <table:covered-table-cell/>
          <table:table-cell table:style-name="Tabla74.B2" office:value-type="string">
            <text:p text:style-name="P60">RIN</text:p>
          </table:table-cell>
          <table:table-cell table:style-name="Tabla74.C2" office:value-type="string">
            <text:p text:style-name="P53"><text:span text:style-name="T75"><text:s text:c="3"/>(* </text:span><text:ruby text:style-name="Ru1"><text:ruby-base><text:span text:style-name="T75">山</text:span></text:ruby-base><text:ruby-text>さん</text:ruby-text></text:ruby><text:ruby text:style-name="Ru1"><text:ruby-base><text:span text:style-name="T75">林</text:span></text:ruby-base><text:ruby-text>りん</text:ruby-text></text:ruby><text:span text:style-name="T75">/</text:span><text:ruby text:style-name="Ru1"><text:ruby-base><text:span text:style-name="T75">竹</text:span></text:ruby-base><text:ruby-text>ちく</text:ruby-text></text:ruby><text:ruby text:style-name="Ru1"><text:ruby-base><text:span text:style-name="T75">林</text:span></text:ruby-base><text:ruby-text>りん</text:ruby-text></text:ruby><text:span text:style-name="T75">/</text:span><text:ruby text:style-name="Ru1"><text:ruby-base><text:span text:style-name="T75">森</text:span></text:ruby-base><text:ruby-text>しん</text:ruby-text></text:ruby><text:ruby text:style-name="Ru1"><text:ruby-base><text:span text:style-name="T75">林</text:span></text:ruby-base><text:ruby-text>りん</text:ruby-text></text:ruby><text:span text:style-name="T75">)</text:span> </text:p>
          </table:table-cell>
          <table:table-cell table:style-name="Tabla74.D2" office:value-type="string">
            <text:p text:style-name="P47"/>
          </table:table-cell>
        </table:table-row>
      </table:table>
      <text:p text:style-name="P125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4">森</text:p>
          </table:table-cell>
          <table:table-cell table:style-name="Tabla75.A1" office:value-type="string">
            <text:p text:style-name="P60">MORI</text:p>
          </table:table-cell>
          <table:table-cell table:style-name="Tabla75.A1" office:value-type="string">
            <text:p text:style-name="P47"><text:ruby text:style-name="Ru1"><text:ruby-base><text:span text:style-name="T64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7"/>
          </table:table-cell>
        </table:table-row>
        <table:table-row>
          <table:covered-table-cell/>
          <table:table-cell table:style-name="Tabla75.B2" office:value-type="string">
            <text:p text:style-name="P60">SHIN</text:p>
          </table:table-cell>
          <table:table-cell table:style-name="Tabla75.B2" office:value-type="string">
            <text:p text:style-name="P53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7"/>
          </table:table-cell>
        </table:table-row>
      </table:table>
      <text:p text:style-name="P128"/>
      <text:p text:style-name="P128">CAMPO - COMIDA</text:p>
      <text:p text:style-name="P127"/>
      <text:p text:style-name="P130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4">野</text:p>
          </table:table-cell>
          <table:table-cell table:style-name="Tabla106.A1" office:value-type="string">
            <text:p text:style-name="P84">NO</text:p>
          </table:table-cell>
          <table:table-cell table:style-name="Tabla106.C1" office:value-type="string">
            <text:p text:style-name="P47"><text:ruby text:style-name="Ru1"><text:ruby-base><text:span text:style-name="T64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7"/>
          </table:table-cell>
        </table:table-row>
        <table:table-row>
          <table:covered-table-cell/>
          <table:table-cell table:style-name="Tabla106.B2" office:value-type="string">
            <text:p text:style-name="P85">YA</text:p>
          </table:table-cell>
          <table:table-cell table:style-name="Tabla106.C2" office:value-type="string">
            <text:p text:style-name="P67"><text:ruby text:style-name="Ru1"><text:ruby-base><text:span text:style-name="T64">野</text:span></text:ruby-base><text:ruby-text>や</text:ruby-text></text:ruby><text:span text:style-name="T64">さい</text:span> <text:s text:c="7"/>(verduras)</text:p>
          </table:table-cell>
          <table:table-cell table:style-name="Tabla106.D2" office:value-type="string">
            <text:p text:style-name="P103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<text:s/></text:p>
            <text:p text:style-name="P103"><text:s text:c="7"/>(campo académico)</text:p>
          </table:table-cell>
        </table:table-row>
      </table:table>
      <text:p text:style-name="P34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4">原</text:p>
          </table:table-cell>
          <table:table-cell table:style-name="Tabla151.A1" office:value-type="string">
            <text:p text:style-name="P84">HARA</text:p>
          </table:table-cell>
          <table:table-cell table:style-name="Tabla151.C1" office:value-type="string">
            <text:p text:style-name="P47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/text:p>
            <text:p text:style-name="P47"><text:s text:c="10"/>(campo, pradera)</text:p>
          </table:table-cell>
          <table:table-cell table:style-name="Tabla151.D1" office:value-type="string">
            <text:p text:style-name="P67"><text:ruby text:style-name="Ru1"><text:ruby-base><text:span text:style-name="T64">原</text:span></text:ruby-base><text:ruby-text>はら</text:ruby-text></text:ruby><text:span text:style-name="T64">っぱ</text:span> <text:s text:c="4"/></text:p>
            <text:p text:style-name="P67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5">GEN</text:p>
          </table:table-cell>
          <table:table-cell table:style-name="Tabla151.B2" office:value-type="string">
            <text:p text:style-name="P67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5"/>(átomo)</text:p>
          </table:table-cell>
          <table:table-cell table:style-name="Tabla151.D2" office:value-type="string">
            <text:p text:style-name="P67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67"><text:s text:c="12"/>(energía nuclear)</text:p>
          </table:table-cell>
        </table:table-row>
      </table:table>
      <text:p text:style-name="P13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4">花</text:p>
            </table:table-cell>
            <table:table-cell table:style-name="Tabla6.A1" table:number-rows-spanned="2" office:value-type="string">
              <text:p text:style-name="P60">HANA</text:p>
            </table:table-cell>
            <table:table-cell table:style-name="Tabla6.C1" office:value-type="string">
              <text:p text:style-name="P47"><text:ruby text:style-name="Ru1"><text:ruby-base><text:span text:style-name="T64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7"><text:ruby text:style-name="Ru1"><text:ruby-base><text:span text:style-name="T64">花</text:span></text:ruby-base><text:ruby-text>はな</text:ruby-text></text:ruby><text:span text:style-name="T64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7"><text:ruby text:style-name="Ru1"><text:ruby-base><text:span text:style-name="T64">草</text:span></text:ruby-base><text:ruby-text>くさ</text:ruby-text></text:ruby><text:ruby text:style-name="Ru1"><text:ruby-base><text:span text:style-name="T50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7"/>
          </table:table-cell>
        </table:table-row>
        <table:table-row>
          <table:covered-table-cell/>
          <table:table-cell table:style-name="Tabla6.B3" office:value-type="string">
            <text:p text:style-name="P60">KA</text:p>
          </table:table-cell>
          <table:table-cell table:style-name="Tabla6.C2" office:value-type="string">
            <text:p text:style-name="P47"><text:ruby text:style-name="Ru1"><text:ruby-base><text:span text:style-name="T64">花</text:span></text:ruby-base><text:ruby-text>か</text:ruby-text></text:ruby><text:span text:style-name="T64">びん </text:span><text:s text:c="11"/>(<text:span text:style-name="T62">florero</text:span>)</text:p>
          </table:table-cell>
          <table:table-cell table:style-name="Tabla6.D2" office:value-type="string">
            <text:p text:style-name="P47"><text:ruby text:style-name="Ru1"><text:ruby-base><text:span text:style-name="T64">花</text:span></text:ruby-base><text:ruby-text>か</text:ruby-text></text:ruby><text:span text:style-name="T64">だん</text:span> <text:s text:c="10"/>(parterre)</text:p>
          </table:table-cell>
        </table:table-row>
      </table:table>
      <text:p text:style-name="P3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5">草</text:p>
            </table:table-cell>
            <table:table-cell table:style-name="Tabla7.A1" office:value-type="string">
              <text:p text:style-name="P60">KUSA</text:p>
            </table:table-cell>
            <table:table-cell table:style-name="Tabla7.C1" office:value-type="string">
              <text:p text:style-name="P47"><text:ruby text:style-name="Ru1"><text:ruby-base><text:span text:style-name="T64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7"><text:ruby text:style-name="Ru1"><text:ruby-base><text:span text:style-name="T64">草</text:span></text:ruby-base><text:ruby-text>くさ</text:ruby-text></text:ruby><text:span text:style-name="T64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60">SÔ</text:p>
          </table:table-cell>
          <table:table-cell table:style-name="Tabla7.C2" office:value-type="string">
            <text:p text:style-name="P47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5"/>(pradera)</text:p>
          </table:table-cell>
          <table:table-cell table:style-name="Tabla7.D2" office:value-type="string">
            <text:p text:style-name="P103"><text:span text:style-name="T64">れんげ</text:span><text:ruby text:style-name="Ru1"><text:ruby-base><text:span text:style-name="T64">草</text:span></text:ruby-base><text:ruby-text>そう</text:ruby-text></text:ruby> <text:s text:c="7"/>(flor loto)</text:p>
          </table:table-cell>
        </table:table-row>
      </table:table>
      <text:p text:style-name="P39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55">根</text:p>
            </table:table-cell>
            <table:table-cell table:style-name="Tabla324.A1" office:value-type="string">
              <text:p text:style-name="P60">ね</text:p>
            </table:table-cell>
            <table:table-cell table:style-name="Tabla324.A1" office:value-type="string">
              <text:p text:style-name="P47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47"/>
            </table:table-cell>
          </table:table-row>
        </table:table-header-rows>
      </table:table>
      <text:p text:style-name="P130"/>
      <text:p text:style-name="P130"/>
      <text:p text:style-name="P130"/>
      <text:p text:style-name="P130"/>
      <text:p text:style-name="P132">COMIDA</text:p>
      <text:p text:style-name="P127"/>
      <text:p text:style-name="P127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8">田</text:p>
          </table:table-cell>
          <table:table-cell table:style-name="Tabla71.A1" office:value-type="string">
            <text:p text:style-name="P60">た</text:p>
          </table:table-cell>
          <table:table-cell table:style-name="Tabla71.A1" office:value-type="string">
            <text:p text:style-name="P47"><text:ruby text:style-name="Ru1"><text:ruby-base><text:span text:style-name="T64">田</text:span></text:ruby-base><text:ruby-text>た</text:ruby-text></text:ruby><text:span text:style-name="T73"> <text:s text:c="22"/>arrozal</text:span></text:p>
          </table:table-cell>
          <table:table-cell table:style-name="Tabla71.D1" office:value-type="string">
            <text:p text:style-name="P108"/>
          </table:table-cell>
        </table:table-row>
      </table:table>
      <text:p text:style-name="P15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4">米</text:p>
          </table:table-cell>
          <table:table-cell table:style-name="Tabla116.A1" office:value-type="string">
            <text:p text:style-name="P84">こめ</text:p>
          </table:table-cell>
          <table:table-cell table:style-name="Tabla116.A1" office:value-type="string">
            <text:p text:style-name="P47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68"><text:s text:c="8"/></text:p>
          </table:table-cell>
        </table:table-row>
        <table:table-row>
          <table:covered-table-cell/>
          <table:table-cell table:style-name="Tabla116.B2" office:value-type="string">
            <text:p text:style-name="P84">ベイ</text:p>
          </table:table-cell>
          <table:table-cell table:style-name="Tabla116.B2" office:value-type="string">
            <text:p text:style-name="P47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68"/>
          </table:table-cell>
        </table:table-row>
      </table:table>
      <text:p text:style-name="P39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4">酒</text:p>
          </table:table-cell>
          <table:table-cell table:style-name="Tabla251.A1" office:value-type="string">
            <text:p text:style-name="P84">さけ</text:p>
          </table:table-cell>
          <table:table-cell table:style-name="Tabla251.A1" office:value-type="string">
            <text:p text:style-name="P47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8"/>
          </table:table-cell>
        </table:table-row>
      </table:table>
      <text:p text:style-name="P39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4">麦</text:p>
          </table:table-cell>
          <table:table-cell table:style-name="Tabla158.A1" office:value-type="string">
            <text:p text:style-name="P84">むぎ</text:p>
          </table:table-cell>
          <table:table-cell table:style-name="Tabla158.A1" office:value-type="string">
            <text:p text:style-name="P47"><text:ruby text:style-name="Ru1"><text:ruby-base><text:span text:style-name="T64">麦</text:span></text:ruby-base><text:ruby-text>むぎ</text:ruby-text></text:ruby><text:span text:style-name="T73"> <text:s text:c="25"/>trigo</text:span></text:p>
          </table:table-cell>
          <table:table-cell table:style-name="Tabla158.D1" office:value-type="string">
            <text:p text:style-name="P68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15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ext:soft-page-break/>
        <table:table-row>
          <table:table-cell table:style-name="Tabla173.A1" table:number-rows-spanned="2" office:value-type="string">
            <text:p text:style-name="P56">茶</text:p>
          </table:table-cell>
          <table:table-cell table:style-name="Tabla173.A1" office:value-type="string">
            <text:p text:style-name="P84">チャ</text:p>
          </table:table-cell>
          <table:table-cell table:style-name="Tabla173.A1" office:value-type="string">
            <text:p text:style-name="P47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34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5">サ</text:p>
          </table:table-cell>
          <table:table-cell table:style-name="Tabla173.C2" office:value-type="string">
            <text:p text:style-name="P76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95">　 <text:s text:c="5"/></text:p>
          </table:table-cell>
        </table:table-row>
      </table:table>
      <text:p text:style-name="P16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66"/>
      <text:p text:style-name="P132">PERSONAS - FAMILIARES</text:p>
      <text:p text:style-name="P3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4">人</text:p>
            </table:table-cell>
            <table:table-cell table:style-name="Tabla16.A1" office:value-type="string">
              <text:p text:style-name="P60">HITO</text:p>
            </table:table-cell>
            <table:table-cell table:style-name="Tabla16.C1" office:value-type="string">
              <text:p text:style-name="P47"><text:ruby text:style-name="Ru1"><text:ruby-base><text:span text:style-name="T76">人</text:span></text:ruby-base><text:ruby-text>ひと</text:ruby-text></text:ruby><text:span text:style-name="T76"> </text:span><text:s text:c="17"/>(persona)</text:p>
            </table:table-cell>
            <table:table-cell table:style-name="Tabla16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60">JIN</text:p>
          </table:table-cell>
          <table:table-cell table:style-name="Tabla16.C2" office:value-type="string">
            <text:p text:style-name="P47"><text:ruby text:style-name="Ru1"><text:ruby-base><text:span text:style-name="T76">人</text:span></text:ruby-base><text:ruby-text>じん</text:ruby-text></text:ruby><text:ruby text:style-name="Ru1"><text:ruby-base><text:span text:style-name="T76">生</text:span></text:ruby-base><text:ruby-text>せい</text:ruby-text></text:ruby><text:span text:style-name="T76"> <text:s text:c="2"/></text:span><text:s text:c="2"/>(vida humana)</text:p>
          </table:table-cell>
          <table:table-cell table:style-name="Tabla16.D2" office:value-type="string">
            <text:p text:style-name="P47"><text:ruby text:style-name="Ru1"><text:ruby-base><text:span text:style-name="T76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60">NIN</text:p>
          </table:table-cell>
          <table:table-cell table:style-name="Tabla16.C2" office:value-type="string">
            <text:p text:style-name="P147"><text:span text:style-name="T76">~</text:span><text:ruby text:style-name="Ru1"><text:ruby-base><text:span text:style-name="T76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47"/>
            <text:p text:style-name="P47"><text:s/></text:p>
          </table:table-cell>
        </table:table-row>
      </table:table>
      <text:p text:style-name="P15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4">方</text:p>
          </table:table-cell>
          <table:table-cell table:style-name="Tabla79.A1" office:value-type="string">
            <text:p text:style-name="P84">KATA</text:p>
          </table:table-cell>
          <table:table-cell table:style-name="Tabla79.A1" office:value-type="string">
            <text:p text:style-name="P68"><text:ruby text:style-name="Ru1"><text:ruby-base><text:span text:style-name="T76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8"><text:ruby text:style-name="Ru1"><text:ruby-base><text:span text:style-name="T76">方</text:span></text:ruby-base><text:ruby-text>かた</text:ruby-text></text:ruby> <text:s text:c="3"/></text:p>
            <text:p text:style-name="P68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4">HÔ</text:p>
          </table:table-cell>
          <table:table-cell table:style-name="Tabla79.C2" office:value-type="string">
            <text:p text:style-name="P47"><text:ruby text:style-name="Ru1"><text:ruby-base><text:span text:style-name="T76">方</text:span></text:ruby-base><text:ruby-text>ほう</text:ruby-text></text:ruby><text:ruby text:style-name="Ru1"><text:ruby-base><text:span text:style-name="T53">角</text:span></text:ruby-base><text:ruby-text>がく</text:ruby-text></text:ruby> <text:s/></text:p>
            <text:p text:style-name="P47"><text:s text:c="5"/>(dirección N-S-W-E)</text:p>
          </table:table-cell>
          <table:table-cell table:style-name="Tabla79.D2" office:value-type="string">
            <text:p text:style-name="P68"/>
          </table:table-cell>
        </table:table-row>
      </table:table>
      <text:p text:style-name="P15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54">者</text:p>
          </table:table-cell>
          <table:table-cell table:style-name="Tabla349.A1" office:value-type="string">
            <text:p text:style-name="P84">もの</text:p>
          </table:table-cell>
          <table:table-cell table:style-name="Tabla349.A1" office:value-type="string">
            <text:p text:style-name="P68"><text:ruby text:style-name="Ru1"><text:ruby-base><text:span text:style-name="T76">者</text:span></text:ruby-base><text:ruby-text>もの</text:ruby-text></text:ruby> <text:s text:c="19"/>persona</text:p>
          </table:table-cell>
          <table:table-cell table:style-name="Tabla349.D1" office:value-type="string">
            <text:p text:style-name="P68"/>
          </table:table-cell>
        </table:table-row>
        <table:table-row>
          <table:covered-table-cell/>
          <table:table-cell table:style-name="Tabla349.B2" office:value-type="string">
            <text:p text:style-name="P84">シャ</text:p>
          </table:table-cell>
          <table:table-cell table:style-name="Tabla349.C2" office:value-type="string">
            <text:p text:style-name="P47"><text:ruby text:style-name="Ru1"><text:ruby-base><text:span text:style-name="T76">記</text:span></text:ruby-base><text:ruby-text>き</text:ruby-text></text:ruby><text:ruby text:style-name="Ru1"><text:ruby-base><text:span text:style-name="T76">者</text:span></text:ruby-base><text:ruby-text>しゃ</text:ruby-text></text:ruby><text:span text:style-name="T73"> <text:s text:c="13"/>reportero</text:span></text:p>
          </table:table-cell>
          <table:table-cell table:style-name="Tabla349.D2" office:value-type="string">
            <text:p text:style-name="P68"/>
          </table:table-cell>
        </table:table-row>
      </table:table>
      <text:p text:style-name="P47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4">君</text:p>
          </table:table-cell>
          <table:table-cell table:style-name="Tabla312.A1" office:value-type="string">
            <text:p text:style-name="P84">クン</text:p>
          </table:table-cell>
          <table:table-cell table:style-name="Tabla312.A1" office:value-type="string">
            <text:p text:style-name="P47"><text:ruby text:style-name="Ru1"><text:ruby-base><text:span text:style-name="T37">君</text:span></text:ruby-base><text:ruby-text>くん</text:ruby-text></text:ruby><text:span text:style-name="T33"> <text:s text:c="14"/>sufijo “Kun”</text:span></text:p>
          </table:table-cell>
          <table:table-cell table:style-name="Tabla312.D1" office:value-type="string">
            <text:p text:style-name="P68"/>
          </table:table-cell>
        </table:table-row>
      </table:table>
      <text:p text:style-name="P7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4">子</text:p>
            </table:table-cell>
            <table:table-cell table:style-name="Tabla17.A1" office:value-type="string">
              <text:p text:style-name="P60">KO</text:p>
            </table:table-cell>
            <table:table-cell table:style-name="Tabla17.C1" office:value-type="string">
              <text:p text:style-name="P47"><text:ruby text:style-name="Ru1"><text:ruby-base><text:span text:style-name="T76">子</text:span></text:ruby-base><text:ruby-text>こ</text:ruby-text></text:ruby><text:span text:style-name="T76">ども </text:span><text:s text:c="14"/>(niño)</text:p>
            </table:table-cell>
            <table:table-cell table:style-name="Tabla17.D1" office:value-type="string">
              <text:p text:style-name="P47"><text:ruby text:style-name="Ru1"><text:ruby-base><text:span text:style-name="T76">親</text:span></text:ruby-base><text:ruby-text>おや</text:ruby-text></text:ruby><text:ruby text:style-name="Ru1"><text:ruby-base><text:span text:style-name="T76">子</text:span></text:ruby-base><text:ruby-text>こ</text:ruby-text></text:ruby><text:span text:style-name="T76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60">SHI</text:p>
          </table:table-cell>
          <table:table-cell table:style-name="Tabla17.C2" office:value-type="string">
            <text:p text:style-name="P47"><text:ruby text:style-name="Ru1"><text:ruby-base><text:span text:style-name="T76">女</text:span></text:ruby-base><text:ruby-text>じょ</text:ruby-text></text:ruby><text:ruby text:style-name="Ru1"><text:ruby-base><text:span text:style-name="T76">子</text:span></text:ruby-base><text:ruby-text>し</text:ruby-text></text:ruby> <text:s text:c="19"/>(niña)</text:p>
          </table:table-cell>
          <table:table-cell table:style-name="Tabla17.D2" office:value-type="string">
            <text:p text:style-name="P47"><text:ruby text:style-name="Ru1"><text:ruby-base><text:span text:style-name="T76">男</text:span></text:ruby-base><text:ruby-text>だん</text:ruby-text></text:ruby><text:ruby text:style-name="Ru1"><text:ruby-base><text:span text:style-name="T76">子</text:span></text:ruby-base><text:ruby-text>し</text:ruby-text></text:ruby><text:span text:style-name="T62"> <text:s text:c="18"/></text:span>(chico)</text:p>
          </table:table-cell>
        </table:table-row>
      </table:table>
      <text:p text:style-name="P1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4">女</text:p>
            </table:table-cell>
            <table:table-cell table:style-name="Tabla18.A1" office:value-type="string">
              <text:p text:style-name="P60">ONNA</text:p>
            </table:table-cell>
            <table:table-cell table:style-name="Tabla18.C1" office:value-type="string">
              <text:p text:style-name="P47"><text:ruby text:style-name="Ru1"><text:ruby-base><text:span text:style-name="T76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7"><text:ruby text:style-name="Ru1"><text:ruby-base><text:span text:style-name="T76">女</text:span></text:ruby-base><text:ruby-text>おんな</text:ruby-text></text:ruby><text:span text:style-name="T76">の</text:span><text:ruby text:style-name="Ru1"><text:ruby-base><text:span text:style-name="T76">子</text:span></text:ruby-base><text:ruby-text>こ</text:ruby-text></text:ruby><text:span text:style-name="T76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60">JHO</text:p>
          </table:table-cell>
          <table:table-cell table:style-name="Tabla18.B2" office:value-type="string">
            <text:p text:style-name="P47"><text:span text:style-name="T76">かの</text:span><text:ruby text:style-name="Ru1"><text:ruby-base><text:span text:style-name="T76">女</text:span></text:ruby-base><text:ruby-text>じょ</text:ruby-text></text:ruby><text:span text:style-name="T76"> </text:span><text:s text:c="12"/>(novia)</text:p>
          </table:table-cell>
          <table:table-cell table:style-name="Tabla18.D2" office:value-type="string">
            <text:p text:style-name="P47"><text:ruby text:style-name="Ru1"><text:ruby-base><text:span text:style-name="T76">女</text:span></text:ruby-base><text:ruby-text>じょ</text:ruby-text></text:ruby><text:ruby text:style-name="Ru1"><text:ruby-base><text:span text:style-name="T76">王</text:span></text:ruby-base><text:ruby-text>おう</text:ruby-text></text:ruby><text:span text:style-name="T76"> <text:s/></text:span><text:s text:c="16"/>(reina)</text:p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9">男</text:p>
            </table:table-cell>
            <table:table-cell table:style-name="Tabla20.B1" office:value-type="string">
              <text:p text:style-name="P60">OTOKO</text:p>
            </table:table-cell>
            <table:table-cell table:style-name="Tabla20.C1" office:value-type="string">
              <text:p text:style-name="P47"><text:ruby text:style-name="Ru1"><text:ruby-base><text:span text:style-name="T76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7"><text:ruby text:style-name="Ru1"><text:ruby-base><text:span text:style-name="T76">男</text:span></text:ruby-base><text:ruby-text>おとこ</text:ruby-text></text:ruby><text:span text:style-name="T76">の</text:span><text:ruby text:style-name="Ru1"><text:ruby-base><text:span text:style-name="T76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7">DAN</text:p>
          </table:table-cell>
          <table:table-cell table:style-name="Tabla20.C2" office:value-type="string">
            <text:p text:style-name="P47"><text:ruby text:style-name="Ru1"><text:ruby-base><text:span text:style-name="T76">男</text:span></text:ruby-base><text:ruby-text>だん</text:ruby-text></text:ruby><text:ruby text:style-name="Ru1"><text:ruby-base><text:span text:style-name="T76">女</text:span></text:ruby-base><text:ruby-text>じょ</text:ruby-text></text:ruby><text:span text:style-name="T76"> </text:span><text:s text:c="16"/>(<text:span text:style-name="T63">♂ y ♀</text:span>)</text:p>
          </table:table-cell>
          <table:table-cell table:style-name="Tabla20.D2" office:value-type="string">
            <text:p text:style-name="P47"/>
          </table:table-cell>
        </table:table-row>
      </table:table>
      <text:p text:style-name="P12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4">親</text:p>
          </table:table-cell>
          <table:table-cell table:style-name="Tabla39.A1" office:value-type="string">
            <text:p text:style-name="P59">OYA</text:p>
          </table:table-cell>
          <table:table-cell table:style-name="Tabla39.C1" office:value-type="string">
            <text:p text:style-name="P47"><text:ruby text:style-name="Ru1"><text:ruby-base><text:span text:style-name="T64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7"/>
          </table:table-cell>
        </table:table-row>
        <table:table-row>
          <table:covered-table-cell/>
          <table:table-cell table:style-name="Tabla39.B2" office:value-type="string">
            <text:p text:style-name="P59">SHIN</text:p>
          </table:table-cell>
          <table:table-cell table:style-name="Tabla39.C2" office:value-type="string">
            <text:p text:style-name="P66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7"/>
          </table:table-cell>
        </table:table-row>
      </table:table>
      <text:p text:style-name="P43"/>
      <text:p text:style-name="P43"/>
      <text:p text:style-name="P43"/>
      <text:p text:style-name="P39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ext:soft-page-break/>
        <table:table-row>
          <table:table-cell table:style-name="Tabla41.A1" table:number-rows-spanned="3" office:value-type="string">
            <text:p text:style-name="P54">母</text:p>
          </table:table-cell>
          <table:table-cell table:style-name="Tabla41.A1" office:value-type="string">
            <text:p text:style-name="P59">HAHA</text:p>
          </table:table-cell>
          <table:table-cell table:style-name="Tabla41.C1" office:value-type="string">
            <text:p text:style-name="P47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47"/>
          </table:table-cell>
        </table:table-row>
        <table:table-row>
          <table:covered-table-cell/>
          <table:table-cell table:style-name="Tabla41.B2" office:value-type="string">
            <text:p text:style-name="P59">KAA</text:p>
          </table:table-cell>
          <table:table-cell table:style-name="Tabla41.C2" office:value-type="string">
            <text:p text:style-name="P47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47"><text:s text:c="13"/>(madre de otro)</text:p>
          </table:table-cell>
          <table:table-cell table:style-name="Tabla41.D2" office:value-type="string">
            <text:p text:style-name="P47"/>
          </table:table-cell>
        </table:table-row>
        <table:table-row>
          <table:covered-table-cell/>
          <table:table-cell table:style-name="Tabla41.B2" office:value-type="string">
            <text:p text:style-name="P59">BO</text:p>
          </table:table-cell>
          <table:table-cell table:style-name="Tabla41.C2" office:value-type="string">
            <text:p text:style-name="P47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47"/>
          </table:table-cell>
        </table:table-row>
      </table:table>
      <text:p text:style-name="P19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4">父</text:p>
          </table:table-cell>
          <table:table-cell table:style-name="Tabla42.A1" office:value-type="string">
            <text:p text:style-name="P59">CHICHI</text:p>
          </table:table-cell>
          <table:table-cell table:style-name="Tabla42.C1" office:value-type="string">
            <text:p text:style-name="P47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47"/>
          </table:table-cell>
        </table:table-row>
        <table:table-row>
          <table:covered-table-cell/>
          <table:table-cell table:style-name="Tabla42.B2" office:value-type="string">
            <text:p text:style-name="P59">TÔ</text:p>
          </table:table-cell>
          <table:table-cell table:style-name="Tabla42.C2" office:value-type="string">
            <text:p text:style-name="P47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47"><text:s text:c="14"/>(padre de otro)</text:p>
          </table:table-cell>
          <table:table-cell table:style-name="Tabla42.D2" office:value-type="string">
            <text:p text:style-name="P47"/>
          </table:table-cell>
        </table:table-row>
        <table:table-row>
          <table:covered-table-cell/>
          <table:table-cell table:style-name="Tabla42.B2" office:value-type="string">
            <text:p text:style-name="P59">FU</text:p>
          </table:table-cell>
          <table:table-cell table:style-name="Tabla42.C2" office:value-type="string">
            <text:p text:style-name="P47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47"><text:ruby text:style-name="Ru1"><text:ruby-base><text:span text:style-name="T37">父</text:span></text:ruby-base><text:ruby-text>ふ</text:ruby-text></text:ruby><text:ruby text:style-name="Ru1"><text:ruby-base><text:span text:style-name="T37">母</text:span></text:ruby-base><text:ruby-text>ぼ</text:ruby-text></text:ruby> <text:s text:c="15"/>(padres)</text:p>
          </table:table-cell>
        </table:table-row>
      </table:table>
      <text:p text:style-name="P39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54">族</text:p>
          </table:table-cell>
          <table:table-cell table:style-name="Tabla339.A1" office:value-type="string">
            <text:p text:style-name="P85">ゾク</text:p>
          </table:table-cell>
          <table:table-cell table:style-name="Tabla339.A1" office:value-type="string">
            <text:p text:style-name="P47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67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4">兄</text:p>
          </table:table-cell>
          <table:table-cell table:style-name="Tabla43.A1" office:value-type="string">
            <text:p text:style-name="P59">ANI</text:p>
          </table:table-cell>
          <table:table-cell table:style-name="Tabla43.C1" office:value-type="string">
            <text:p text:style-name="P47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7"/>
          </table:table-cell>
        </table:table-row>
        <table:table-row>
          <table:covered-table-cell/>
          <table:table-cell table:style-name="Tabla43.B2" office:value-type="string">
            <text:p text:style-name="P59">NII</text:p>
          </table:table-cell>
          <table:table-cell table:style-name="Tabla43.C2" office:value-type="string">
            <text:p text:style-name="P66">お<text:ruby text:style-name="Ru1"><text:ruby-base>兄</text:ruby-base><text:ruby-text>にい</text:ruby-text></text:ruby>さん</text:p>
            <text:p text:style-name="P47"><text:s text:c="5"/>(her. mayor “formal”)</text:p>
          </table:table-cell>
          <table:table-cell table:style-name="Tabla43.D2" office:value-type="string">
            <text:p text:style-name="P47"/>
          </table:table-cell>
        </table:table-row>
        <table:table-row>
          <table:covered-table-cell/>
          <table:table-cell table:style-name="Tabla43.B2" office:value-type="string">
            <text:p text:style-name="P59">KEI</text:p>
          </table:table-cell>
          <table:table-cell table:style-name="Tabla43.C2" office:value-type="string">
            <text:p text:style-name="P47"><text:ruby text:style-name="Ru1"><text:ruby-base><text:span text:style-name="T37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7"><text:s text:c="4"/>(padres y hermanos)</text:p>
          </table:table-cell>
          <table:table-cell table:style-name="Tabla43.D2" office:value-type="string">
            <text:p text:style-name="P47"/>
          </table:table-cell>
        </table:table-row>
      </table:table>
      <text:p text:style-name="P15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4">弟</text:p>
          </table:table-cell>
          <table:table-cell table:style-name="Tabla44.A1" office:value-type="string">
            <text:p text:style-name="P59">OTÔTO</text:p>
          </table:table-cell>
          <table:table-cell table:style-name="Tabla44.C1" office:value-type="string">
            <text:p text:style-name="P47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47"/>
          </table:table-cell>
        </table:table-row>
        <table:table-row>
          <table:covered-table-cell/>
          <table:table-cell table:style-name="Tabla44.B2" office:value-type="string">
            <text:p text:style-name="P59">DAI</text:p>
          </table:table-cell>
          <table:table-cell table:style-name="Tabla44.C2" office:value-type="string">
            <text:p text:style-name="P47"><text:ruby text:style-name="Ru1"><text:ruby-base><text:span text:style-name="T50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7"/>
          </table:table-cell>
        </table:table-row>
      </table:table>
      <text:p text:style-name="P19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4">姉</text:p>
          </table:table-cell>
          <table:table-cell table:style-name="Tabla45.A1" office:value-type="string">
            <text:p text:style-name="P59">ANE</text:p>
          </table:table-cell>
          <table:table-cell table:style-name="Tabla45.C1" office:value-type="string">
            <text:p text:style-name="P47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7"/>
          </table:table-cell>
        </table:table-row>
        <table:table-row>
          <table:covered-table-cell/>
          <table:table-cell table:style-name="Tabla45.B2" office:value-type="string">
            <text:p text:style-name="P59">NEE</text:p>
          </table:table-cell>
          <table:table-cell table:style-name="Tabla45.C2" office:value-type="string">
            <text:p text:style-name="P66">お<text:ruby text:style-name="Ru1"><text:ruby-base>姉</text:ruby-base><text:ruby-text>ねえ</text:ruby-text></text:ruby>さん </text:p>
            <text:p text:style-name="P47"><text:s/>(herm. mayor “formal”)</text:p>
          </table:table-cell>
          <table:table-cell table:style-name="Tabla45.D2" office:value-type="string">
            <text:p text:style-name="P15"/>
          </table:table-cell>
        </table:table-row>
      </table:table>
      <text:p text:style-name="P39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4">妹</text:p>
          </table:table-cell>
          <table:table-cell table:style-name="Tabla46.A1" office:value-type="string">
            <text:p text:style-name="P59">IMÔTO</text:p>
          </table:table-cell>
          <table:table-cell table:style-name="Tabla46.C1" office:value-type="string">
            <text:p text:style-name="P47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47"/>
          </table:table-cell>
        </table:table-row>
        <table:table-row>
          <table:covered-table-cell/>
          <table:table-cell table:style-name="Tabla46.B2" office:value-type="string">
            <text:p text:style-name="P59">MAI</text:p>
          </table:table-cell>
          <table:table-cell table:style-name="Tabla46.C2" office:value-type="string">
            <text:p text:style-name="P47"><text:ruby text:style-name="Ru1"><text:ruby-base><text:span text:style-name="T50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7"/>
          </table:table-cell>
        </table:table-row>
      </table:table>
      <text:p text:style-name="P39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4">友</text:p>
          </table:table-cell>
          <table:table-cell table:style-name="Tabla47.A1" office:value-type="string">
            <text:p text:style-name="P84">TOMO</text:p>
          </table:table-cell>
          <table:table-cell table:style-name="Tabla47.C1" office:value-type="string">
            <text:p text:style-name="P47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67"/>
          </table:table-cell>
        </table:table-row>
        <table:table-row>
          <table:covered-table-cell/>
          <table:table-cell table:style-name="Tabla47.B2" office:value-type="string">
            <text:p text:style-name="P85">YÛ</text:p>
          </table:table-cell>
          <table:table-cell table:style-name="Tabla47.C2" office:value-type="string">
            <text:p text:style-name="P67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3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131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PROFESIONES</text:p>
      <text:p text:style-name="P15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4"><text:soft-page-break/>工</text:p>
          </table:table-cell>
          <table:table-cell table:style-name="Tabla142.A1" office:value-type="string">
            <text:p text:style-name="P84">ク</text:p>
          </table:table-cell>
          <table:table-cell table:style-name="Tabla142.A1" office:value-type="string">
            <text:p text:style-name="P47"><text:ruby text:style-name="Ru1"><text:ruby-base><text:span text:style-name="T76">大</text:span></text:ruby-base><text:ruby-text>だい</text:ruby-text></text:ruby><text:ruby text:style-name="Ru1"><text:ruby-base><text:span text:style-name="T76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8"/>
          </table:table-cell>
        </table:table-row>
        <table:table-row>
          <table:covered-table-cell/>
          <table:table-cell table:style-name="Tabla142.B2" office:value-type="string">
            <text:p text:style-name="P84">コウ</text:p>
          </table:table-cell>
          <table:table-cell table:style-name="Tabla142.C2" office:value-type="string">
            <text:p text:style-name="P68"><text:ruby text:style-name="Ru1"><text:ruby-base><text:span text:style-name="T76">人</text:span></text:ruby-base><text:ruby-text>じん</text:ruby-text></text:ruby><text:ruby text:style-name="Ru1"><text:ruby-base><text:span text:style-name="T76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8"/>
          </table:table-cell>
        </table:table-row>
      </table:table>
      <text:p text:style-name="P15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4">員</text:p>
          </table:table-cell>
          <table:table-cell table:style-name="Tabla254.A1" office:value-type="string">
            <text:p text:style-name="P84">イン</text:p>
          </table:table-cell>
          <table:table-cell table:style-name="Tabla254.A1" office:value-type="string">
            <text:p text:style-name="P47"><text:ruby text:style-name="Ru1"><text:ruby-base><text:span text:style-name="T37">定</text:span></text:ruby-base><text:ruby-text>てい</text:ruby-text></text:ruby><text:ruby text:style-name="Ru1"><text:ruby-base><text:span text:style-name="T37">員</text:span></text:ruby-base><text:ruby-text>いん</text:ruby-text></text:ruby><text:span text:style-name="T33"> <text:s text:c="8"/>dependiente</text:span></text:p>
          </table:table-cell>
          <table:table-cell table:style-name="Tabla254.D1" office:value-type="string">
            <text:p text:style-name="P68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P4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4">学</text:p>
            </table:table-cell>
            <table:table-cell table:style-name="Tabla21.A1" office:value-type="string">
              <text:p text:style-name="P98">ガク</text:p>
            </table:table-cell>
            <table:table-cell table:style-name="Tabla21.C1" office:value-type="string">
              <text:p text:style-name="P47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3"> <text:s text:c="12"/>estudiante</text:span></text:p>
            </table:table-cell>
            <table:table-cell table:style-name="Tabla21.D1" office:value-type="string">
              <text:p text:style-name="P97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0">まな</text:p>
          </table:table-cell>
          <table:table-cell table:style-name="Tabla21.C2" office:value-type="string">
            <text:p text:style-name="P47"><text:ruby text:style-name="Ru1"><text:ruby-base><text:span text:style-name="T64">学</text:span></text:ruby-base><text:ruby-text>まな</text:ruby-text></text:ruby><text:span text:style-name="T64">ぶ</text:span><text:span text:style-name="T73"> <text:s text:c="14"/>aprender</text:span></text:p>
          </table:table-cell>
          <table:table-cell table:style-name="Tabla21.D2" office:value-type="string">
            <text:p text:style-name="P47"/>
          </table:table-cell>
        </table:table-row>
      </table:table>
      <text:p text:style-name="P39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4">医</text:p>
          </table:table-cell>
          <table:table-cell table:style-name="Tabla244.A1" office:value-type="string">
            <text:p text:style-name="P84">イ</text:p>
          </table:table-cell>
          <table:table-cell table:style-name="Tabla244.A1" office:value-type="string">
            <text:p text:style-name="P47"><text:ruby text:style-name="Ru1"><text:ruby-base><text:span text:style-name="T37">医</text:span></text:ruby-base><text:ruby-text>い</text:ruby-text></text:ruby><text:ruby text:style-name="Ru1"><text:ruby-base><text:span text:style-name="T37">者</text:span></text:ruby-base><text:ruby-text>しゃ</text:ruby-text></text:ruby><text:span text:style-name="T33"> <text:s text:c="16"/>médico</text:span></text:p>
          </table:table-cell>
          <table:table-cell table:style-name="Tabla244.D1" office:value-type="string">
            <text:p text:style-name="P68"/>
          </table:table-cell>
        </table:table-row>
      </table:table>
      <text:p text:style-name="P43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54">家</text:p>
          </table:table-cell>
          <table:table-cell table:style-name="Tabla40.A1" table:number-rows-spanned="2" office:value-type="string">
            <text:p text:style-name="P59"/>
            <text:p text:style-name="P59">カ</text:p>
          </table:table-cell>
          <table:table-cell table:style-name="Tabla40.C1" office:value-type="string">
            <text:p text:style-name="P68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76"><text:ruby text:style-name="Ru1"><text:ruby-base><text:span text:style-name="T49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68"><text:ruby text:style-name="Ru1"><text:ruby-base><text:span text:style-name="T76">作</text:span></text:ruby-base><text:ruby-text>さっ</text:ruby-text></text:ruby><text:ruby text:style-name="Ru1"><text:ruby-base><text:span text:style-name="T76">曲</text:span></text:ruby-base><text:ruby-text>きょく</text:ruby-text></text:ruby><text:ruby text:style-name="Ru1"><text:ruby-base><text:span text:style-name="T76">家</text:span></text:ruby-base><text:ruby-text>か</text:ruby-text></text:ruby> <text:s text:c="4"/>compositor</text:p>
          </table:table-cell>
          <table:table-cell table:style-name="Tabla40.D2" office:value-type="string">
            <text:p text:style-name="P68"/>
          </table:table-cell>
        </table:table-row>
        <table:table-row>
          <table:covered-table-cell/>
          <table:table-cell table:style-name="Tabla40.B3" office:value-type="string">
            <text:p text:style-name="P59">いえ</text:p>
          </table:table-cell>
          <table:table-cell table:style-name="Tabla40.C2" office:value-type="string">
            <text:p text:style-name="P47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47"><text:ruby text:style-name="Ru1"><text:ruby-base><text:span text:style-name="T64">家</text:span></text:ruby-base><text:ruby-text>いえ</text:ruby-text></text:ruby><text:ruby text:style-name="Ru1"><text:ruby-base><text:span text:style-name="T50">中</text:span></text:ruby-base><text:ruby-text>じゅう</text:ruby-text></text:ruby> <text:s text:c="5"/>toda la familia</text:p>
          </table:table-cell>
        </table:table-row>
      </table:table>
      <text:p text:style-name="P39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54">相</text:p>
          </table:table-cell>
          <table:table-cell table:style-name="Tabla336.A1" office:value-type="string">
            <text:p text:style-name="P84">ショウ</text:p>
          </table:table-cell>
          <table:table-cell table:style-name="Tabla336.C1" office:value-type="string">
            <text:p text:style-name="P47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67"/>
          </table:table-cell>
        </table:table-row>
        <table:table-row>
          <table:covered-table-cell/>
          <table:table-cell table:style-name="Tabla336.B2" office:value-type="string">
            <text:p text:style-name="P98">あい</text:p>
          </table:table-cell>
          <table:table-cell table:style-name="Tabla336.C2" office:value-type="string">
            <text:p text:style-name="P101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103"/>
          </table:table-cell>
        </table:table-row>
      </table:table>
      <text:p text:style-name="P39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4">主</text:p>
          </table:table-cell>
          <table:table-cell table:style-name="Tabla271.A1" office:value-type="string">
            <text:p text:style-name="P60">シュ</text:p>
          </table:table-cell>
          <table:table-cell table:style-name="Tabla271.A1" office:value-type="string">
            <text:p text:style-name="P47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7"/>
          </table:table-cell>
        </table:table-row>
      </table:table>
      <text:p text:style-name="P124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4">王</text:p>
          </table:table-cell>
          <table:table-cell table:style-name="Tabla65.A1" office:value-type="string">
            <text:p text:style-name="P60">オウ</text:p>
          </table:table-cell>
          <table:table-cell table:style-name="Tabla65.A1" office:value-type="string">
            <text:p text:style-name="P47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47"><text:ruby text:style-name="Ru1"><text:ruby-base><text:span text:style-name="T64">王</text:span></text:ruby-base><text:ruby-text>おう</text:ruby-text></text:ruby><text:ruby text:style-name="Ru1"><text:ruby-base><text:span text:style-name="T50">国</text:span></text:ruby-base><text:ruby-text>ごく</text:ruby-text></text:ruby><text:span text:style-name="T64"> </text:span><text:s text:c="21"/>reino</text:p>
          </table:table-cell>
        </table:table-row>
      </table:table>
      <text:p text:style-name="P124"/>
      <text:p text:style-name="P78"/>
      <text:p text:style-name="P132">ANIMALES</text:p>
      <text:p text:style-name="P12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4">犬</text:p>
          </table:table-cell>
          <table:table-cell table:style-name="Tabla68.A1" office:value-type="string">
            <text:p text:style-name="P60">INU</text:p>
          </table:table-cell>
          <table:table-cell table:style-name="Tabla68.C1" office:value-type="string">
            <text:p text:style-name="P47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68.D1" office:value-type="string">
            <text:p text:style-name="P47"/>
          </table:table-cell>
        </table:table-row>
        <table:table-row>
          <table:covered-table-cell/>
          <table:table-cell table:style-name="Tabla68.B2" office:value-type="string">
            <text:p text:style-name="P60">KEN</text:p>
          </table:table-cell>
          <table:table-cell table:style-name="Tabla68.C2" office:value-type="string">
            <text:p text:style-name="P66">けいさつ<text:ruby text:style-name="Ru1"><text:ruby-base>犬</text:ruby-base><text:ruby-text>けん</text:ruby-text></text:ruby></text:p>
            <text:p text:style-name="P47"><text:s text:c="16"/>(perro policía)</text:p>
          </table:table-cell>
          <table:table-cell table:style-name="Tabla68.D2" office:value-type="string">
            <text:p text:style-name="P47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47"><text:s text:c="20"/>(perro guía)</text:p>
          </table:table-cell>
        </table:table-row>
      </table:table>
      <text:p text:style-name="P3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4">鳥</text:p>
          </table:table-cell>
          <table:table-cell table:style-name="Tabla94.A1" office:value-type="string">
            <text:p text:style-name="P60">TORI</text:p>
          </table:table-cell>
          <table:table-cell table:style-name="Tabla94.A1" office:value-type="string">
            <text:p text:style-name="P47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7"/>
          </table:table-cell>
        </table:table-row>
        <table:table-row>
          <table:covered-table-cell/>
          <table:table-cell table:style-name="Tabla94.B2" office:value-type="string">
            <text:p text:style-name="P60">CHÔ</text:p>
          </table:table-cell>
          <table:table-cell table:style-name="Tabla94.B2" office:value-type="string">
            <text:p text:style-name="P47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47"><text:s text:c="13"/>(pájaro “Myna”)</text:p>
          </table:table-cell>
          <table:table-cell table:style-name="Tabla94.D2" office:value-type="string">
            <text:p text:style-name="P47"/>
          </table:table-cell>
        </table:table-row>
      </table:table>
      <text:p text:style-name="P39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4">馬</text:p>
          </table:table-cell>
          <table:table-cell table:style-name="Tabla95.A1" office:value-type="string">
            <text:p text:style-name="P60">UMA</text:p>
          </table:table-cell>
          <table:table-cell table:style-name="Tabla95.C1" office:value-type="string">
            <text:p text:style-name="P47"><text:ruby text:style-name="Ru1"><text:ruby-base><text:span text:style-name="T64">馬</text:span></text:ruby-base><text:ruby-text>うま</text:ruby-text></text:ruby><text:span text:style-name="T64"> </text:span><text:s text:c="18"/>(caballo)</text:p>
          </table:table-cell>
          <table:table-cell table:style-name="Tabla95.D1" office:value-type="string">
            <text:p text:style-name="P47"/>
          </table:table-cell>
        </table:table-row>
        <table:table-row>
          <table:covered-table-cell/>
          <table:table-cell table:style-name="Tabla95.B2" office:value-type="string">
            <text:p text:style-name="P88">BA</text:p>
          </table:table-cell>
          <table:table-cell table:style-name="Tabla95.C2" office:value-type="string">
            <text:p text:style-name="P115"><text:ruby text:style-name="Ru1"><text:ruby-base><text:span text:style-name="T37">馬</text:span></text:ruby-base><text:ruby-text>ば</text:ruby-text></text:ruby><text:ruby text:style-name="Ru1"><text:ruby-base><text:span text:style-name="T37">車</text:span></text:ruby-base><text:ruby-text>しゃ</text:ruby-text></text:ruby> <text:s text:c="13"/><text:span text:style-name="T33">(carruaje)</text:span></text:p>
          </table:table-cell>
          <table:table-cell table:style-name="Tabla95.D2" office:value-type="string">
            <text:p text:style-name="P115"/>
          </table:table-cell>
        </table:table-row>
      </table:table>
      <text:p text:style-name="P39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4">牛</text:p>
          </table:table-cell>
          <table:table-cell table:style-name="Tabla51.A1" office:value-type="string">
            <text:p text:style-name="P84">USHI</text:p>
          </table:table-cell>
          <table:table-cell table:style-name="Tabla51.C1" office:value-type="string">
            <text:p text:style-name="P47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51.D1" office:value-type="string">
            <text:p text:style-name="P67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8">GYÛ</text:p>
          </table:table-cell>
          <table:table-cell table:style-name="Tabla51.C2" office:value-type="string">
            <text:p text:style-name="P101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51.D2" office:value-type="string">
            <text:p text:style-name="P103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39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4">魚</text:p>
          </table:table-cell>
          <table:table-cell table:style-name="Tabla50.A1" office:value-type="string">
            <text:p text:style-name="P84">SAKANA</text:p>
          </table:table-cell>
          <table:table-cell table:style-name="Tabla50.C1" office:value-type="string">
            <text:p text:style-name="P47"><text:ruby text:style-name="Ru1"><text:ruby-base><text:span text:style-name="T64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7"/>
          </table:table-cell>
        </table:table-row>
        <table:table-row>
          <table:covered-table-cell/>
          <table:table-cell table:style-name="Tabla50.B2" office:value-type="string">
            <text:p text:style-name="P85">GYO</text:p>
          </table:table-cell>
          <table:table-cell table:style-name="Tabla50.C2" office:value-type="string">
            <text:p text:style-name="P76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6"/>
          </table:table-cell>
        </table:table-row>
        <table:table-row>
          <table:covered-table-cell/>
          <table:table-cell table:style-name="Tabla50.B2" office:value-type="string">
            <text:p text:style-name="P85">UO</text:p>
          </table:table-cell>
          <table:table-cell table:style-name="Tabla50.C2" office:value-type="string">
            <text:p text:style-name="P47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6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9">虫</text:p>
          </table:table-cell>
          <table:table-cell table:style-name="Tabla77.A1" table:number-rows-spanned="2" office:value-type="string">
            <text:p text:style-name="P60">MUSHI</text:p>
          </table:table-cell>
          <table:table-cell table:style-name="Tabla77.C1" office:value-type="string">
            <text:p text:style-name="P47"><text:ruby text:style-name="Ru1"><text:ruby-base><text:span text:style-name="T64">虫</text:span></text:ruby-base><text:ruby-text>むし</text:ruby-text></text:ruby><text:span text:style-name="T64"> </text:span><text:s text:c="21"/>(bicho)</text:p>
          </table:table-cell>
          <table:table-cell table:style-name="Tabla77.D1" office:value-type="string">
            <text:p text:style-name="P47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47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7"><text:ruby text:style-name="Ru1"><text:ruby-base><text:span text:style-name="T64">虫</text:span></text:ruby-base><text:ruby-text>むし</text:ruby-text></text:ruby><text:span text:style-name="T64">めがね</text:span> <text:s text:c="10"/>(lupa)</text:p>
          </table:table-cell>
          <table:table-cell table:style-name="Tabla77.D2" office:value-type="string">
            <text:p text:style-name="P47"><text:s/><text:ruby text:style-name="Ru1"><text:ruby-base><text:span text:style-name="T64">虫</text:span></text:ruby-base><text:ruby-text>むし</text:ruby-text></text:ruby><text:span text:style-name="T64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60">CHÛ</text:p>
          </table:table-cell>
          <table:table-cell table:style-name="Tabla77.C2" office:value-type="string">
            <text:p text:style-name="P47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6"/>(insecto)</text:p>
          </table:table-cell>
          <table:table-cell table:style-name="Tabla77.D2" office:value-type="string">
            <text:p text:style-name="P47"><text:s text:c="2"/></text:p>
          </table:table-cell>
        </table:table-row>
      </table:table>
      <text:p text:style-name="P12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4">貝</text:p>
          </table:table-cell>
          <table:table-cell table:style-name="Tabla80.A1" office:value-type="string">
            <text:p text:style-name="P60">KAI</text:p>
          </table:table-cell>
          <table:table-cell table:style-name="Tabla80.A1" office:value-type="string">
            <text:p text:style-name="P47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7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39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4">羽</text:p>
          </table:table-cell>
          <table:table-cell table:style-name="Tabla154.A1" office:value-type="string">
            <text:p text:style-name="P60">HANE</text:p>
          </table:table-cell>
          <table:table-cell table:style-name="Tabla154.A1" office:value-type="string">
            <text:p text:style-name="P47"><text:ruby text:style-name="Ru1"><text:ruby-base><text:span text:style-name="T64">羽</text:span></text:ruby-base><text:ruby-text>はね</text:ruby-text></text:ruby> <text:s text:c="24"/>(alas)</text:p>
          </table:table-cell>
          <table:table-cell table:style-name="Tabla154.D1" office:value-type="string">
            <text:p text:style-name="P47"/>
          </table:table-cell>
        </table:table-row>
        <table:table-row>
          <table:covered-table-cell/>
          <table:table-cell table:style-name="Tabla154.B2" office:value-type="string">
            <text:p text:style-name="P60">WA</text:p>
          </table:table-cell>
          <table:table-cell table:style-name="Tabla154.B2" office:value-type="string">
            <text:p text:style-name="P47"><text:span text:style-name="T79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154.D2" office:value-type="string">
            <text:p text:style-name="P47"/>
          </table:table-cell>
        </table:table-row>
      </table:table>
      <text:p text:style-name="P15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4">角</text:p>
          </table:table-cell>
          <table:table-cell table:style-name="Tabla93.A1" office:value-type="string">
            <text:p text:style-name="P84">TSUNO</text:p>
          </table:table-cell>
          <table:table-cell table:style-name="Tabla93.A1" office:value-type="string">
            <text:p text:style-name="P47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8"/>
          </table:table-cell>
        </table:table-row>
        <table:table-row>
          <table:covered-table-cell/>
          <table:table-cell table:style-name="Tabla93.B2" office:value-type="string">
            <text:p text:style-name="P85">KAKU</text:p>
          </table:table-cell>
          <table:table-cell table:style-name="Tabla93.C2" office:value-type="string">
            <text:p text:style-name="P76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76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5">KADO</text:p>
          </table:table-cell>
          <table:table-cell table:style-name="Tabla93.C2" office:value-type="string">
            <text:p text:style-name="P47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6"/>
          </table:table-cell>
        </table:table-row>
      </table:table>
      <text:p text:style-name="P15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4">肉</text:p>
          </table:table-cell>
          <table:table-cell table:style-name="Tabla166.A1" table:number-rows-spanned="2" office:value-type="string">
            <text:p text:style-name="P84">NIKU</text:p>
          </table:table-cell>
          <table:table-cell table:style-name="Tabla166.A1" office:value-type="string">
            <text:p text:style-name="P47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68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6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76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9"/>
      <text:p text:style-name="P39"/>
      <text:p text:style-name="P39"/>
      <text:p text:style-name="P39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PARTES DEL CUERPO</text:p>
      <text:p text:style-name="P121"/>
      <text:p text:style-name="P15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4">口</text:p>
            </table:table-cell>
            <table:table-cell table:style-name="Tabla146.A1" office:value-type="string">
              <text:p text:style-name="P60">くち</text:p>
            </table:table-cell>
            <table:table-cell table:style-name="Tabla146.A1" office:value-type="string">
              <text:p text:style-name="P47"><text:ruby text:style-name="Ru1"><text:ruby-base><text:span text:style-name="T76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47"><text:span text:style-name="T7"><text:s text:c="7"/></text:span><text:span text:style-name="T74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60">コウ</text:p>
          </table:table-cell>
          <table:table-cell table:style-name="Tabla146.C2" office:value-type="string">
            <text:p text:style-name="P67"><text:ruby text:style-name="Ru1"><text:ruby-base><text:span text:style-name="T76">人</text:span></text:ruby-base><text:ruby-text>じん</text:ruby-text></text:ruby><text:ruby text:style-name="Ru1"><text:ruby-base><text:span text:style-name="T76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47"/>
          </table:table-cell>
        </table:table-row>
      </table:table>
      <text:p text:style-name="P15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4">頭</text:p>
          </table:table-cell>
          <table:table-cell table:style-name="Tabla33.A1" office:value-type="string">
            <text:p text:style-name="P84">あたま</text:p>
          </table:table-cell>
          <table:table-cell table:style-name="Tabla33.A1" office:value-type="string">
            <text:p text:style-name="P47"><text:ruby text:style-name="Ru1"><text:ruby-base><text:span text:style-name="T76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8"><text:s text:c="7"/></text:p>
          </table:table-cell>
        </table:table-row>
        <table:table-row>
          <table:covered-table-cell/>
          <table:table-cell table:style-name="Tabla33.B2" office:value-type="string">
            <text:p text:style-name="P98">トウ</text:p>
          </table:table-cell>
          <table:table-cell table:style-name="Tabla33.C2" office:value-type="string">
            <text:p text:style-name="P110"><text:span text:style-name="T62">~</text:span><text:ruby text:style-name="Ru1"><text:ruby-base>頭</text:ruby-base><text:ruby-text>とう</text:ruby-text></text:ruby></text:p>
            <text:p text:style-name="P110"><text:span text:style-name="T68"><text:s text:c="7"/>[animales grandes]</text:span></text:p>
          </table:table-cell>
          <table:table-cell table:style-name="Tabla33.D2" office:value-type="string">
            <text:p text:style-name="P95">　 <text:s text:c="5"/></text:p>
          </table:table-cell>
        </table:table-row>
      </table:table>
      <text:p text:style-name="P15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4">顔</text:p>
          </table:table-cell>
          <table:table-cell table:style-name="Tabla35.A1" office:value-type="string">
            <text:p text:style-name="P84">かお</text:p>
          </table:table-cell>
          <table:table-cell table:style-name="Tabla35.A1" office:value-type="string">
            <text:p text:style-name="P47"><text:ruby text:style-name="Ru1"><text:ruby-base><text:span text:style-name="T76">顔</text:span></text:ruby-base><text:ruby-text>かお</text:ruby-text></text:ruby> <text:s text:c="25"/>cara</text:p>
          </table:table-cell>
          <table:table-cell table:style-name="Tabla35.D1" office:value-type="string">
            <text:p text:style-name="P68"/>
          </table:table-cell>
        </table:table-row>
      </table:table>
      <text:p text:style-name="P15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4">心</text:p>
          </table:table-cell>
          <table:table-cell table:style-name="Tabla162.A1" office:value-type="string">
            <text:p text:style-name="P84">こころ</text:p>
          </table:table-cell>
          <table:table-cell table:style-name="Tabla162.A1" office:value-type="string">
            <text:p text:style-name="P47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8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5">シン</text:p>
          </table:table-cell>
          <table:table-cell table:style-name="Tabla162.C2" office:value-type="string">
            <text:p text:style-name="P76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76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6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162.D2" office:value-type="string">
            <text:p text:style-name="P76"/>
          </table:table-cell>
        </table:table-row>
      </table:table>
      <text:p text:style-name="P41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4">首</text:p>
          </table:table-cell>
          <table:table-cell table:style-name="Tabla161.A1" office:value-type="string">
            <text:p text:style-name="P84">くび</text:p>
          </table:table-cell>
          <table:table-cell table:style-name="Tabla161.A1" office:value-type="string">
            <text:p text:style-name="P47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161.D1" office:value-type="string">
            <text:p text:style-name="P68"/>
          </table:table-cell>
        </table:table-row>
        <table:table-row>
          <table:covered-table-cell/>
          <table:table-cell table:style-name="Tabla161.B2" office:value-type="string">
            <text:p text:style-name="P85">シュ</text:p>
          </table:table-cell>
          <table:table-cell table:style-name="Tabla161.C2" office:value-type="string">
            <text:p text:style-name="P76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101"/>
          </table:table-cell>
        </table:table-row>
      </table:table>
      <text:p text:style-name="P4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4">体</text:p>
          </table:table-cell>
          <table:table-cell table:style-name="Tabla32.A1" office:value-type="string">
            <text:p text:style-name="P84">からだ</text:p>
          </table:table-cell>
          <table:table-cell table:style-name="Tabla32.A1" office:value-type="string">
            <text:p text:style-name="P47"><text:ruby text:style-name="Ru1"><text:ruby-base><text:span text:style-name="T76">体</text:span></text:ruby-base><text:ruby-text>からだ</text:ruby-text></text:ruby><text:span text:style-name="T76"> </text:span><text:s text:c="19"/>cuerpo <text:s/></text:p>
          </table:table-cell>
          <table:table-cell table:style-name="Tabla32.D1" office:value-type="string">
            <text:p text:style-name="P68"/>
          </table:table-cell>
        </table:table-row>
        <table:table-row>
          <table:covered-table-cell/>
          <table:table-cell table:style-name="Tabla32.B2" office:value-type="string">
            <text:p text:style-name="P84">タイ</text:p>
          </table:table-cell>
          <table:table-cell table:style-name="Tabla32.B2" office:value-type="string">
            <text:p text:style-name="P68"><text:ruby text:style-name="Ru1"><text:ruby-base><text:span text:style-name="T76">肉</text:span></text:ruby-base><text:ruby-text>にく</text:ruby-text></text:ruby><text:ruby text:style-name="Ru1"><text:ruby-base><text:span text:style-name="T76">体</text:span></text:ruby-base><text:ruby-text>たい</text:ruby-text></text:ruby><text:span text:style-name="T76"> </text:span><text:s/>carne del cuerpo</text:p>
          </table:table-cell>
          <table:table-cell table:style-name="Tabla32.D2" office:value-type="string">
            <text:p text:style-name="P68"><text:ruby text:style-name="Ru1"><text:ruby-base><text:span text:style-name="T76">体</text:span></text:ruby-base><text:ruby-text>たい</text:ruby-text></text:ruby><text:ruby text:style-name="Ru1"><text:ruby-base><text:span text:style-name="T76">育</text:span></text:ruby-base><text:ruby-text>いく</text:ruby-text></text:ruby><text:span text:style-name="T76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4">身</text:p>
          </table:table-cell>
          <table:table-cell table:style-name="Tabla303.A1" office:value-type="string">
            <text:p text:style-name="P84">み</text:p>
          </table:table-cell>
          <table:table-cell table:style-name="Tabla303.A1" office:value-type="string">
            <text:p text:style-name="P47"><text:ruby text:style-name="Ru1"><text:ruby-base><text:span text:style-name="T76">身</text:span></text:ruby-base><text:ruby-text>み</text:ruby-text></text:ruby><text:span text:style-name="T76"> </text:span><text:s text:c="21"/>cuerpo </text:p>
          </table:table-cell>
          <table:table-cell table:style-name="Tabla303.D1" office:value-type="string">
            <text:p text:style-name="P68"><text:ruby text:style-name="Ru1"><text:ruby-base><text:span text:style-name="T76">身</text:span></text:ruby-base><text:ruby-text>み</text:ruby-text></text:ruby><text:ruby text:style-name="Ru1"><text:ruby-base><text:span text:style-name="T76">分</text:span></text:ruby-base><text:ruby-text>ぶん</text:ruby-text></text:ruby><text:span text:style-name="T76"> </text:span><text:s text:c="5"/>posición social </text:p>
          </table:table-cell>
        </table:table-row>
      </table:table>
      <text:p text:style-name="P15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4">指</text:p>
          </table:table-cell>
          <table:table-cell table:style-name="Tabla329.A1" office:value-type="string">
            <text:p text:style-name="P84">ゆび</text:p>
          </table:table-cell>
          <table:table-cell table:style-name="Tabla329.A1" office:value-type="string">
            <text:p text:style-name="P47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329.D1" office:value-type="string">
            <text:p text:style-name="P68"/>
          </table:table-cell>
        </table:table-row>
      </table:table>
      <text:p text:style-name="P15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4">歯</text:p>
          </table:table-cell>
          <table:table-cell table:style-name="Tabla330.A1" office:value-type="string">
            <text:p text:style-name="P84">は</text:p>
          </table:table-cell>
          <table:table-cell table:style-name="Tabla330.A1" office:value-type="string">
            <text:p text:style-name="P47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330.D1" office:value-type="string">
            <text:p text:style-name="P68"/>
          </table:table-cell>
        </table:table-row>
      </table:table>
      <text:p text:style-name="P41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9">力</text:p>
          </table:table-cell>
          <table:table-cell table:style-name="Tabla165.A1" office:value-type="string">
            <text:p text:style-name="P60">ちから</text:p>
          </table:table-cell>
          <table:table-cell table:style-name="Tabla165.A1" office:value-type="string">
            <text:p text:style-name="P47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47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47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85">リョク</text:p>
          </table:table-cell>
          <table:table-cell table:style-name="Tabla165.C2" office:value-type="string">
            <text:p text:style-name="P68"><text:ruby text:style-name="Ru1"><text:ruby-base><text:span text:style-name="T76">体</text:span></text:ruby-base><text:ruby-text>たい</text:ruby-text></text:ruby><text:ruby text:style-name="Ru1"><text:ruby-base><text:span text:style-name="T76">力</text:span></text:ruby-base><text:ruby-text>りょく</text:ruby-text></text:ruby><text:span text:style-name="T76"> </text:span><text:s text:c="6"/>fuerza física</text:p>
          </table:table-cell>
          <table:table-cell table:style-name="Tabla165.D2" office:value-type="string">
            <text:p text:style-name="P47"/>
          </table:table-cell>
        </table:table-row>
      </table:table>
      <text:p text:style-name="P41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4">手</text:p>
            </table:table-cell>
            <table:table-cell table:style-name="Tabla163.A1" table:number-rows-spanned="2" office:value-type="string">
              <text:p text:style-name="P60">て</text:p>
            </table:table-cell>
            <table:table-cell table:style-name="Tabla163.A1" office:value-type="string">
              <text:p text:style-name="P47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3.D1" office:value-type="string">
              <text:p text:style-name="P68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3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3.D2" office:value-type="string">
            <text:p text:style-name="P115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60">シュ</text:p>
          </table:table-cell>
          <table:table-cell table:style-name="Tabla163.C2" office:value-type="string">
            <text:p text:style-name="P47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7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8">目</text:p>
            </table:table-cell>
            <table:table-cell table:style-name="Tabla36.A1" office:value-type="string">
              <text:p text:style-name="P60">め</text:p>
            </table:table-cell>
            <table:table-cell table:style-name="Tabla36.A1" office:value-type="string">
              <text:p text:style-name="P47"><text:ruby text:style-name="Ru1"><text:ruby-base><text:span text:style-name="T76">目</text:span></text:ruby-base><text:ruby-text>め</text:ruby-text></text:ruby> <text:s text:c="28"/>ojo</text:p>
            </table:table-cell>
            <table:table-cell table:style-name="Tabla36.D1" office:value-type="string">
              <text:p text:style-name="P47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ext:soft-page-break/>
          <table:table-row>
            <table:table-cell table:style-name="Tabla37.A1" office:value-type="string">
              <text:p text:style-name="P57">耳</text:p>
            </table:table-cell>
            <table:table-cell table:style-name="Tabla37.A1" office:value-type="string">
              <text:p text:style-name="P60">みみ</text:p>
            </table:table-cell>
            <table:table-cell table:style-name="Tabla37.A1" office:value-type="string">
              <text:p text:style-name="P47"><text:ruby text:style-name="Ru1"><text:ruby-base><text:span text:style-name="T76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3"><text:ruby text:style-name="Ru1"><text:ruby-base><text:span text:style-name="T76">耳</text:span></text:ruby-base><text:ruby-text>みみ</text:ruby-text></text:ruby><text:span text:style-name="T76"> かざり</text:span> <text:s/>pendientes</text:p>
            </table:table-cell>
          </table:table-row>
        </table:table-header-rows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4">毛</text:p>
          </table:table-cell>
          <table:table-cell table:style-name="Tabla160.A1" office:value-type="string">
            <text:p text:style-name="P84">け</text:p>
          </table:table-cell>
          <table:table-cell table:style-name="Tabla160.A1" office:value-type="string">
            <text:p text:style-name="P47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160.D1" office:value-type="string">
            <text:p text:style-name="P68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4">モウ</text:p>
          </table:table-cell>
          <table:table-cell table:style-name="Tabla160.B2" office:value-type="string">
            <text:p text:style-name="P47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160.D2" office:value-type="string">
            <text:p text:style-name="P68"/>
            <text:p text:style-name="P68"/>
          </table:table-cell>
        </table:table-row>
      </table:table>
      <text:p text:style-name="P15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4">足</text:p>
            </table:table-cell>
            <table:table-cell table:style-name="Tabla164.A1" office:value-type="string">
              <text:p text:style-name="P60">あし</text:p>
            </table:table-cell>
            <table:table-cell table:style-name="Tabla164.A1" office:value-type="string">
              <text:p text:style-name="P47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68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60">た</text:p>
          </table:table-cell>
          <table:table-cell table:style-name="Tabla164.C2" office:value-type="string">
            <text:p text:style-name="P47"><text:ruby text:style-name="Ru1"><text:ruby-base><text:span text:style-name="T64">足</text:span></text:ruby-base><text:ruby-text>た</text:ruby-text></text:ruby><text:span text:style-name="T64">りる</text:span><text:span text:style-name="T73"> <text:s/></text:span></text:p>
            <text:p text:style-name="P47"><text:s text:c="8"/>ser suficiente (INT)</text:p>
          </table:table-cell>
          <table:table-cell table:style-name="Tabla164.D2" office:value-type="string">
            <text:p text:style-name="P47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50">算</text:span></text:ruby-base><text:ruby-text>ざん</text:ruby-text></text:ruby><text:span text:style-name="T73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60">ソク</text:p>
          </table:table-cell>
          <table:table-cell table:style-name="Tabla164.C2" office:value-type="string">
            <text:p text:style-name="P47"><text:span text:style-name="T79">~</text:span><text:ruby text:style-name="Ru1"><text:ruby-base><text:span text:style-name="T64">足</text:span></text:ruby-base><text:ruby-text>そく</text:ruby-text></text:ruby><text:span text:style-name="T73"> <text:s text:c="19"/>[pares]</text:span></text:p>
          </table:table-cell>
          <table:table-cell table:style-name="Tabla164.D2" office:value-type="string">
            <text:p text:style-name="P47"/>
          </table:table-cell>
        </table:table-row>
      </table:table>
      <text:p text:style-name="P43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54">息</text:p>
          </table:table-cell>
          <table:table-cell table:style-name="Tabla338.A1" office:value-type="string">
            <text:p text:style-name="P84">いき</text:p>
          </table:table-cell>
          <table:table-cell table:style-name="Tabla338.A1" office:value-type="string">
            <text:p text:style-name="P47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68"/>
          </table:table-cell>
        </table:table-row>
      </table:table>
      <text:p text:style-name="P15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4">血</text:p>
          </table:table-cell>
          <table:table-cell table:style-name="Tabla315.A1" office:value-type="string">
            <text:p text:style-name="P84">ち</text:p>
          </table:table-cell>
          <table:table-cell table:style-name="Tabla315.A1" office:value-type="string">
            <text:p text:style-name="P47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15.D1" office:value-type="string">
            <text:p text:style-name="P68"/>
          </table:table-cell>
        </table:table-row>
        <table:table-row>
          <table:covered-table-cell/>
          <table:table-cell table:style-name="Tabla315.B2" office:value-type="string">
            <text:p text:style-name="P85">ケツ</text:p>
          </table:table-cell>
          <table:table-cell table:style-name="Tabla315.C2" office:value-type="string">
            <text:p text:style-name="P76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1"/>
          </table:table-cell>
        </table:table-row>
      </table:table>
      <text:p text:style-name="P15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4">声</text:p>
          </table:table-cell>
          <table:table-cell table:style-name="Tabla198.A1" office:value-type="string">
            <text:p text:style-name="P84">こえ</text:p>
          </table:table-cell>
          <table:table-cell table:style-name="Tabla198.A1" office:value-type="string">
            <text:p text:style-name="P47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198.D1" office:value-type="string">
            <text:p text:style-name="P68"><text:ruby text:style-name="Ru1"><text:ruby-base><text:span text:style-name="T64">歌</text:span></text:ruby-base><text:ruby-text>うた</text:ruby-text></text:ruby><text:ruby text:style-name="Ru1"><text:ruby-base><text:span text:style-name="T50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84">セイ</text:p>
          </table:table-cell>
          <table:table-cell table:style-name="Tabla198.B2" office:value-type="string">
            <text:p text:style-name="P47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68"/>
          </table:table-cell>
        </table:table-row>
      </table:table>
      <text:p text:style-name="P35"/>
      <text:p text:style-name="P134"/>
      <text:p text:style-name="P134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p text:style-name="P133"/>
      <text:p text:style-name="P133"/>
      <text:p text:style-name="P133">ESCRITURA – ESTUDIO</text:p>
      <text:p text:style-name="P13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8">本</text:p>
            </table:table-cell>
            <table:table-cell table:style-name="Tabla26.A1" office:value-type="string">
              <text:p text:style-name="P60">ホン</text:p>
            </table:table-cell>
            <table:table-cell table:style-name="Tabla26.A1" office:value-type="string">
              <text:p text:style-name="P53"><text:ruby text:style-name="Ru1"><text:ruby-base><text:span text:style-name="T76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6"><text:span text:style-name="T20">~</text:span><text:ruby text:style-name="Ru1"><text:ruby-base><text:span text:style-name="T17">本</text:span></text:ruby-base><text:ruby-text>ほん</text:ruby-text></text:ruby><text:span text:style-name="T28"> <text:s/></text:span><text:span text:style-name="T29">[objetos alargados] </text:span></text:p>
            </table:table-cell>
          </table:table-row>
        </table:table-header-rows>
      </table:table>
      <text:p text:style-name="Standard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8">式</text:p>
            </table:table-cell>
            <table:table-cell table:style-name="Tabla345.A1" table:number-rows-spanned="2" office:value-type="string">
              <text:p text:style-name="P60">シキ</text:p>
            </table:table-cell>
            <table:table-cell table:style-name="Tabla345.A1" office:value-type="string">
              <text:p text:style-name="P53"><text:ruby text:style-name="Ru1"><text:ruby-base><text:span text:style-name="T76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96"><text:ruby text:style-name="Ru1"><text:ruby-base><text:span text:style-name="T17">式</text:span></text:ruby-base><text:ruby-text>しき</text:ruby-text></text:ruby><text:ruby text:style-name="Ru1"><text:ruby-base><text:span text:style-name="T17">場</text:span></text:ruby-base><text:ruby-text>じょう</text:ruby-text></text:ruby></text:p>
              <text:p text:style-name="P96"><text:span text:style-name="T27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53"><text:ruby text:style-name="Ru1"><text:ruby-base><text:span text:style-name="T76">数</text:span></text:ruby-base><text:ruby-text>すう</text:ruby-text></text:ruby><text:ruby text:style-name="Ru1"><text:ruby-base><text:span text:style-name="T76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53"><text:ruby text:style-name="Ru1"><text:ruby-base><text:span text:style-name="T76">方</text:span></text:ruby-base><text:ruby-text>ほう</text:ruby-text></text:ruby><text:ruby text:style-name="Ru1"><text:ruby-base><text:span text:style-name="T76">式</text:span></text:ruby-base><text:ruby-text>しき</text:ruby-text></text:ruby> <text:s text:c="18"/>método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4">字</text:p>
            </table:table-cell>
            <table:table-cell table:style-name="Tabla19.A1" table:number-rows-spanned="2" office:value-type="string">
              <text:p text:style-name="P60">ジ</text:p>
            </table:table-cell>
            <table:table-cell table:style-name="Tabla19.C1" office:value-type="string">
              <text:p text:style-name="P47"><text:ruby text:style-name="Ru1"><text:ruby-base><text:span text:style-name="T76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7"><text:ruby text:style-name="Ru1"><text:ruby-base><text:span text:style-name="T76">数</text:span></text:ruby-base><text:ruby-text>すう</text:ruby-text></text:ruby><text:ruby text:style-name="Ru1"><text:ruby-base><text:span text:style-name="T76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7"><text:span text:style-name="T76">ロ−マ</text:span><text:ruby text:style-name="Ru1"><text:ruby-base><text:span text:style-name="T76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7"/>
          </table:table-cell>
        </table:table-row>
      </table:table>
      <text:p text:style-name="P13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8">漢</text:p>
            </table:table-cell>
            <table:table-cell table:style-name="Tabla268.A1" office:value-type="string">
              <text:p text:style-name="P60">カン</text:p>
            </table:table-cell>
            <table:table-cell table:style-name="Tabla268.A1" office:value-type="string">
              <text:p text:style-name="P53"><text:ruby text:style-name="Ru1"><text:ruby-base><text:span text:style-name="T76">漢</text:span></text:ruby-base><text:ruby-text>かん</text:ruby-text></text:ruby><text:ruby text:style-name="Ru1"><text:ruby-base><text:span text:style-name="T76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103"><text:s/></text:p>
            </table:table-cell>
          </table:table-row>
        </table:table-header-rows>
      </table:table>
      <text:p text:style-name="P12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5">文</text:p>
            </table:table-cell>
            <table:table-cell table:style-name="Tabla23.A1" office:value-type="string">
              <text:p text:style-name="P60">MO</text:p>
            </table:table-cell>
            <table:table-cell table:style-name="Tabla23.C1" office:value-type="string">
              <text:p text:style-name="P47"><text:ruby text:style-name="Ru1"><text:ruby-base><text:span text:style-name="T76">文</text:span></text:ruby-base><text:ruby-text>も</text:ruby-text></text:ruby><text:ruby text:style-name="Ru1"><text:ruby-base><text:span text:style-name="T76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60">BUN</text:p>
          </table:table-cell>
          <table:table-cell table:style-name="Tabla23.C2" office:value-type="string">
            <text:p text:style-name="P47"><text:ruby text:style-name="Ru1"><text:ruby-base><text:span text:style-name="T76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7"><text:ruby text:style-name="Ru1"><text:ruby-base><text:span text:style-name="T76">作</text:span></text:ruby-base><text:ruby-text>さく</text:ruby-text></text:ruby><text:ruby text:style-name="Ru1"><text:ruby-base><text:span text:style-name="T76">文</text:span></text:ruby-base><text:ruby-text>ぶん</text:ruby-text></text:ruby><text:span text:style-name="T76"> </text:span><text:s text:c="19"/>(texto)</text:p>
          </table:table-cell>
        </table:table-row>
      </table:table>
      <text:p text:style-name="P15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4">数</text:p>
          </table:table-cell>
          <table:table-cell table:style-name="Tabla204.A1" office:value-type="string">
            <text:p text:style-name="P84">KAZU</text:p>
          </table:table-cell>
          <table:table-cell table:style-name="Tabla204.A1" office:value-type="string">
            <text:p text:style-name="P47"><text:ruby text:style-name="Ru1"><text:ruby-base><text:span text:style-name="T76">数</text:span></text:ruby-base><text:ruby-text>かず</text:ruby-text></text:ruby><text:span text:style-name="T76"> <text:s text:c="2"/></text:span>(núm. “concepto”)</text:p>
          </table:table-cell>
          <table:table-cell table:style-name="Tabla204.D1" office:value-type="string">
            <text:p text:style-name="P68"><text:s text:c="8"/></text:p>
          </table:table-cell>
        </table:table-row>
        <table:table-row>
          <table:covered-table-cell/>
          <table:table-cell table:style-name="Tabla204.B2" office:value-type="string">
            <text:p text:style-name="P84">KAZO</text:p>
          </table:table-cell>
          <table:table-cell table:style-name="Tabla204.B2" office:value-type="string">
            <text:p text:style-name="P47"><text:ruby text:style-name="Ru1"><text:ruby-base><text:span text:style-name="T76">数</text:span></text:ruby-base><text:ruby-text>かぞ</text:ruby-text></text:ruby><text:span text:style-name="T76">える <text:s text:c="7"/></text:span>(contar)</text:p>
          </table:table-cell>
          <table:table-cell table:style-name="Tabla204.D2" office:value-type="string">
            <text:p text:style-name="P68"/>
          </table:table-cell>
        </table:table-row>
        <table:table-row>
          <table:covered-table-cell/>
          <table:table-cell table:style-name="Tabla204.B2" office:value-type="string">
            <text:p text:style-name="P85">SÛ</text:p>
          </table:table-cell>
          <table:table-cell table:style-name="Tabla204.C3" office:value-type="string">
            <text:p text:style-name="P76"><text:ruby text:style-name="Ru1"><text:ruby-base><text:span text:style-name="T76">数</text:span></text:ruby-base><text:ruby-text>すう</text:ruby-text></text:ruby><text:ruby text:style-name="Ru1"><text:ruby-base><text:span text:style-name="T76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6"><text:ruby text:style-name="Ru1"><text:ruby-base><text:span text:style-name="T76">人</text:span></text:ruby-base><text:ruby-text>にん</text:ruby-text></text:ruby><text:ruby text:style-name="Ru1"><text:ruby-base><text:span text:style-name="T76">数</text:span></text:ruby-base><text:ruby-text>すう</text:ruby-text></text:ruby> <text:s text:c="3"/>(núm. personas)</text:p>
          </table:table-cell>
        </table:table-row>
      </table:table>
      <text:p text:style-name="P15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4">形</text:p>
          </table:table-cell>
          <table:table-cell table:style-name="Tabla169.A1" office:value-type="string">
            <text:p text:style-name="P84">KATACHI</text:p>
          </table:table-cell>
          <table:table-cell table:style-name="Tabla169.A1" office:value-type="string">
            <text:p text:style-name="P47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8"><text:s text:c="8"/></text:p>
          </table:table-cell>
        </table:table-row>
        <table:table-row>
          <table:covered-table-cell/>
          <table:table-cell table:style-name="Tabla169.B2" office:value-type="string">
            <text:p text:style-name="P98">GYÔ</text:p>
          </table:table-cell>
          <table:table-cell table:style-name="Tabla169.C2" office:value-type="string">
            <text:p text:style-name="P101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5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8">KEI</text:p>
          </table:table-cell>
          <table:table-cell table:style-name="Tabla169.C2" office:value-type="string">
            <text:p text:style-name="P101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6"><text:s/></text:p>
          </table:table-cell>
        </table:table-row>
      </table:table>
      <text:p text:style-name="P15"/>
      <text:p text:style-name="P15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4">紙</text:p>
          </table:table-cell>
          <table:table-cell table:style-name="Tabla150.A1" table:number-rows-spanned="2" office:value-type="string">
            <text:p text:style-name="P84">KAMI</text:p>
          </table:table-cell>
          <table:table-cell table:style-name="Tabla150.A1" office:value-type="string">
            <text:p text:style-name="P47"><text:ruby text:style-name="Ru1"><text:ruby-base><text:span text:style-name="T76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8"><text:ruby text:style-name="Ru1"><text:ruby-base><text:span text:style-name="T53">紙</text:span></text:ruby-base><text:ruby-text>がみ</text:ruby-text></text:ruby><text:span text:style-name="T76">しばい</text:span></text:p>
            <text:p text:style-name="P68"><text:span text:style-name="T76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8"><text:ruby text:style-name="Ru1"><text:ruby-base><text:span text:style-name="T76">手</text:span></text:ruby-base><text:ruby-text>て</text:ruby-text></text:ruby><text:ruby text:style-name="Ru1"><text:ruby-base><text:span text:style-name="T53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8"/>
          </table:table-cell>
        </table:table-row>
        <table:table-row>
          <table:covered-table-cell/>
          <table:table-cell table:style-name="Tabla150.C2" office:value-type="string">
            <text:p text:style-name="P98">SHI</text:p>
          </table:table-cell>
          <table:table-cell table:style-name="Tabla150.C3" office:value-type="string">
            <text:p text:style-name="P101"><text:ruby text:style-name="Ru1"><text:ruby-base><text:span text:style-name="T76">画</text:span></text:ruby-base><text:ruby-text>が</text:ruby-text></text:ruby><text:ruby text:style-name="Ru1"><text:ruby-base><text:span text:style-name="T76">用</text:span></text:ruby-base><text:ruby-text>よう</text:ruby-text></text:ruby><text:ruby text:style-name="Ru1"><text:ruby-base><text:span text:style-name="T76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01"><text:span text:style-name="T76">ひょう</text:span><text:ruby text:style-name="Ru1"><text:ruby-base><text:span text:style-name="T76">紙</text:span></text:ruby-base><text:ruby-text>し</text:ruby-text></text:ruby> <text:s text:c="7"/></text:p>
            <text:p text:style-name="P95"><text:span text:style-name="T8"><text:s text:c="11"/>(cubierta de </text:span><text:span text:style-name="T21">libro</text:span><text:span text:style-name="T8">)</text:span>　 <text:s text:c="5"/></text:p>
          </table:table-cell>
        </table:table-row>
      </table:table>
      <text:p text:style-name="P15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4">記</text:p>
          </table:table-cell>
          <table:table-cell table:style-name="Tabla175.A1" office:value-type="string">
            <text:p text:style-name="P84">KI</text:p>
          </table:table-cell>
          <table:table-cell table:style-name="Tabla175.A1" office:value-type="string">
            <text:p text:style-name="P47"><text:ruby text:style-name="Ru1"><text:ruby-base><text:span text:style-name="T50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75.D1" office:value-type="string">
            <text:p text:style-name="P68"><text:s text:c="10"/></text:p>
          </table:table-cell>
        </table:table-row>
      </table:table>
      <text:p text:style-name="P15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4">点</text:p>
          </table:table-cell>
          <table:table-cell table:style-name="Tabla120.A1" office:value-type="string">
            <text:p text:style-name="P84">TEN</text:p>
          </table:table-cell>
          <table:table-cell table:style-name="Tabla120.A1" office:value-type="string">
            <text:p text:style-name="P47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9"/>
          </table:table-cell>
        </table:table-row>
      </table:table>
      <text:p text:style-name="P15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4">絵</text:p>
          </table:table-cell>
          <table:table-cell table:style-name="Tabla168.A1" office:value-type="string">
            <text:p text:style-name="P84">E</text:p>
          </table:table-cell>
          <table:table-cell table:style-name="Tabla168.A1" office:value-type="string">
            <text:p text:style-name="P47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68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4">KAI</text:p>
          </table:table-cell>
          <table:table-cell table:style-name="Tabla168.B2" office:value-type="string">
            <text:p text:style-name="P47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68"/>
          </table:table-cell>
        </table:table-row>
      </table:table>
      <text:p text:style-name="P15"><text:soft-page-break/></text:p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4">線</text:p>
          </table:table-cell>
          <table:table-cell table:style-name="Tabla170.A1" table:number-rows-spanned="2" office:value-type="string">
            <text:p text:style-name="P84">SEN</text:p>
          </table:table-cell>
          <table:table-cell table:style-name="Tabla170.A1" office:value-type="string">
            <text:p text:style-name="P47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8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7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68"/>
          </table:table-cell>
        </table:table-row>
      </table:table>
      <text:p text:style-name="P15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4">丸</text:p>
          </table:table-cell>
          <table:table-cell table:style-name="Tabla227.A1" office:value-type="string">
            <text:p text:style-name="P84">MARU</text:p>
          </table:table-cell>
          <table:table-cell table:style-name="Tabla227.A1" office:value-type="string">
            <text:p text:style-name="P47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68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15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9">語</text:p>
          </table:table-cell>
          <table:table-cell table:style-name="Tabla182.A1" office:value-type="string">
            <text:p text:style-name="P84">GO</text:p>
          </table:table-cell>
          <table:table-cell table:style-name="Tabla182.A1" office:value-type="string">
            <text:p text:style-name="P68"><text:ruby text:style-name="Ru1"><text:ruby-base><text:span text:style-name="T64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8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5"/>(japonés) <text:s text:c="8"/></text:p>
          </table:table-cell>
        </table:table-row>
      </table:table>
      <text:p text:style-name="P47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4">理</text:p>
          </table:table-cell>
          <table:table-cell table:style-name="Tabla230.A1" table:number-rows-spanned="2" office:value-type="string">
            <text:p text:style-name="P84">RI</text:p>
          </table:table-cell>
          <table:table-cell table:style-name="Tabla230.A1" office:value-type="string">
            <text:p text:style-name="P47"><text:ruby text:style-name="Ru1"><text:ruby-base><text:span text:style-name="T64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7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8"><text:span text:style-name="T64">りょう</text:span><text:ruby text:style-name="Ru1"><text:ruby-base><text:span text:style-name="T64">理</text:span></text:ruby-base><text:ruby-text>り</text:ruby-text></text:ruby> <text:s text:c="6"/>(cocina)</text:p>
          </table:table-cell>
          <table:table-cell table:style-name="Tabla230.D2" office:value-type="string">
            <text:p text:style-name="P68"/>
          </table:table-cell>
        </table:table-row>
      </table:table>
      <text:p text:style-name="P4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4">科</text:p>
          </table:table-cell>
          <table:table-cell table:style-name="Tabla203.A1" office:value-type="string">
            <text:p text:style-name="P84">KA</text:p>
          </table:table-cell>
          <table:table-cell table:style-name="Tabla203.A1" office:value-type="string">
            <text:p text:style-name="P68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8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68"><text:s text:c="7"/>(ciencias naturales)</text:p>
          </table:table-cell>
        </table:table-row>
      </table:table>
      <text:p text:style-name="P76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4">算</text:p>
          </table:table-cell>
          <table:table-cell table:style-name="Tabla236.A1" office:value-type="string">
            <text:p text:style-name="P84">SAN</text:p>
          </table:table-cell>
          <table:table-cell table:style-name="Tabla236.A1" office:value-type="string">
            <text:p text:style-name="P47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68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15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4">計</text:p>
          </table:table-cell>
          <table:table-cell table:style-name="Tabla135.A1" office:value-type="string">
            <text:p text:style-name="P84">KEI</text:p>
          </table:table-cell>
          <table:table-cell table:style-name="Tabla135.A1" office:value-type="string">
            <text:p text:style-name="P68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1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8"><text:s text:c="8"/>(economía familiar)</text:p>
          </table:table-cell>
        </table:table-row>
      </table:table>
      <text:p text:style-name="P47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4">答</text:p>
          </table:table-cell>
          <table:table-cell table:style-name="Tabla237.A1" office:value-type="string">
            <text:p text:style-name="P84">KOTA</text:p>
          </table:table-cell>
          <table:table-cell table:style-name="Tabla237.A1" office:value-type="string">
            <text:p text:style-name="P68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68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15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54">研</text:p>
          </table:table-cell>
          <table:table-cell table:style-name="Tabla317.A1" office:value-type="string">
            <text:p text:style-name="P84">ケン</text:p>
          </table:table-cell>
          <table:table-cell table:style-name="Tabla317.A1" office:value-type="string">
            <text:p text:style-name="P68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span text:style-name="T73"> <text:s text:c="5"/>investigación</text:span></text:p>
          </table:table-cell>
          <table:table-cell table:style-name="Tabla317.D1" office:value-type="string">
            <text:p text:style-name="P68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32"/>
      <text:p text:style-name="P15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4">号</text:p>
          </table:table-cell>
          <table:table-cell table:style-name="Tabla323.A1" office:value-type="string">
            <text:p text:style-name="P84">ゴウ</text:p>
          </table:table-cell>
          <table:table-cell table:style-name="Tabla323.A1" office:value-type="string">
            <text:p text:style-name="P77"><text:ruby text:style-name="Ru1"><text:ruby-base><text:span text:style-name="T76">番</text:span></text:ruby-base><text:ruby-text>ばん</text:ruby-text></text:ruby><text:ruby text:style-name="Ru1"><text:ruby-base><text:span text:style-name="T76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68"/>
          </table:table-cell>
        </table:table-row>
      </table:table>
      <text:p text:style-name="P33"/>
      <text:p text:style-name="P132"/>
      <text:p text:style-name="P78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LOCALIZACIÓN</text:p>
      <text:p text:style-name="P13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8">中</text:p>
            </table:table-cell>
            <table:table-cell table:style-name="Tabla28.A1" office:value-type="string">
              <text:p text:style-name="P60">なか</text:p>
            </table:table-cell>
            <table:table-cell table:style-name="Tabla28.A1" office:value-type="string">
              <text:p text:style-name="P47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7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60">チュウ</text:p>
          </table:table-cell>
          <table:table-cell table:style-name="Tabla28.C2" office:value-type="string">
            <text:p text:style-name="P103"><text:ruby text:style-name="Ru1"><text:ruby-base><text:span text:style-name="T64">中</text:span></text:ruby-base><text:ruby-text>ちゅう</text:ruby-text></text:ruby><text:ruby text:style-name="Ru1"><text:ruby-base><text:span text:style-name="T50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7"><text:ruby text:style-name="Ru1"><text:ruby-base><text:span text:style-name="T64">中</text:span></text:ruby-base><text:ruby-text>ちゅう</text:ruby-text></text:ruby><text:ruby text:style-name="Ru1"><text:ruby-base><text:span text:style-name="T50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3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7"/>
          </table:table-cell>
        </table:table-row>
      </table:table>
      <text:p text:style-name="P125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4">央</text:p>
            </table:table-cell>
            <table:table-cell table:style-name="Tabla259.A1" office:value-type="string">
              <text:p text:style-name="P60">オウ</text:p>
            </table:table-cell>
            <table:table-cell table:style-name="Tabla259.A1" office:value-type="string">
              <text:p text:style-name="P47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7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3"> <text:s/>mediados de mes</text:span></text:p>
            </table:table-cell>
          </table:table-row>
        </table:table-header-rows>
      </table:table>
      <text:p text:style-name="P12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ext:soft-page-break/>
          <table:table-row>
            <table:table-cell table:style-name="Tabla29.A1" table:number-rows-spanned="2" office:value-type="string">
              <text:p text:style-name="P54">右</text:p>
            </table:table-cell>
            <table:table-cell table:style-name="Tabla29.A1" office:value-type="string">
              <text:p text:style-name="P60">みぎ</text:p>
            </table:table-cell>
            <table:table-cell table:style-name="Tabla29.A1" office:value-type="string">
              <text:p text:style-name="P47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7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3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60">ユウ</text:p>
          </table:table-cell>
          <table:table-cell table:style-name="Tabla29.C2" office:value-type="string">
            <text:p text:style-name="P47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3"> <text:s text:c="11"/>izq. y dcha.</text:span></text:p>
          </table:table-cell>
          <table:table-cell table:style-name="Tabla29.D2" office:value-type="string">
            <text:p text:style-name="P47"><text:ruby text:style-name="Ru1"><text:ruby-base><text:span text:style-name="T60">右</text:span></text:ruby-base><text:ruby-text>う</text:ruby-text></text:ruby><text:span text:style-name="T72">せつ</text:span><text:span text:style-name="T73"> <text:s text:c="2"/>giro a la dcha.</text:span></text:p>
          </table:table-cell>
        </table:table-row>
      </table:table>
      <text:p text:style-name="P12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4">左</text:p>
            </table:table-cell>
            <table:table-cell table:style-name="Tabla30.A1" office:value-type="string">
              <text:p text:style-name="P60">ひだり</text:p>
            </table:table-cell>
            <table:table-cell table:style-name="Tabla30.A1" office:value-type="string">
              <text:p text:style-name="P47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7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60">サ</text:p>
          </table:table-cell>
          <table:table-cell table:style-name="Tabla30.C2" office:value-type="string">
            <text:p text:style-name="P67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47"/>
          </table:table-cell>
        </table:table-row>
      </table:table>
      <text:p text:style-name="P12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5">上</text:p>
            </table:table-cell>
            <table:table-cell table:style-name="Tabla34.A1" office:value-type="string">
              <text:p text:style-name="P60">UE</text:p>
            </table:table-cell>
            <table:table-cell table:style-name="Tabla34.A1" office:value-type="string">
              <text:p text:style-name="P47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60">A</text:p>
          </table:table-cell>
          <table:table-cell table:style-name="Tabla34.C2" office:value-type="string">
            <text:p text:style-name="P47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47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60">NOBO</text:p>
          </table:table-cell>
          <table:table-cell table:style-name="Tabla34.C2" office:value-type="string">
            <text:p text:style-name="P47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47"/>
          </table:table-cell>
        </table:table-row>
        <table:table-row>
          <table:covered-table-cell/>
          <table:table-cell table:style-name="Tabla34.B2" office:value-type="string">
            <text:p text:style-name="P60">JHÔ</text:p>
          </table:table-cell>
          <table:table-cell table:style-name="Tabla34.C2" office:value-type="string">
            <text:p text:style-name="P47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47"><text:ruby text:style-name="Ru1"><text:ruby-base><text:span text:style-name="T64">上</text:span></text:ruby-base><text:ruby-text>じょう</text:ruby-text></text:ruby><text:ruby text:style-name="Ru1"><text:ruby-base><text:span text:style-name="T11">下</text:span></text:ruby-base><text:ruby-text>げ</text:ruby-text></text:ruby><text:span text:style-name="T30"> <text:s text:c="3"/></text:span><text:span text:style-name="T8">(arriba y abajo)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6"/>
              <text:p text:style-name="P54">下</text:p>
            </table:table-cell>
            <table:table-cell table:style-name="Tabla31.A1" office:value-type="string">
              <text:p text:style-name="P60">SHITA</text:p>
            </table:table-cell>
            <table:table-cell table:style-name="Tabla31.A1" office:value-type="string">
              <text:p text:style-name="P47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60">O</text:p>
          </table:table-cell>
          <table:table-cell table:style-name="Tabla31.C2" office:value-type="string">
            <text:p text:style-name="P47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47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60">KUDA</text:p>
          </table:table-cell>
          <table:table-cell table:style-name="Tabla31.C2" office:value-type="string">
            <text:p text:style-name="P47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47"/>
          </table:table-cell>
        </table:table-row>
        <table:table-row>
          <table:covered-table-cell/>
          <table:table-cell table:style-name="Tabla31.B2" office:value-type="string">
            <text:p text:style-name="P85">KA</text:p>
          </table:table-cell>
          <table:table-cell table:style-name="Tabla31.C2" office:value-type="string">
            <text:p text:style-name="P67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<text:span text:style-name="T64">てつ</text:span> <text:s text:c="8"/>(metro)</text:p>
          </table:table-cell>
          <table:table-cell table:style-name="Tabla31.D2" office:value-type="string">
            <text:p text:style-name="P96"/>
          </table:table-cell>
        </table:table-row>
        <table:table-row>
          <table:covered-table-cell/>
          <table:table-cell table:style-name="Tabla31.B2" office:value-type="string">
            <text:p text:style-name="P98">HE</text:p>
          </table:table-cell>
          <table:table-cell table:style-name="Tabla31.C2" office:value-type="string">
            <text:p text:style-name="P103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96"/>
          </table:table-cell>
        </table:table-row>
        <table:table-row>
          <table:covered-table-cell/>
          <table:table-cell table:style-name="Tabla31.B2" office:value-type="string">
            <text:p text:style-name="P98">GE</text:p>
          </table:table-cell>
          <table:table-cell table:style-name="Tabla31.C2" office:value-type="string">
            <text:p text:style-name="P103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6"/>
          </table:table-cell>
        </table:table-row>
        <table:table-row>
          <table:covered-table-cell/>
          <table:table-cell table:style-name="Tabla31.B2" office:value-type="string">
            <text:p text:style-name="P98">SHIMO</text:p>
          </table:table-cell>
          <table:table-cell table:style-name="Tabla31.C2" office:value-type="string">
            <text:p text:style-name="P103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3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25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4">所</text:p>
            </table:table-cell>
            <table:table-cell table:style-name="Tabla280.A1" office:value-type="string">
              <text:p text:style-name="P60">ところ</text:p>
            </table:table-cell>
            <table:table-cell table:style-name="Tabla280.A1" office:value-type="string">
              <text:p text:style-name="P47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60">ジョ</text:p>
          </table:table-cell>
          <table:table-cell table:style-name="Tabla280.C2" office:value-type="string">
            <text:p text:style-name="P67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7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30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4">外</text:p>
          </table:table-cell>
          <table:table-cell table:style-name="Tabla118.A1" office:value-type="string">
            <text:p text:style-name="P84">SOTO</text:p>
          </table:table-cell>
          <table:table-cell table:style-name="Tabla118.C1" office:value-type="string">
            <text:p text:style-name="P47"><text:ruby text:style-name="Ru1"><text:ruby-base><text:span text:style-name="T76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9"/>
          </table:table-cell>
        </table:table-row>
        <table:table-row>
          <table:covered-table-cell/>
          <table:table-cell table:style-name="Tabla118.B2" office:value-type="string">
            <text:p text:style-name="P84">HOKA</text:p>
          </table:table-cell>
          <table:table-cell table:style-name="Tabla118.C2" office:value-type="string">
            <text:p text:style-name="P47"><text:ruby text:style-name="Ru1"><text:ruby-base><text:span text:style-name="T76">外</text:span></text:ruby-base><text:ruby-text>ほか</text:ruby-text></text:ruby><text:span text:style-name="T76">に <text:s/></text:span><text:s/>(aparte de eso)</text:p>
          </table:table-cell>
          <table:table-cell table:style-name="Tabla118.D2" office:value-type="string">
            <text:p text:style-name="P69"/>
          </table:table-cell>
        </table:table-row>
        <table:table-row>
          <table:covered-table-cell/>
          <table:table-cell table:style-name="Tabla118.B2" office:value-type="string">
            <text:p text:style-name="P85">GAI</text:p>
          </table:table-cell>
          <table:table-cell table:style-name="Tabla118.C2" office:value-type="string">
            <text:p text:style-name="P76"><text:ruby text:style-name="Ru1"><text:ruby-base><text:span text:style-name="T76">外</text:span></text:ruby-base><text:ruby-text>がい</text:ruby-text></text:ruby><text:ruby text:style-name="Ru1"><text:ruby-base><text:span text:style-name="T76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6"><text:ruby text:style-name="Ru1"><text:ruby-base><text:span text:style-name="T76">海</text:span></text:ruby-base><text:ruby-text>かい</text:ruby-text></text:ruby><text:ruby text:style-name="Ru1"><text:ruby-base><text:span text:style-name="T76">外</text:span></text:ruby-base><text:ruby-text>がい</text:ruby-text></text:ruby> <text:s text:c="7"/>(el extranjero)</text:p>
          </table:table-cell>
        </table:table-row>
      </table:table>
      <text:p text:style-name="P15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4">内</text:p>
          </table:table-cell>
          <table:table-cell table:style-name="Tabla119.A1" office:value-type="string">
            <text:p text:style-name="P84">UCHI</text:p>
          </table:table-cell>
          <table:table-cell table:style-name="Tabla119.A1" office:value-type="string">
            <text:p text:style-name="P47"><text:ruby text:style-name="Ru1"><text:ruby-base><text:span text:style-name="T76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8"/>
          </table:table-cell>
        </table:table-row>
        <table:table-row>
          <table:covered-table-cell/>
          <table:table-cell table:style-name="Tabla119.B2" office:value-type="string">
            <text:p text:style-name="P85">NAI</text:p>
          </table:table-cell>
          <table:table-cell table:style-name="Tabla119.C2" office:value-type="string">
            <text:p text:style-name="P76"><text:ruby text:style-name="Ru1"><text:ruby-base><text:span text:style-name="T76">家</text:span></text:ruby-base><text:ruby-text>か</text:ruby-text></text:ruby><text:ruby text:style-name="Ru1"><text:ruby-base><text:span text:style-name="T76">内</text:span></text:ruby-base><text:ruby-text>ない</text:ruby-text></text:ruby> <text:s/></text:p>
            <text:p text:style-name="P76"><text:s text:c="4"/>(esposa “tradicional”)</text:p>
          </table:table-cell>
          <table:table-cell table:style-name="Tabla119.D2" office:value-type="string">
            <text:p text:style-name="P103"/>
          </table:table-cell>
        </table:table-row>
      </table:table>
      <text:p text:style-name="P15"/>
      <text:p text:style-name="P125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4">横</text:p>
            </table:table-cell>
            <table:table-cell table:style-name="Tabla260.A1" office:value-type="string">
              <text:p text:style-name="P60">オウ</text:p>
            </table:table-cell>
            <table:table-cell table:style-name="Tabla260.A1" office:value-type="string">
              <text:p text:style-name="P47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60">よこ</text:p>
          </table:table-cell>
          <table:table-cell table:style-name="Tabla260.C2" office:value-type="string">
            <text:p text:style-name="P67"/>
          </table:table-cell>
          <table:table-cell table:style-name="Tabla260.D2" office:value-type="string">
            <text:p text:style-name="P47"/>
          </table:table-cell>
        </table:table-row>
      </table:table>
      <text:p text:style-name="P125"/>
      <text:p text:style-name="P15"><text:soft-page-break/></text:p>
      <text:p text:style-name="P15"/>
      <text:p text:style-name="P15"/>
      <text:p text:style-name="P15"/>
      <text:p text:style-name="P15"/>
      <text:p text:style-name="P15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4">間</text:p>
          </table:table-cell>
          <table:table-cell table:style-name="Tabla121.A1" office:value-type="string">
            <text:p text:style-name="P84">AIDA</text:p>
          </table:table-cell>
          <table:table-cell table:style-name="Tabla121.A1" office:value-type="string">
            <text:p text:style-name="P47"><text:ruby text:style-name="Ru1"><text:ruby-base><text:span text:style-name="T76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7"><text:span text:style-name="T76">この</text:span><text:ruby text:style-name="Ru1"><text:ruby-base><text:span text:style-name="T76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5">KAN</text:p>
          </table:table-cell>
          <table:table-cell table:style-name="Tabla121.C2" office:value-type="string">
            <text:p text:style-name="P93"><text:ruby text:style-name="Ru1"><text:ruby-base>間</text:ruby-base><text:ruby-text>かん</text:ruby-text></text:ruby></text:p>
            <text:p text:style-name="P76"><text:span text:style-name="T76"><text:s text:c="3"/></text:span>(intervalo de tiempo)</text:p>
          </table:table-cell>
          <table:table-cell table:style-name="Tabla121.D2" office:value-type="string">
            <text:p text:style-name="P76"><text:ruby text:style-name="Ru1"><text:ruby-base><text:span text:style-name="T76">夜</text:span></text:ruby-base><text:ruby-text>や</text:ruby-text></text:ruby><text:ruby text:style-name="Ru1"><text:ruby-base><text:span text:style-name="T76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5">MA</text:p>
          </table:table-cell>
          <table:table-cell table:style-name="Tabla121.C2" office:value-type="string">
            <text:p text:style-name="P48"><text:ruby text:style-name="Ru1"><text:ruby-base><text:span text:style-name="T40">昼</text:span></text:ruby-base><text:ruby-text>ひる</text:ruby-text></text:ruby><text:ruby text:style-name="Ru1"><text:ruby-base><text:span text:style-name="T17">間</text:span></text:ruby-base><text:ruby-text>ま</text:ruby-text></text:ruby><text:span text:style-name="T35"> </text:span><text:span text:style-name="T36">(durante la tarde)</text:span><text:span text:style-name="T35"> <text:s text:c="21"/></text:span></text:p>
          </table:table-cell>
          <table:table-cell table:style-name="Tabla121.D3" office:value-type="string">
            <text:p text:style-name="P77"/>
          </table:table-cell>
        </table:table-row>
        <table:table-row>
          <table:covered-table-cell/>
          <table:table-cell table:style-name="Tabla121.B2" office:value-type="string">
            <text:p text:style-name="P85">GEN</text:p>
          </table:table-cell>
          <table:table-cell table:style-name="Tabla121.C2" office:value-type="string">
            <text:p text:style-name="P48"><text:ruby text:style-name="Ru1"><text:ruby-base><text:span text:style-name="T42">人</text:span></text:ruby-base><text:ruby-text>にん</text:ruby-text></text:ruby><text:ruby text:style-name="Ru1"><text:ruby-base><text:span text:style-name="T42">間</text:span></text:ruby-base><text:ruby-text>げん</text:ruby-text></text:ruby><text:span text:style-name="T36"> <text:s text:c="6"/>(ser humano)</text:span><text:span text:style-name="T35"> <text:s text:c="19"/></text:span><text:s text:c="2"/></text:p>
          </table:table-cell>
          <table:table-cell table:style-name="Tabla121.D3" office:value-type="string">
            <text:p text:style-name="P77"/>
          </table:table-cell>
        </table:table-row>
      </table:table>
      <text:p text:style-name="P95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4">東</text:p>
          </table:table-cell>
          <table:table-cell table:style-name="Tabla114.A1" office:value-type="string">
            <text:p text:style-name="P84">HIGASHI</text:p>
          </table:table-cell>
          <table:table-cell table:style-name="Tabla114.C1" office:value-type="string">
            <text:p text:style-name="P47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9"/>
          </table:table-cell>
        </table:table-row>
        <table:table-row>
          <table:covered-table-cell/>
          <table:table-cell table:style-name="Tabla114.B2" office:value-type="string">
            <text:p text:style-name="P85">TÔ</text:p>
          </table:table-cell>
          <table:table-cell table:style-name="Tabla114.C2" office:value-type="string">
            <text:p text:style-name="P76"><text:ruby text:style-name="Ru1"><text:ruby-base><text:span text:style-name="T64">東</text:span></text:ruby-base><text:ruby-text>とう</text:ruby-text></text:ruby><text:ruby text:style-name="Ru1"><text:ruby-base><text:span text:style-name="T64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3"/>
          </table:table-cell>
        </table:table-row>
      </table:table>
      <text:p text:style-name="P15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4">南</text:p>
          </table:table-cell>
          <table:table-cell table:style-name="Tabla115.A1" office:value-type="string">
            <text:p text:style-name="P84">MINAMI</text:p>
          </table:table-cell>
          <table:table-cell table:style-name="Tabla115.A1" office:value-type="string">
            <text:p text:style-name="P47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1"><text:ruby text:style-name="Ru1"><text:ruby-base>南</text:ruby-base><text:ruby-text>みなみ</text:ruby-text></text:ruby>アメリカ</text:p>
            <text:p text:style-name="P68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4">NAN</text:p>
          </table:table-cell>
          <table:table-cell table:style-name="Tabla115.B2" office:value-type="string">
            <text:p text:style-name="P47"><text:ruby text:style-name="Ru1"><text:ruby-base><text:span text:style-name="T64">南</text:span></text:ruby-base><text:ruby-text>なん</text:ruby-text></text:ruby><text:ruby text:style-name="Ru1"><text:ruby-base><text:span text:style-name="T50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1"/>
          </table:table-cell>
        </table:table-row>
      </table:table>
      <text:p text:style-name="P15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4">北</text:p>
          </table:table-cell>
          <table:table-cell table:style-name="Tabla240.A1" office:value-type="string">
            <text:p text:style-name="P84">KITA</text:p>
          </table:table-cell>
          <table:table-cell table:style-name="Tabla240.A1" office:value-type="string">
            <text:p text:style-name="P47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8"><text:s text:c="7"/></text:p>
          </table:table-cell>
        </table:table-row>
        <table:table-row>
          <table:covered-table-cell/>
          <table:table-cell table:style-name="Tabla240.B2" office:value-type="string">
            <text:p text:style-name="P98">HO_</text:p>
          </table:table-cell>
          <table:table-cell table:style-name="Tabla240.C2" office:value-type="string">
            <text:p text:style-name="P11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95">　 <text:s text:c="5"/></text:p>
          </table:table-cell>
        </table:table-row>
      </table:table>
      <text:p text:style-name="P15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4">西</text:p>
          </table:table-cell>
          <table:table-cell table:style-name="Tabla117.A1" office:value-type="string">
            <text:p text:style-name="P84">NISHI</text:p>
          </table:table-cell>
          <table:table-cell table:style-name="Tabla117.A1" office:value-type="string">
            <text:p text:style-name="P47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8"/>
          </table:table-cell>
        </table:table-row>
      </table:table>
      <text:p text:style-name="P95"/>
      <text:p text:style-name="P53"/>
      <text:p text:style-name="P53"/>
      <text:p text:style-name="P53"/>
      <text:p text:style-name="P119"/>
      <text:p text:style-name="P119">NÚMEROS – CONTADORES</text:p>
      <text:p text:style-name="P13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4">一</text:p>
            </table:table-cell>
            <table:table-cell table:style-name="Tabla38.A1" office:value-type="string">
              <text:p text:style-name="P60">HITO</text:p>
            </table:table-cell>
            <table:table-cell table:style-name="Tabla38.A1" office:value-type="string">
              <text:p text:style-name="P47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47"><text:ruby text:style-name="Ru1"><text:ruby-base><text:span text:style-name="T64">一</text:span></text:ruby-base><text:ruby-text>ひと</text:ruby-text></text:ruby><text:ruby text:style-name="Ru1"><text:ruby-base><text:span text:style-name="T50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60">ICHI</text:p>
          </table:table-cell>
          <table:table-cell table:style-name="Tabla38.C2" office:value-type="string">
            <text:p text:style-name="P47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47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7"><text:ruby text:style-name="Ru1"><text:ruby-base><text:span text:style-name="T50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47"><text:ruby text:style-name="Ru1"><text:ruby-base><text:span text:style-name="T50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60">TSUI</text:p>
          </table:table-cell>
          <table:table-cell table:style-name="Tabla38.C2" office:value-type="string">
            <text:p text:style-name="P47"><text:ruby text:style-name="Ru1"><text:ruby-base><text:span text:style-name="T64">一</text:span></text:ruby-base><text:ruby-text>つい</text:ruby-text></text:ruby><text:ruby text:style-name="Ru1"><text:ruby-base><text:span text:style-name="T50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7"/>
          </table:table-cell>
        </table:table-row>
      </table:table>
      <text:p text:style-name="P12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4">二</text:p>
            </table:table-cell>
            <table:table-cell table:style-name="Tabla55.A1" office:value-type="string">
              <text:p text:style-name="P60">FUTA</text:p>
            </table:table-cell>
            <table:table-cell table:style-name="Tabla55.A1" office:value-type="string">
              <text:p text:style-name="P48"><text:ruby text:style-name="Ru1"><text:ruby-base><text:span text:style-name="T50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7"><text:ruby text:style-name="Ru1"><text:ruby-base><text:span text:style-name="T64">二</text:span></text:ruby-base><text:ruby-text>ふた</text:ruby-text></text:ruby><text:ruby text:style-name="Ru1"><text:ruby-base><text:span text:style-name="T50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60">NI</text:p>
          </table:table-cell>
          <table:table-cell table:style-name="Tabla55.C2" office:value-type="string">
            <text:p text:style-name="P47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47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2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4">三</text:p>
            </table:table-cell>
            <table:table-cell table:style-name="Tabla54.A1" office:value-type="string">
              <text:p text:style-name="P60">MI</text:p>
            </table:table-cell>
            <table:table-cell table:style-name="Tabla54.A1" office:value-type="string">
              <text:p text:style-name="P47"><text:ruby text:style-name="Ru1"><text:ruby-base><text:span text:style-name="T50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47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50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60">SAN</text:p>
          </table:table-cell>
          <table:table-cell table:style-name="Tabla54.C2" office:value-type="string">
            <text:p text:style-name="P47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47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2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4">四</text:p>
            </table:table-cell>
            <table:table-cell table:style-name="Tabla53.B1" office:value-type="string">
              <text:p text:style-name="P61"/>
              <text:p text:style-name="P61">YON　</text:p>
            </table:table-cell>
            <table:table-cell table:style-name="Tabla53.A1" office:value-type="string">
              <text:p text:style-name="P47"><text:ruby text:style-name="Ru1"><text:ruby-base><text:span text:style-name="T50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7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1">YO</text:p>
          </table:table-cell>
          <table:table-cell table:style-name="Tabla53.B2" office:value-type="string">
            <text:p text:style-name="P47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7"/>
          </table:table-cell>
        </table:table-row>
        <table:table-row>
          <table:covered-table-cell/>
          <table:table-cell table:style-name="Tabla53.B2" office:value-type="string">
            <text:p text:style-name="P61">SHI</text:p>
          </table:table-cell>
          <table:table-cell table:style-name="Tabla53.C3" office:value-type="string">
            <text:p text:style-name="P47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47"/>
          </table:table-cell>
        </table:table-row>
      </table:table>
      <text:p text:style-name="P125"><text:soft-page-break/></text:p>
      <text:p text:style-name="P125"/>
      <text:p text:style-name="P125"/>
      <text:p text:style-name="P125"/>
      <text:p text:style-name="P125"/>
      <text:p text:style-name="P12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4">五</text:p>
            </table:table-cell>
            <table:table-cell table:style-name="Tabla52.A1" office:value-type="string">
              <text:p text:style-name="P60">ITSU</text:p>
            </table:table-cell>
            <table:table-cell table:style-name="Tabla52.A1" office:value-type="string">
              <text:p text:style-name="P47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47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60">GO</text:p>
          </table:table-cell>
          <table:table-cell table:style-name="Tabla52.C2" office:value-type="string">
            <text:p text:style-name="P47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47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2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4">六</text:p>
            </table:table-cell>
            <table:table-cell table:style-name="Tabla56.A1" office:value-type="string">
              <text:p text:style-name="P60">MUI</text:p>
            </table:table-cell>
            <table:table-cell table:style-name="Tabla56.A1" office:value-type="string">
              <text:p text:style-name="P47"><text:ruby text:style-name="Ru1"><text:ruby-base><text:span text:style-name="T11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7"><text:ruby text:style-name="Ru1"><text:ruby-base><text:span text:style-name="T50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60">ROKU</text:p>
          </table:table-cell>
          <table:table-cell table:style-name="Tabla56.C2" office:value-type="string">
            <text:p text:style-name="P47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47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7"><text:ruby text:style-name="Ru1"><text:ruby-base><text:span text:style-name="T50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7"/>
          </table:table-cell>
        </table:table-row>
      </table:table>
      <text:p text:style-name="P12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4">七</text:p>
            </table:table-cell>
            <table:table-cell table:style-name="Tabla57.A1" office:value-type="string">
              <text:p text:style-name="P60">NANA</text:p>
            </table:table-cell>
            <table:table-cell table:style-name="Tabla57.A1" office:value-type="string">
              <text:p text:style-name="P47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60">NANO</text:p>
          </table:table-cell>
          <table:table-cell table:style-name="Tabla57.B2" office:value-type="string">
            <text:p text:style-name="P103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47"/>
          </table:table-cell>
        </table:table-row>
        <table:table-row>
          <table:covered-table-cell/>
          <table:table-cell table:style-name="Tabla57.B2" office:value-type="string">
            <text:p text:style-name="P60">TANA</text:p>
          </table:table-cell>
          <table:table-cell table:style-name="Tabla57.B2" office:value-type="string">
            <text:p text:style-name="P103"><text:ruby text:style-name="Ru1"><text:ruby-base><text:span text:style-name="T38">七</text:span></text:ruby-base><text:ruby-text>たな</text:ruby-text></text:ruby><text:ruby text:style-name="Ru1"><text:ruby-base><text:span text:style-name="T50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7"/>
          </table:table-cell>
        </table:table-row>
        <table:table-row>
          <table:covered-table-cell/>
          <table:table-cell table:style-name="Tabla57.B2" office:value-type="string">
            <text:p text:style-name="P60">SHICHI</text:p>
          </table:table-cell>
          <table:table-cell table:style-name="Tabla57.C4" office:value-type="string">
            <text:p text:style-name="P47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47"/>
          </table:table-cell>
        </table:table-row>
      </table:table>
      <text:p text:style-name="P12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4">八</text:p>
            </table:table-cell>
            <table:table-cell table:style-name="Tabla58.A1" office:value-type="string">
              <text:p text:style-name="P60">YÔ</text:p>
            </table:table-cell>
            <table:table-cell table:style-name="Tabla58.A1" office:value-type="string">
              <text:p text:style-name="P47"><text:ruby text:style-name="Ru1"><text:ruby-base><text:span text:style-name="T11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7"><text:ruby text:style-name="Ru1"><text:ruby-base><text:span text:style-name="T50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60">HACHI</text:p>
          </table:table-cell>
          <table:table-cell table:style-name="Tabla58.C2" office:value-type="string">
            <text:p text:style-name="P47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7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7"><text:ruby text:style-name="Ru1"><text:ruby-base><text:span text:style-name="T50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7"/>
          </table:table-cell>
        </table:table-row>
      </table:table>
      <text:p text:style-name="P125"/>
      <text:p text:style-name="P125"/>
      <text:p text:style-name="P12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4">九</text:p>
          </table:table-cell>
          <table:table-cell table:style-name="Tabla59.A1" office:value-type="string">
            <text:p text:style-name="P60">KOKONO</text:p>
          </table:table-cell>
          <table:table-cell table:style-name="Tabla59.C1" office:value-type="string">
            <text:p text:style-name="P47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47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60">KU</text:p>
          </table:table-cell>
          <table:table-cell table:style-name="Tabla59.C2" office:value-type="string">
            <text:p text:style-name="P47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7"/>
          </table:table-cell>
        </table:table-row>
        <table:table-row>
          <table:covered-table-cell/>
          <table:table-cell table:style-name="Tabla59.B2" office:value-type="string">
            <text:p text:style-name="P60">KYÛ</text:p>
          </table:table-cell>
          <table:table-cell table:style-name="Tabla59.C2" office:value-type="string">
            <text:p text:style-name="P47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47"/>
          </table:table-cell>
        </table:table-row>
      </table:table>
      <text:p text:style-name="P12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4">十</text:p>
          </table:table-cell>
          <table:table-cell table:style-name="Tabla60.A1" office:value-type="string">
            <text:p text:style-name="P60">TOO</text:p>
          </table:table-cell>
          <table:table-cell table:style-name="Tabla60.C1" office:value-type="string">
            <text:p text:style-name="P47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47"><text:ruby text:style-name="Ru1"><text:ruby-base><text:span text:style-name="T50">二</text:span></text:ruby-base><text:ruby-text>は</text:ruby-text></text:ruby><text:ruby text:style-name="Ru1"><text:ruby-base><text:span text:style-name="T50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60">JHÛ</text:p>
          </table:table-cell>
          <table:table-cell table:style-name="Tabla60.C2" office:value-type="string">
            <text:p text:style-name="P47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47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7"><text:ruby text:style-name="Ru1"><text:ruby-base><text:span text:style-name="T50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47"/>
          </table:table-cell>
        </table:table-row>
      </table:table>
      <text:p text:style-name="P12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8">百</text:p>
          </table:table-cell>
          <table:table-cell table:style-name="Tabla61.A1" table:number-rows-spanned="2" office:value-type="string">
            <text:p text:style-name="P60">HYAKU</text:p>
          </table:table-cell>
          <table:table-cell table:style-name="Tabla61.A1" office:value-type="string">
            <text:p text:style-name="P47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7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7"><text:ruby text:style-name="Ru1"><text:ruby-base><text:span text:style-name="T50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7"/>
          </table:table-cell>
        </table:table-row>
      </table:table>
      <text:p text:style-name="P12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8">千</text:p>
          </table:table-cell>
          <table:table-cell table:style-name="Tabla62.A1" office:value-type="string">
            <text:p text:style-name="P60">SEN</text:p>
          </table:table-cell>
          <table:table-cell table:style-name="Tabla62.A1" office:value-type="string">
            <text:p text:style-name="P47"><text:ruby text:style-name="Ru1"><text:ruby-base><text:span text:style-name="T76">千</text:span></text:ruby-base><text:ruby-text>せん</text:ruby-text></text:ruby> <text:s text:c="22"/>(1000)</text:p>
          </table:table-cell>
          <table:table-cell table:style-name="Tabla62.D1" office:value-type="string">
            <text:p text:style-name="P116"><text:ruby text:style-name="Ru1"><text:ruby-base>千</text:ruby-base><text:ruby-text>せん</text:ruby-text></text:ruby><text:ruby text:style-name="Ru1"><text:ruby-base><text:span text:style-name="T59">羽</text:span></text:ruby-base><text:ruby-text>ば</text:ruby-text></text:ruby>づる</text:p>
            <text:p text:style-name="P47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60">BAN</text:p>
          </table:table-cell>
          <table:table-cell table:style-name="Tabla62.B2" office:value-type="string">
            <text:p text:style-name="P47"><text:ruby text:style-name="Ru1"><text:ruby-base><text:span text:style-name="T76">万</text:span></text:ruby-base><text:ruby-text>ばん</text:ruby-text></text:ruby><text:ruby text:style-name="Ru1"><text:ruby-base><text:span text:style-name="T76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6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47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ext:soft-page-break/>
        <table:table-row>
          <table:table-cell table:style-name="Tabla239.A1" office:value-type="string">
            <text:p text:style-name="P54">万</text:p>
          </table:table-cell>
          <table:table-cell table:style-name="Tabla239.A1" office:value-type="string">
            <text:p text:style-name="P84">MAN</text:p>
          </table:table-cell>
          <table:table-cell table:style-name="Tabla239.A1" office:value-type="string">
            <text:p text:style-name="P47"><text:ruby text:style-name="Ru1"><text:ruby-base><text:span text:style-name="T76">万</text:span></text:ruby-base><text:ruby-text>まん</text:ruby-text></text:ruby><text:span text:style-name="T76"> </text:span><text:s text:c="18"/>(10.000)</text:p>
          </table:table-cell>
          <table:table-cell table:style-name="Tabla239.D1" office:value-type="string">
            <text:p text:style-name="P68"><text:s text:c="5"/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4">回</text:p>
          </table:table-cell>
          <table:table-cell table:style-name="Tabla179.A1" office:value-type="string">
            <text:p text:style-name="P84">KAI</text:p>
          </table:table-cell>
          <table:table-cell table:style-name="Tabla179.A1" office:value-type="string">
            <text:p text:style-name="P47"><text:span text:style-name="T79">~</text:span><text:ruby text:style-name="Ru1"><text:ruby-base><text:span text:style-name="T76">回</text:span></text:ruby-base><text:ruby-text>かい</text:ruby-text></text:ruby><text:span text:style-name="T76"> </text:span><text:s text:c="18"/>[veces]</text:p>
          </table:table-cell>
          <table:table-cell table:style-name="Tabla179.D1" office:value-type="string">
            <text:p text:style-name="P104"><text:ruby text:style-name="Ru1"><text:ruby-base><text:span text:style-name="T76">回</text:span></text:ruby-base><text:ruby-text>かい</text:ruby-text></text:ruby><text:span text:style-name="T76">てんすし</text:span> <text:s text:c="11"/></text:p>
            <text:p text:style-name="P104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5">MAWA</text:p>
          </table:table-cell>
          <table:table-cell table:style-name="Tabla179.C2" office:value-type="string">
            <text:p text:style-name="P76"><text:ruby text:style-name="Ru1"><text:ruby-base><text:span text:style-name="T76">回</text:span></text:ruby-base><text:ruby-text>まわ</text:ruby-text></text:ruby><text:span text:style-name="T76">す</text:span> <text:s text:c="18"/>(girar)</text:p>
          </table:table-cell>
          <table:table-cell table:style-name="Tabla179.D2" office:value-type="string">
            <text:p text:style-name="P101"><text:ruby text:style-name="Ru1"><text:ruby-base><text:span text:style-name="T76">回</text:span></text:ruby-base><text:ruby-text>まわ</text:ruby-text></text:ruby><text:span text:style-name="T76">る <text:s text:c="2"/></text:span>　 <text:s/>(dar vueltas)</text:p>
          </table:table-cell>
        </table:table-row>
      </table:table>
      <text:p text:style-name="P3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4">台</text:p>
          </table:table-cell>
          <table:table-cell table:style-name="Tabla109.A1" table:number-rows-spanned="2" office:value-type="string">
            <text:p text:style-name="P84">DAI</text:p>
          </table:table-cell>
          <table:table-cell table:style-name="Tabla109.C1" office:value-type="string">
            <text:p text:style-name="P47"><text:span text:style-name="T79">~</text:span><text:ruby text:style-name="Ru1"><text:ruby-base><text:span text:style-name="T76">台</text:span></text:ruby-base><text:ruby-text>だい</text:ruby-text></text:ruby><text:span text:style-name="T76"> <text:s text:c="2"/></text:span><text:s text:c="2"/></text:p>
            <text:p text:style-name="P47"><text:s text:c="3"/>[vehículos, máquinas]</text:p>
          </table:table-cell>
          <table:table-cell table:style-name="Tabla109.D1" office:value-type="string">
            <text:p text:style-name="P68"><text:ruby text:style-name="Ru1"><text:ruby-base><text:span text:style-name="T76">台</text:span></text:ruby-base><text:ruby-text>だい</text:ruby-text></text:ruby><text:ruby text:style-name="Ru1"><text:ruby-base><text:span text:style-name="T52">所</text:span></text:ruby-base><text:ruby-text>どころ</text:ruby-text></text:ruby><text:span text:style-name="T76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6"><text:ruby text:style-name="Ru1"><text:ruby-base><text:span text:style-name="T52">台</text:span></text:ruby-base><text:ruby-text>たい</text:ruby-text></text:ruby><text:ruby text:style-name="Ru1"><text:ruby-base><text:span text:style-name="T76">風</text:span></text:ruby-base><text:ruby-text>ふう</text:ruby-text></text:ruby><text:span text:style-name="T76"> </text:span><text:s text:c="18"/>(tifón)</text:p>
          </table:table-cell>
          <table:table-cell table:style-name="Tabla109.D2" office:value-type="string">
            <text:p text:style-name="P68"><text:span text:style-name="T76">たべり</text:span><text:ruby text:style-name="Ru1"><text:ruby-base><text:span text:style-name="T76">台</text:span></text:ruby-base><text:ruby-text>だい</text:ruby-text></text:ruby><text:span text:style-name="T76"> <text:s text:c="2"/></text:span><text:s text:c="2"/>(tobogán)</text:p>
          </table:table-cell>
        </table:table-row>
      </table:table>
      <text:p text:style-name="P15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4">番</text:p>
          </table:table-cell>
          <table:table-cell table:style-name="Tabla136.A1" table:number-rows-spanned="2" office:value-type="string">
            <text:p text:style-name="P84">バン</text:p>
          </table:table-cell>
          <table:table-cell table:style-name="Tabla136.A1" office:value-type="string">
            <text:p text:style-name="P47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68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<text:ruby text:style-name="Ru1"><text:ruby-base><text:span text:style-name="T76">目</text:span></text:ruby-base><text:ruby-text>め</text:ruby-text></text:ruby><text:span text:style-name="T76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6"><text:ruby text:style-name="Ru1"><text:ruby-base><text:span text:style-name="T76">番</text:span></text:ruby-base><text:ruby-text>ばん</text:ruby-text></text:ruby><text:ruby text:style-name="Ru1"><text:ruby-base><text:span text:style-name="T52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76"/>
          </table:table-cell>
        </table:table-row>
      </table:table>
      <text:p text:style-name="P47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4">才</text:p>
          </table:table-cell>
          <table:table-cell table:style-name="Tabla241.A1" office:value-type="string">
            <text:p text:style-name="P84">サイ</text:p>
          </table:table-cell>
          <table:table-cell table:style-name="Tabla241.A1" office:value-type="string">
            <text:p text:style-name="P47"><text:span text:style-name="T43">~</text:span><text:ruby text:style-name="Ru1"><text:ruby-base><text:span text:style-name="T37">才</text:span></text:ruby-base><text:ruby-text>さい</text:ruby-text></text:ruby><text:span text:style-name="T33"> <text:s text:c="6"/>[años de edad]</text:span> <text:s text:c="8"/></text:p>
          </table:table-cell>
          <table:table-cell table:style-name="Tabla241.D1" office:value-type="string">
            <text:p text:style-name="P68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P78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4">何</text:p>
          </table:table-cell>
          <table:table-cell table:style-name="Tabla69.A1" office:value-type="string">
            <text:p text:style-name="P84">NANI</text:p>
          </table:table-cell>
          <table:table-cell table:style-name="Tabla69.A1" office:value-type="string">
            <text:p text:style-name="P47"><text:ruby text:style-name="Ru1"><text:ruby-base><text:span text:style-name="T76">何</text:span></text:ruby-base><text:ruby-text>なに</text:ruby-text></text:ruby> <text:s text:c="22"/>(qué)</text:p>
          </table:table-cell>
          <table:table-cell table:style-name="Tabla69.D1" office:value-type="string">
            <text:p text:style-name="P71"/>
          </table:table-cell>
        </table:table-row>
        <table:table-row>
          <table:covered-table-cell/>
          <table:table-cell table:style-name="Tabla69.B2" office:value-type="string">
            <text:p text:style-name="P84">NAN</text:p>
          </table:table-cell>
          <table:table-cell table:style-name="Tabla69.B2" office:value-type="string">
            <text:p text:style-name="P71"><text:ruby text:style-name="Ru1"><text:ruby-base><text:span text:style-name="T76">何</text:span></text:ruby-base><text:ruby-text>なん</text:ruby-text></text:ruby><text:ruby text:style-name="Ru1"><text:ruby-base><text:span text:style-name="T76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1"/>
          </table:table-cell>
        </table:table-row>
      </table:table>
      <text:p text:style-name="P120"/>
      <text:p text:style-name="P120"/>
      <text:p text:style-name="P120">ADJETIVOS – COLORES</text:p>
      <text:p text:style-name="P15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4">高</text:p>
          </table:table-cell>
          <table:table-cell table:style-name="Tabla217.A1" office:value-type="string">
            <text:p text:style-name="P84">たか</text:p>
          </table:table-cell>
          <table:table-cell table:style-name="Tabla217.A1" office:value-type="string">
            <text:p text:style-name="P47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68"><text:s text:c="5"/></text:p>
          </table:table-cell>
        </table:table-row>
        <table:table-row>
          <table:covered-table-cell/>
          <table:table-cell table:style-name="Tabla217.B2" office:value-type="string">
            <text:p text:style-name="P85">コウ</text:p>
          </table:table-cell>
          <table:table-cell table:style-name="Tabla217.C2" office:value-type="string">
            <text:p text:style-name="P76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5">　 <text:s text:c="5"/></text:p>
          </table:table-cell>
        </table:table-row>
      </table:table>
      <text:p text:style-name="P18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4">暑</text:p>
          </table:table-cell>
          <table:table-cell table:style-name="Tabla292.A1" office:value-type="string">
            <text:p text:style-name="P84">あつ</text:p>
          </table:table-cell>
          <table:table-cell table:style-name="Tabla292.A1" office:value-type="string">
            <text:p text:style-name="P68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68"><text:s text:c="6"/></text:p>
          </table:table-cell>
        </table:table-row>
      </table:table>
      <text:p text:style-name="P18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4">近</text:p>
          </table:table-cell>
          <table:table-cell table:style-name="Tabla155.A1" office:value-type="string">
            <text:p text:style-name="P84">ちか</text:p>
          </table:table-cell>
          <table:table-cell table:style-name="Tabla155.A1" office:value-type="string">
            <text:p text:style-name="P68"><text:ruby text:style-name="Ru1"><text:ruby-base><text:span text:style-name="T64">近</text:span></text:ruby-base><text:ruby-text>ちか</text:ruby-text></text:ruby><text:span text:style-name="T64">い</text:span><text:span text:style-name="T73"> <text:s text:c="19"/>cerca</text:span></text:p>
          </table:table-cell>
          <table:table-cell table:style-name="Tabla155.D1" office:value-type="string">
            <text:p text:style-name="P68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5">キン</text:p>
          </table:table-cell>
          <table:table-cell table:style-name="Tabla155.C2" office:value-type="string">
            <text:p text:style-name="P89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9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4">弱</text:p>
          </table:table-cell>
          <table:table-cell table:style-name="Tabla200.A1" office:value-type="string">
            <text:p text:style-name="P84">よわ</text:p>
          </table:table-cell>
          <table:table-cell table:style-name="Tabla200.A1" office:value-type="string">
            <text:p text:style-name="P47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68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5">ジャク</text:p>
          </table:table-cell>
          <table:table-cell table:style-name="Tabla200.C2" office:value-type="string">
            <text:p text:style-name="P76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5">　 <text:s text:c="5"/></text:p>
          </table:table-cell>
        </table:table-row>
      </table:table>
      <text:p text:style-name="P15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4">苦</text:p>
          </table:table-cell>
          <table:table-cell table:style-name="Tabla310.A1" office:value-type="string">
            <text:p text:style-name="P84">くる</text:p>
          </table:table-cell>
          <table:table-cell table:style-name="Tabla310.A1" office:value-type="string">
            <text:p text:style-name="P47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68"><text:s text:c="7"/></text:p>
          </table:table-cell>
        </table:table-row>
        <table:table-row>
          <table:covered-table-cell/>
          <table:table-cell table:style-name="Tabla310.B2" office:value-type="string">
            <text:p text:style-name="P85">ク</text:p>
          </table:table-cell>
          <table:table-cell table:style-name="Tabla310.C2" office:value-type="string">
            <text:p text:style-name="P76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5">　 <text:s text:c="5"/></text:p>
          </table:table-cell>
        </table:table-row>
      </table:table>
      <text:p text:style-name="P15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4">寒</text:p>
          </table:table-cell>
          <table:table-cell table:style-name="Tabla267.A1" office:value-type="string">
            <text:p text:style-name="P84">さむ</text:p>
          </table:table-cell>
          <table:table-cell table:style-name="Tabla267.A1" office:value-type="string">
            <text:p text:style-name="P47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68"><text:s text:c="7"/></text:p>
          </table:table-cell>
        </table:table-row>
        <table:table-row>
          <table:covered-table-cell/>
          <table:table-cell table:style-name="Tabla267.B2" office:value-type="string">
            <text:p text:style-name="P85">カン</text:p>
          </table:table-cell>
          <table:table-cell table:style-name="Tabla267.C2" office:value-type="string">
            <text:p text:style-name="P76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95">　 <text:s text:c="5"/></text:p>
          </table:table-cell>
        </table:table-row>
      </table:table>
      <text:p text:style-name="P10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ext:soft-page-break/>
        <table:table-row>
          <table:table-cell table:style-name="Tabla67.A1" table:number-rows-spanned="2" office:value-type="string">
            <text:p text:style-name="P54">大</text:p>
          </table:table-cell>
          <table:table-cell table:style-name="Tabla67.A1" office:value-type="string">
            <text:p text:style-name="P60">OO</text:p>
          </table:table-cell>
          <table:table-cell table:style-name="Tabla67.C1" office:value-type="string">
            <text:p text:style-name="P47"><text:ruby text:style-name="Ru1"><text:ruby-base><text:span text:style-name="T76">大</text:span></text:ruby-base><text:ruby-text>おお</text:ruby-text></text:ruby><text:span text:style-name="T76">きい</text:span> <text:s text:c="10"/>(grande)　 </text:p>
          </table:table-cell>
          <table:table-cell table:style-name="Tabla67.D1" office:value-type="string">
            <text:p text:style-name="P47"/>
          </table:table-cell>
        </table:table-row>
        <table:table-row>
          <table:covered-table-cell/>
          <table:table-cell table:style-name="Tabla67.B2" office:value-type="string">
            <text:p text:style-name="P85">DAI</text:p>
          </table:table-cell>
          <table:table-cell table:style-name="Tabla67.C2" office:value-type="string">
            <text:p text:style-name="P67"><text:ruby text:style-name="Ru1"><text:ruby-base><text:span text:style-name="T76">大</text:span></text:ruby-base><text:ruby-text>だい</text:ruby-text></text:ruby><text:ruby text:style-name="Ru1"><text:ruby-base><text:span text:style-name="T76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5"/>
          </table:table-cell>
        </table:table-row>
      </table:table>
      <text:p text:style-name="P15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4">多</text:p>
          </table:table-cell>
          <table:table-cell table:style-name="Tabla220.A1" office:value-type="string">
            <text:p text:style-name="P84">OO</text:p>
          </table:table-cell>
          <table:table-cell table:style-name="Tabla220.A1" office:value-type="string">
            <text:p text:style-name="P68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02"><text:s text:c="5"/></text:p>
          </table:table-cell>
        </table:table-row>
        <table:table-row>
          <table:covered-table-cell/>
          <table:table-cell table:style-name="Tabla220.B2" office:value-type="string">
            <text:p text:style-name="P85">TA</text:p>
          </table:table-cell>
          <table:table-cell table:style-name="Tabla220.C2" office:value-type="string">
            <text:p text:style-name="P93"><text:ruby text:style-name="Ru1"><text:ruby-base>多</text:ruby-base><text:ruby-text>た</text:ruby-text></text:ruby><text:ruby text:style-name="Ru1"><text:ruby-base>分</text:ruby-base><text:ruby-text>ぶん</text:ruby-text></text:ruby> <text:span text:style-name="T68">(probablemente)</text:span></text:p>
          </table:table-cell>
          <table:table-cell table:style-name="Tabla220.D2" office:value-type="string">
            <text:p text:style-name="P95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3">(más o menos)</text:span></text:p>
          </table:table-cell>
        </table:table-row>
      </table:table>
      <text:p text:style-name="P15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4">新</text:p>
          </table:table-cell>
          <table:table-cell table:style-name="Tabla218.A1" office:value-type="string">
            <text:p text:style-name="P84">ATARA</text:p>
          </table:table-cell>
          <table:table-cell table:style-name="Tabla218.A1" office:value-type="string">
            <text:p text:style-name="P47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68"><text:s text:c="5"/></text:p>
          </table:table-cell>
        </table:table-row>
        <table:table-row>
          <table:covered-table-cell/>
          <table:table-cell table:style-name="Tabla218.B2" office:value-type="string">
            <text:p text:style-name="P85">SHIN</text:p>
          </table:table-cell>
          <table:table-cell table:style-name="Tabla218.C2" office:value-type="string">
            <text:p text:style-name="P76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5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3">(coche nuevo)</text:span> </text:p>
          </table:table-cell>
        </table:table-row>
      </table:table>
      <text:p text:style-name="P15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5">小</text:p>
          </table:table-cell>
          <table:table-cell table:style-name="Tabla66.A1" office:value-type="string">
            <text:p text:style-name="P60">CHII</text:p>
          </table:table-cell>
          <table:table-cell table:style-name="Tabla66.C1" office:value-type="string">
            <text:p text:style-name="P47"><text:ruby text:style-name="Ru1"><text:ruby-base><text:span text:style-name="T76">小</text:span></text:ruby-base><text:ruby-text>ちい</text:ruby-text></text:ruby><text:span text:style-name="T76">さい</text:span> <text:s text:c="7"/>(pequeño)</text:p>
          </table:table-cell>
          <table:table-cell table:style-name="Tabla66.D1" office:value-type="string">
            <text:p text:style-name="P47"/>
          </table:table-cell>
        </table:table-row>
        <table:table-row>
          <table:covered-table-cell/>
          <table:table-cell table:style-name="Tabla66.B2" office:value-type="string">
            <text:p text:style-name="P98">KO</text:p>
          </table:table-cell>
          <table:table-cell table:style-name="Tabla66.C2" office:value-type="string">
            <text:p text:style-name="P101"><text:ruby text:style-name="Ru1"><text:ruby-base><text:span text:style-name="T76">小</text:span></text:ruby-base><text:ruby-text>こ</text:ruby-text></text:ruby><text:ruby text:style-name="Ru1"><text:ruby-base><text:span text:style-name="T76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7"><text:ruby text:style-name="Ru1"><text:ruby-base><text:span text:style-name="T16">小</text:span></text:ruby-base><text:ruby-text>こ</text:ruby-text></text:ruby><text:ruby text:style-name="Ru1"><text:ruby-base><text:span text:style-name="T76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8">SHÔ</text:p>
          </table:table-cell>
          <table:table-cell table:style-name="Tabla66.C2" office:value-type="string">
            <text:p text:style-name="P101"><text:ruby text:style-name="Ru1"><text:ruby-base><text:span text:style-name="T76">小</text:span></text:ruby-base><text:ruby-text>しょう</text:ruby-text></text:ruby><text:ruby text:style-name="Ru1"><text:ruby-base><text:span text:style-name="T76">学</text:span></text:ruby-base><text:ruby-text>がく</text:ruby-text></text:ruby><text:ruby text:style-name="Ru1"><text:ruby-base><text:span text:style-name="T76">生</text:span></text:ruby-base><text:ruby-text>せい</text:ruby-text></text:ruby><text:span text:style-name="T76"> </text:span><text:s text:c="6"/>(primaria)</text:p>
          </table:table-cell>
          <table:table-cell table:style-name="Tabla66.D2" office:value-type="string">
            <text:p text:style-name="P15"/>
          </table:table-cell>
        </table:table-row>
      </table:table>
      <text:p text:style-name="P15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4">少</text:p>
          </table:table-cell>
          <table:table-cell table:style-name="Tabla221.A1" office:value-type="string">
            <text:p text:style-name="P84">SUKO</text:p>
          </table:table-cell>
          <table:table-cell table:style-name="Tabla221.A1" office:value-type="string">
            <text:p text:style-name="P47"><text:ruby text:style-name="Ru1"><text:ruby-base><text:span text:style-name="T76">少</text:span></text:ruby-base><text:ruby-text>すこ</text:ruby-text></text:ruby><text:span text:style-name="T76">しい</text:span> <text:s text:c="13"/>(poco)</text:p>
          </table:table-cell>
          <table:table-cell table:style-name="Tabla221.D1" office:value-type="string">
            <text:p text:style-name="P68"><text:s text:c="5"/></text:p>
          </table:table-cell>
        </table:table-row>
        <table:table-row>
          <table:covered-table-cell/>
          <table:table-cell table:style-name="Tabla221.B2" office:value-type="string">
            <text:p text:style-name="P84">SUKU</text:p>
          </table:table-cell>
          <table:table-cell table:style-name="Tabla221.B2" office:value-type="string">
            <text:p text:style-name="P47"><text:ruby text:style-name="Ru1"><text:ruby-base><text:span text:style-name="T76">少</text:span></text:ruby-base><text:ruby-text>すく</text:ruby-text></text:ruby><text:span text:style-name="T76">ない</text:span> <text:s text:c="10"/>(escaso)</text:p>
          </table:table-cell>
          <table:table-cell table:style-name="Tabla221.D2" office:value-type="string">
            <text:p text:style-name="P68"/>
          </table:table-cell>
        </table:table-row>
        <table:table-row>
          <table:covered-table-cell/>
          <table:table-cell table:style-name="Tabla221.B2" office:value-type="string">
            <text:p text:style-name="P85">SHÔ</text:p>
          </table:table-cell>
          <table:table-cell table:style-name="Tabla221.C3" office:value-type="string">
            <text:p text:style-name="P76"><text:ruby text:style-name="Ru1"><text:ruby-base><text:span text:style-name="T76">少</text:span></text:ruby-base><text:ruby-text>しょう</text:ruby-text></text:ruby><text:ruby text:style-name="Ru1"><text:ruby-base><text:span text:style-name="T76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6"><text:ruby text:style-name="Ru1"><text:ruby-base><text:span text:style-name="T76">少</text:span></text:ruby-base><text:ruby-text>しょう</text:ruby-text></text:ruby><text:ruby text:style-name="Ru1"><text:ruby-base><text:span text:style-name="T76">々</text:span></text:ruby-base><text:ruby-text>しょう</text:ruby-text></text:ruby><text:span text:style-name="T76"> </text:span><text:span text:style-name="T80">(un momento)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4">深</text:p>
          </table:table-cell>
          <table:table-cell table:style-name="Tabla305.A1" office:value-type="string">
            <text:p text:style-name="P84">ふか</text:p>
          </table:table-cell>
          <table:table-cell table:style-name="Tabla305.A1" office:value-type="string">
            <text:p text:style-name="P47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68"><text:s text:c="3"/></text:p>
          </table:table-cell>
        </table:table-row>
        <table:table-row>
          <table:covered-table-cell/>
          <table:table-cell table:style-name="Tabla305.B2" office:value-type="string">
            <text:p text:style-name="P85">シン</text:p>
          </table:table-cell>
          <table:table-cell table:style-name="Tabla305.C2" office:value-type="string">
            <text:p text:style-name="P47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47"><text:s/>profundidades marinas</text:p>
          </table:table-cell>
          <table:table-cell table:style-name="Tabla305.D2" office:value-type="string">
            <text:p text:style-name="P47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15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4">遠</text:p>
          </table:table-cell>
          <table:table-cell table:style-name="Tabla192.A1" office:value-type="string">
            <text:p text:style-name="P84">TOO</text:p>
          </table:table-cell>
          <table:table-cell table:style-name="Tabla192.A1" office:value-type="string">
            <text:p text:style-name="P47"><text:ruby text:style-name="Ru1"><text:ruby-base><text:span text:style-name="T64">遠</text:span></text:ruby-base><text:ruby-text>とお</text:ruby-text></text:ruby><text:span text:style-name="T64">い</text:span> <text:s text:c="17"/>(lejos)</text:p>
          </table:table-cell>
          <table:table-cell table:style-name="Tabla192.D1" office:value-type="string">
            <text:p text:style-name="P68"><text:s text:c="3"/></text:p>
          </table:table-cell>
        </table:table-row>
        <table:table-row>
          <table:covered-table-cell/>
          <table:table-cell table:style-name="Tabla192.B2" office:value-type="string">
            <text:p text:style-name="P85">EN</text:p>
          </table:table-cell>
          <table:table-cell table:style-name="Tabla192.C2" office:value-type="string">
            <text:p text:style-name="P47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64"> <text:s/></text:span><text:s text:c="8"/>(excursión)</text:p>
          </table:table-cell>
          <table:table-cell table:style-name="Tabla192.D2" office:value-type="string">
            <text:p text:style-name="P47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64"> <text:s/></text:span><text:s text:c="11"/>(distancia)</text:p>
          </table:table-cell>
        </table:table-row>
      </table:table>
      <text:p text:style-name="P15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4">古</text:p>
          </table:table-cell>
          <table:table-cell table:style-name="Tabla219.A1" office:value-type="string">
            <text:p text:style-name="P84">FURU</text:p>
          </table:table-cell>
          <table:table-cell table:style-name="Tabla219.A1" office:value-type="string">
            <text:p text:style-name="P47"><text:ruby text:style-name="Ru1"><text:ruby-base><text:span text:style-name="T64">古</text:span></text:ruby-base><text:ruby-text>ふる</text:ruby-text></text:ruby><text:span text:style-name="T64">い</text:span> <text:s text:c="18"/>(viejo)</text:p>
          </table:table-cell>
          <table:table-cell table:style-name="Tabla219.D1" office:value-type="string">
            <text:p text:style-name="P68"><text:s text:c="5"/></text:p>
          </table:table-cell>
        </table:table-row>
      </table:table>
      <text:p text:style-name="P15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4">強</text:p>
          </table:table-cell>
          <table:table-cell table:style-name="Tabla196.A1" office:value-type="string">
            <text:p text:style-name="P85">つよ</text:p>
          </table:table-cell>
          <table:table-cell table:style-name="Tabla196.A1" office:value-type="string">
            <text:p text:style-name="P47"><text:ruby text:style-name="Ru1"><text:ruby-base><text:span text:style-name="T64">強</text:span></text:ruby-base><text:ruby-text>つよ</text:ruby-text></text:ruby><text:span text:style-name="T64">い</text:span><text:span text:style-name="T73"> <text:s text:c="19"/>fuerte</text:span></text:p>
          </table:table-cell>
          <table:table-cell table:style-name="Tabla196.D1" office:value-type="string">
            <text:p text:style-name="P68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5">キョウ</text:p>
          </table:table-cell>
          <table:table-cell table:style-name="Tabla196.C2" office:value-type="string">
            <text:p text:style-name="P76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95">　 <text:s text:c="5"/></text:p>
          </table:table-cell>
        </table:table-row>
      </table:table>
      <text:p text:style-name="P15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4">細</text:p>
          </table:table-cell>
          <table:table-cell table:style-name="Tabla226.A1" office:value-type="string">
            <text:p text:style-name="P84">HOSO</text:p>
          </table:table-cell>
          <table:table-cell table:style-name="Tabla226.A1" office:value-type="string">
            <text:p text:style-name="P47"><text:ruby text:style-name="Ru1"><text:ruby-base><text:span text:style-name="T76">細</text:span></text:ruby-base><text:ruby-text>ほそ</text:ruby-text></text:ruby><text:span text:style-name="T76">い</text:span> <text:s text:c="5"/>(fino, delgado)</text:p>
          </table:table-cell>
          <table:table-cell table:style-name="Tabla226.D1" office:value-type="string">
            <text:p text:style-name="P68"><text:ruby text:style-name="Ru1"><text:ruby-base><text:span text:style-name="T76">細</text:span></text:ruby-base><text:ruby-text>ほそ</text:ruby-text></text:ruby><text:ruby text:style-name="Ru1"><text:ruby-base><text:span text:style-name="T76">長</text:span></text:ruby-base><text:ruby-text>なが</text:ruby-text></text:ruby><text:span text:style-name="T76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5">KOMA</text:p>
          </table:table-cell>
          <table:table-cell table:style-name="Tabla226.C2" office:value-type="string">
            <text:p text:style-name="P76"><text:ruby text:style-name="Ru1"><text:ruby-base><text:span text:style-name="T76">細</text:span></text:ruby-base><text:ruby-text>こま</text:ruby-text></text:ruby><text:span text:style-name="T76">かい</text:span>(detallado, liso)</text:p>
          </table:table-cell>
          <table:table-cell table:style-name="Tabla226.D2" office:value-type="string">
            <text:p text:style-name="P95">　 <text:s text:c="5"/></text:p>
          </table:table-cell>
        </table:table-row>
      </table:table>
      <text:p text:style-name="P4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54">太</text:p>
          </table:table-cell>
          <table:table-cell table:style-name="Tabla340.A1" office:value-type="string">
            <text:p text:style-name="P84">ふと</text:p>
          </table:table-cell>
          <table:table-cell table:style-name="Tabla340.A1" office:value-type="string">
            <text:p text:style-name="P47"><text:ruby text:style-name="Ru1"><text:ruby-base><text:span text:style-name="T76">太</text:span></text:ruby-base><text:ruby-text>ふと</text:ruby-text></text:ruby><text:span text:style-name="T76">い</text:span> <text:s text:c="17"/>grueso</text:p>
          </table:table-cell>
          <table:table-cell table:style-name="Tabla340.D1" office:value-type="string">
            <text:p text:style-name="P68"><text:ruby text:style-name="Ru1"><text:ruby-base><text:span text:style-name="T76">太</text:span></text:ruby-base><text:ruby-text>ふと</text:ruby-text></text:ruby><text:span text:style-name="T76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84">タ</text:p>
          </table:table-cell>
          <table:table-cell table:style-name="Tabla340.B2" office:value-type="string">
            <text:p text:style-name="P47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68"/>
          </table:table-cell>
        </table:table-row>
      </table:table>
      <text:p text:style-name="P4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4">速</text:p>
          </table:table-cell>
          <table:table-cell table:style-name="Tabla228.A1" office:value-type="string">
            <text:p text:style-name="P84">はや</text:p>
          </table:table-cell>
          <table:table-cell table:style-name="Tabla228.A1" office:value-type="string">
            <text:p text:style-name="P47"><text:ruby text:style-name="Ru1"><text:ruby-base><text:span text:style-name="T76">速</text:span></text:ruby-base><text:ruby-text>はや</text:ruby-text></text:ruby><text:span text:style-name="T76">い</text:span><text:span text:style-name="T73"> <text:s text:c="18"/>rápido</text:span></text:p>
          </table:table-cell>
          <table:table-cell table:style-name="Tabla228.D1" office:value-type="string">
            <text:p text:style-name="P68"/>
          </table:table-cell>
        </table:table-row>
        <table:table-row>
          <table:covered-table-cell/>
          <table:table-cell table:style-name="Tabla228.B2" office:value-type="string">
            <text:p text:style-name="P84">ソク</text:p>
          </table:table-cell>
          <table:table-cell table:style-name="Tabla228.B2" office:value-type="string">
            <text:p text:style-name="P47"><text:ruby text:style-name="Ru1"><text:ruby-base><text:span text:style-name="T83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3"> <text:s text:c="2"/>inmediatamente</text:span></text:p>
          </table:table-cell>
          <table:table-cell table:style-name="Tabla228.D2" office:value-type="string">
            <text:p text:style-name="P68"/>
          </table:table-cell>
        </table:table-row>
      </table:table>
      <text:p text:style-name="P47"><text:soft-page-break/></text:p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4">軽</text:p>
          </table:table-cell>
          <table:table-cell table:style-name="Tabla314.A1" office:value-type="string">
            <text:p text:style-name="P84">かる</text:p>
          </table:table-cell>
          <table:table-cell table:style-name="Tabla314.A1" office:value-type="string">
            <text:p text:style-name="P47"><text:ruby text:style-name="Ru1"><text:ruby-base><text:span text:style-name="T76">軽</text:span></text:ruby-base><text:ruby-text>かる</text:ruby-text></text:ruby><text:span text:style-name="T76">い</text:span> <text:s text:c="19"/>ligero</text:p>
          </table:table-cell>
          <table:table-cell table:style-name="Tabla314.D1" office:value-type="string">
            <text:p text:style-name="P68"/>
          </table:table-cell>
        </table:table-row>
        <table:table-row>
          <table:covered-table-cell/>
          <table:table-cell table:style-name="Tabla314.A1" office:value-type="string">
            <text:p text:style-name="P84">がる</text:p>
          </table:table-cell>
          <table:table-cell table:style-name="Tabla314.C2" office:value-type="string">
            <text:p text:style-name="P47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68"><text:ruby text:style-name="Ru1"><text:ruby-base><text:span text:style-name="T76">手</text:span></text:ruby-base><text:ruby-text>て</text:ruby-text></text:ruby><text:ruby text:style-name="Ru1"><text:ruby-base><text:span text:style-name="T76">軽</text:span></text:ruby-base><text:ruby-text>がる</text:ruby-text></text:ruby><text:span text:style-name="T76">な</text:span> <text:s text:c="15"/>simple</text:p>
          </table:table-cell>
        </table:table-row>
      </table:table>
      <text:p text:style-name="P47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4">重</text:p>
          </table:table-cell>
          <table:table-cell table:style-name="Tabla279.A1" office:value-type="string">
            <text:p text:style-name="P84">おも</text:p>
          </table:table-cell>
          <table:table-cell table:style-name="Tabla279.A1" office:value-type="string">
            <text:p text:style-name="P47"><text:ruby text:style-name="Ru1"><text:ruby-base><text:span text:style-name="T76">重</text:span></text:ruby-base><text:ruby-text>おも</text:ruby-text></text:ruby><text:span text:style-name="T76">い</text:span><text:span text:style-name="T73"> <text:s text:c="16"/>pesado</text:span></text:p>
          </table:table-cell>
          <table:table-cell table:style-name="Tabla279.D1" office:value-type="string">
            <text:p text:style-name="P68"/>
          </table:table-cell>
        </table:table-row>
        <table:table-row>
          <table:covered-table-cell/>
          <table:table-cell table:style-name="Tabla279.B2" office:value-type="string">
            <text:p text:style-name="P84">かさ</text:p>
          </table:table-cell>
          <table:table-cell table:style-name="Tabla279.B2" office:value-type="string">
            <text:p text:style-name="P47"><text:ruby text:style-name="Ru1"><text:ruby-base><text:span text:style-name="T64">重</text:span></text:ruby-base><text:ruby-text>かさ</text:ruby-text></text:ruby><text:span text:style-name="T64">ねる</text:span><text:span text:style-name="T73"> <text:s text:c="13"/>repetir</text:span></text:p>
          </table:table-cell>
          <table:table-cell table:style-name="Tabla279.D2" office:value-type="string">
            <text:p text:style-name="P68"><text:span text:style-name="T76">つみ</text:span><text:ruby text:style-name="Ru1"><text:ruby-base><text:span text:style-name="T64">重</text:span></text:ruby-base><text:ruby-text>かさ</text:ruby-text></text:ruby><text:span text:style-name="T76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4">ジュウ</text:p>
          </table:table-cell>
          <table:table-cell table:style-name="Tabla279.B2" office:value-type="string">
            <text:p text:style-name="P47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<text:span text:style-name="T81"> <text:s text:c="4"/>peso corporal</text:span></text:p>
          </table:table-cell>
          <table:table-cell table:style-name="Tabla279.D2" office:value-type="string">
            <text:p text:style-name="P68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4">温</text:p>
          </table:table-cell>
          <table:table-cell table:style-name="Tabla262.A1" office:value-type="string">
            <text:p text:style-name="P84">あたた</text:p>
          </table:table-cell>
          <table:table-cell table:style-name="Tabla262.A1" office:value-type="string">
            <text:p text:style-name="P47"><text:ruby text:style-name="Ru1"><text:ruby-base><text:span text:style-name="T76">温</text:span></text:ruby-base><text:ruby-text>あたた</text:ruby-text></text:ruby><text:span text:style-name="T76">かい</text:span><text:span text:style-name="T73"> <text:s text:c="7"/>templado</text:span></text:p>
          </table:table-cell>
          <table:table-cell table:style-name="Tabla262.D1" office:value-type="string">
            <text:p text:style-name="P68"/>
          </table:table-cell>
        </table:table-row>
        <table:table-row>
          <table:covered-table-cell/>
          <table:table-cell table:style-name="Tabla262.B2" office:value-type="string">
            <text:p text:style-name="P84">オン</text:p>
          </table:table-cell>
          <table:table-cell table:style-name="Tabla262.B2" office:value-type="string">
            <text:p text:style-name="P47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3"> </text:span></text:p>
            <text:p text:style-name="P47"><text:s text:c="4"/>temperatura corporal</text:p>
          </table:table-cell>
          <table:table-cell table:style-name="Tabla262.D2" office:value-type="string">
            <text:p text:style-name="P68"/>
          </table:table-cell>
        </table:table-row>
      </table:table>
      <text:p text:style-name="P47"/>
      <text:p text:style-name="P47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4">長</text:p>
          </table:table-cell>
          <table:table-cell table:style-name="Tabla222.A1" office:value-type="string">
            <text:p text:style-name="P84">NAGA</text:p>
          </table:table-cell>
          <table:table-cell table:style-name="Tabla222.A1" office:value-type="string">
            <text:p text:style-name="P47"><text:ruby text:style-name="Ru1"><text:ruby-base><text:span text:style-name="T76">長</text:span></text:ruby-base><text:ruby-text>なが</text:ruby-text></text:ruby><text:span text:style-name="T76">い</text:span> <text:s text:c="17"/>(largo)</text:p>
          </table:table-cell>
          <table:table-cell table:style-name="Tabla222.D1" office:value-type="string">
            <text:p text:style-name="P68"><text:s text:c="5"/></text:p>
          </table:table-cell>
        </table:table-row>
        <table:table-row>
          <table:covered-table-cell/>
          <table:table-cell table:style-name="Tabla222.B2" office:value-type="string">
            <text:p text:style-name="P85">CHÔ</text:p>
          </table:table-cell>
          <table:table-cell table:style-name="Tabla222.C2" office:value-type="string">
            <text:p text:style-name="P76"><text:ruby text:style-name="Ru1"><text:ruby-base><text:span text:style-name="T76">社</text:span></text:ruby-base><text:ruby-text>しゃ</text:ruby-text></text:ruby><text:ruby text:style-name="Ru1"><text:ruby-base><text:span text:style-name="T76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5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1"> <text:s text:c="13"/>(alcalde</text:span><text:span text:style-name="T8">) </text:span><text:s text:c="2"/></text:p>
          </table:table-cell>
        </table:table-row>
      </table:table>
      <text:p text:style-name="P15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4">安</text:p>
          </table:table-cell>
          <table:table-cell table:style-name="Tabla224.A1" office:value-type="string">
            <text:p text:style-name="P84">やす</text:p>
          </table:table-cell>
          <table:table-cell table:style-name="Tabla224.A1" office:value-type="string">
            <text:p text:style-name="P47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68"><text:s text:c="5"/></text:p>
          </table:table-cell>
        </table:table-row>
        <table:table-row>
          <table:covered-table-cell/>
          <table:table-cell table:style-name="Tabla224.B2" office:value-type="string">
            <text:p text:style-name="P85">アン</text:p>
          </table:table-cell>
          <table:table-cell table:style-name="Tabla224.C2" office:value-type="string">
            <text:p text:style-name="P76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95">　 <text:s text:c="5"/></text:p>
          </table:table-cell>
        </table:table-row>
      </table:table>
      <text:p text:style-name="P15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4">広</text:p>
          </table:table-cell>
          <table:table-cell table:style-name="Tabla223.A1" table:number-rows-spanned="2" office:value-type="string">
            <text:p text:style-name="P84">HIRO</text:p>
          </table:table-cell>
          <table:table-cell table:style-name="Tabla223.A1" office:value-type="string">
            <text:p text:style-name="P47"><text:ruby text:style-name="Ru1"><text:ruby-base><text:span text:style-name="T76">広</text:span></text:ruby-base><text:ruby-text>ひろ</text:ruby-text></text:ruby><text:span text:style-name="T76">い</text:span> <text:s text:c="15"/>(amplio)</text:p>
          </table:table-cell>
          <table:table-cell table:style-name="Tabla223.D1" office:value-type="string">
            <text:p text:style-name="P68"><text:ruby text:style-name="Ru1"><text:ruby-base><text:span text:style-name="T76">広</text:span></text:ruby-base><text:ruby-text>ひろ</text:ruby-text></text:ruby><text:ruby text:style-name="Ru1"><text:ruby-base><text:span text:style-name="T76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6"><text:s/><text:ruby text:style-name="Ru1"><text:ruby-base><text:span text:style-name="T76">広</text:span></text:ruby-base><text:ruby-text>ひろ</text:ruby-text></text:ruby><text:span text:style-name="T76">がる</text:span> <text:s text:c="8"/>(difundir) <text:s text:c="2"/></text:p>
          </table:table-cell>
          <table:table-cell table:style-name="Tabla223.D2" office:value-type="string">
            <text:p text:style-name="P95">　 <text:s text:c="5"/></text:p>
          </table:table-cell>
        </table:table-row>
      </table:table>
      <text:p text:style-name="P15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8">円</text:p>
          </table:table-cell>
          <table:table-cell table:style-name="Tabla63.A1" office:value-type="string">
            <text:p text:style-name="P60">MARU</text:p>
          </table:table-cell>
          <table:table-cell table:style-name="Tabla63.C1" office:value-type="string">
            <text:p text:style-name="P47"><text:ruby text:style-name="Ru1"><text:ruby-base><text:span text:style-name="T64">円</text:span></text:ruby-base><text:ruby-text>まる</text:ruby-text></text:ruby><text:span text:style-name="T64">い</text:span> <text:s text:c="13"/>(redondo)</text:p>
          </table:table-cell>
          <table:table-cell table:style-name="Tabla63.D1" office:value-type="string">
            <text:p text:style-name="P47"/>
          </table:table-cell>
        </table:table-row>
        <table:table-row>
          <table:covered-table-cell/>
          <table:table-cell table:style-name="Tabla63.B2" office:value-type="string">
            <text:p text:style-name="P60">EN</text:p>
          </table:table-cell>
          <table:table-cell table:style-name="Tabla63.C2" office:value-type="string">
            <text:p text:style-name="P47"><text:ruby text:style-name="Ru1"><text:ruby-base><text:span text:style-name="T64">円</text:span></text:ruby-base><text:ruby-text>えん</text:ruby-text></text:ruby> <text:s text:c="24"/>(yen)</text:p>
          </table:table-cell>
          <table:table-cell table:style-name="Tabla63.D2" office:value-type="string">
            <text:p text:style-name="P47"/>
          </table:table-cell>
        </table:table-row>
      </table:table>
      <text:p text:style-name="P15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4">楽</text:p>
          </table:table-cell>
          <table:table-cell table:style-name="Tabla225.A1" office:value-type="string">
            <text:p text:style-name="P84">TANO</text:p>
          </table:table-cell>
          <table:table-cell table:style-name="Tabla225.A1" office:value-type="string">
            <text:p text:style-name="P47"><text:ruby text:style-name="Ru1"><text:ruby-base><text:span text:style-name="T64">楽</text:span></text:ruby-base><text:ruby-text>たの</text:ruby-text></text:ruby><text:span text:style-name="T64">しい</text:span> <text:s text:c="7"/>(divertido)</text:p>
          </table:table-cell>
          <table:table-cell table:style-name="Tabla225.D1" office:value-type="string">
            <text:p text:style-name="P68"><text:ruby text:style-name="Ru1"><text:ruby-base><text:span text:style-name="T64">楽</text:span></text:ruby-base><text:ruby-text>たの</text:ruby-text></text:ruby><text:span text:style-name="T64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5">RAKU</text:p>
          </table:table-cell>
          <table:table-cell table:style-name="Tabla225.C2" office:value-type="string">
            <text:p text:style-name="P76"><text:ruby text:style-name="Ru1"><text:ruby-base><text:span text:style-name="T64">楽</text:span></text:ruby-base><text:ruby-text>らく</text:ruby-text></text:ruby><text:span text:style-name="T64">な</text:span> <text:s text:c="13"/>(cómodo) <text:s text:c="2"/></text:p>
          </table:table-cell>
          <table:table-cell table:style-name="Tabla225.D2" office:value-type="string">
            <text:p text:style-name="P95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6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5"/>
          </table:table-cell>
        </table:table-row>
        <table:table-row>
          <table:covered-table-cell/>
          <table:table-cell table:style-name="Tabla225.B2" office:value-type="string">
            <text:p text:style-name="P85">GAKU</text:p>
          </table:table-cell>
          <table:table-cell table:style-name="Tabla225.C2" office:value-type="string">
            <text:p text:style-name="P76"><text:ruby text:style-name="Ru1"><text:ruby-base><text:span text:style-name="T76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5"/>
          </table:table-cell>
        </table:table-row>
      </table:table>
      <text:p text:style-name="P47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9">明</text:p>
          </table:table-cell>
          <table:table-cell table:style-name="Tabla49.A1" office:value-type="string">
            <text:p text:style-name="P99">AKA </text:p>
          </table:table-cell>
          <table:table-cell table:style-name="Tabla49.C1" office:value-type="string">
            <text:p text:style-name="P47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07"/>
          </table:table-cell>
        </table:table-row>
        <table:table-row>
          <table:covered-table-cell/>
          <table:table-cell table:style-name="Tabla49.B2" office:value-type="string">
            <text:p text:style-name="P99">AKI</text:p>
          </table:table-cell>
          <table:table-cell table:style-name="Tabla49.C2" office:value-type="string">
            <text:p text:style-name="P66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66"/>
          </table:table-cell>
        </table:table-row>
        <table:table-row>
          <table:covered-table-cell/>
          <table:table-cell table:style-name="Tabla49.B2" office:value-type="string">
            <text:p text:style-name="P99">A</text:p>
          </table:table-cell>
          <table:table-cell table:style-name="Tabla49.C2" office:value-type="string">
            <text:p text:style-name="P47"><text:ruby text:style-name="Ru1"><text:ruby-base><text:span text:style-name="T22">明</text:span></text:ruby-base><text:ruby-text>あ</text:ruby-text></text:ruby><text:ruby text:style-name="Ru1"><text:ruby-base><text:span text:style-name="T56">日</text:span></text:ruby-base><text:ruby-text>した</text:ruby-text></text:ruby><text:span text:style-name="T58"> </text:span><text:span text:style-name="T23"><text:s text:c="15"/>mañana</text:span></text:p>
          </table:table-cell>
          <table:table-cell table:style-name="Tabla49.D2" office:value-type="string">
            <text:p text:style-name="P47"><text:ruby text:style-name="Ru1"><text:ruby-base><text:span text:style-name="T22">明</text:span></text:ruby-base><text:ruby-text>あ</text:ruby-text></text:ruby><text:ruby text:style-name="Ru1"><text:ruby-base><text:span text:style-name="T56">日</text:span></text:ruby-base><text:ruby-text>す</text:ruby-text></text:ruby><text:span text:style-name="T57"> </text:span><text:span text:style-name="T23"><text:s text:c="3"/></text:span></text:p>
            <text:p text:style-name="P111"><text:s text:c="9"/>mañana “coloquial”</text:p>
          </table:table-cell>
        </table:table-row>
      </table:table>
      <text:p text:style-name="P15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4">暗</text:p>
          </table:table-cell>
          <table:table-cell table:style-name="Tabla243.A1" office:value-type="string">
            <text:p text:style-name="P84">くら</text:p>
          </table:table-cell>
          <table:table-cell table:style-name="Tabla243.A1" office:value-type="string">
            <text:p text:style-name="P47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68"><text:s text:c="5"/></text:p>
          </table:table-cell>
        </table:table-row>
        <table:table-row>
          <table:covered-table-cell/>
          <table:table-cell table:style-name="Tabla243.B2" office:value-type="string">
            <text:p text:style-name="P85">アン</text:p>
          </table:table-cell>
          <table:table-cell table:style-name="Tabla243.C2" office:value-type="string">
            <text:p text:style-name="P76"/>
          </table:table-cell>
          <table:table-cell table:style-name="Tabla243.D2" office:value-type="string">
            <text:p text:style-name="P95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29">正</text:p>
            </table:table-cell>
            <table:table-cell table:style-name="Tabla27.A1" office:value-type="string">
              <text:p text:style-name="P60">TADA</text:p>
            </table:table-cell>
            <table:table-cell table:style-name="Tabla27.A1" office:value-type="string">
              <text:p text:style-name="P47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103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60">SHÔ</text:p>
          </table:table-cell>
          <table:table-cell table:style-name="Tabla27.C2" office:value-type="string">
            <text:p text:style-name="P47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7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60">SEI</text:p>
          </table:table-cell>
          <table:table-cell table:style-name="Tabla27.C2" office:value-type="string">
            <text:p text:style-name="P68"><text:ruby text:style-name="Ru1"><text:ruby-base><text:span text:style-name="T11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7"/>
          </table:table-cell>
        </table:table-row>
      </table:table>
      <text:p text:style-name="P15"/>
      <text:p text:style-name="P15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4">悪</text:p>
          </table:table-cell>
          <table:table-cell table:style-name="Tabla159.A1" office:value-type="string">
            <text:p text:style-name="P84">わる</text:p>
          </table:table-cell>
          <table:table-cell table:style-name="Tabla159.A1" office:value-type="string">
            <text:p text:style-name="P47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68"><text:s text:c="5"/></text:p>
          </table:table-cell>
        </table:table-row>
        <table:table-row>
          <table:covered-table-cell/>
          <table:table-cell table:style-name="Tabla159.B2" office:value-type="string">
            <text:p text:style-name="P85">アク</text:p>
          </table:table-cell>
          <table:table-cell table:style-name="Tabla159.C2" office:value-type="string">
            <text:p text:style-name="P76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5">　 <text:s text:c="5"/></text:p>
          </table:table-cell>
        </table:table-row>
      </table:table>
      <text:p text:style-name="P15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9">早</text:p>
          </table:table-cell>
          <table:table-cell table:style-name="Tabla84.A1" office:value-type="string">
            <text:p text:style-name="P60">HAYA</text:p>
          </table:table-cell>
          <table:table-cell table:style-name="Tabla84.C1" office:value-type="string">
            <text:p text:style-name="P47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47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60">SÔ</text:p>
          </table:table-cell>
          <table:table-cell table:style-name="Tabla84.C2" office:value-type="string">
            <text:p text:style-name="P47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7"/>
          </table:table-cell>
        </table:table-row>
      </table:table>
      <text:p text:style-name="P125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9">名</text:p>
          </table:table-cell>
          <table:table-cell table:style-name="Tabla48.A1" office:value-type="string">
            <text:p text:style-name="P60">MEI</text:p>
          </table:table-cell>
          <table:table-cell table:style-name="Tabla48.C1" office:value-type="string">
            <text:p text:style-name="P47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47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60">MYÔ</text:p>
          </table:table-cell>
          <table:table-cell table:style-name="Tabla48.C2" office:value-type="string">
            <text:p text:style-name="P53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01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60">NA</text:p>
          </table:table-cell>
          <table:table-cell table:style-name="Tabla48.C2" office:value-type="string">
            <text:p text:style-name="P47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7"/>
          </table:table-cell>
        </table:table-row>
      </table:table>
      <text:p text:style-name="P130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9">同</text:p>
          </table:table-cell>
          <table:table-cell table:style-name="Tabla238.A1" office:value-type="string">
            <text:p text:style-name="P60">ONA</text:p>
          </table:table-cell>
          <table:table-cell table:style-name="Tabla238.C1" office:value-type="string">
            <text:p text:style-name="P47"><text:ruby text:style-name="Ru1"><text:ruby-base><text:span text:style-name="T64">同</text:span></text:ruby-base><text:ruby-text>おな</text:ruby-text></text:ruby><text:span text:style-name="T64">じな</text:span> <text:s text:c="9"/>(idéntico)</text:p>
          </table:table-cell>
          <table:table-cell table:style-name="Tabla238.D1" office:value-type="string">
            <text:p text:style-name="P47"/>
          </table:table-cell>
        </table:table-row>
        <table:table-row>
          <table:covered-table-cell/>
          <table:table-cell table:style-name="Tabla238.B2" office:value-type="string">
            <text:p text:style-name="P60">DÔ</text:p>
          </table:table-cell>
          <table:table-cell table:style-name="Tabla238.C2" office:value-type="string">
            <text:p text:style-name="P47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7"/>
          </table:table-cell>
        </table:table-row>
      </table:table>
      <text:p text:style-name="P123"/>
      <text:p text:style-name="P5"/>
      <text:p text:style-name="P5"/>
      <text:p text:style-name="P5"/>
      <text:p text:style-name="P5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4">色</text:p>
          </table:table-cell>
          <table:table-cell table:style-name="Tabla81.A1" office:value-type="string">
            <text:p text:style-name="P84">IRO</text:p>
          </table:table-cell>
          <table:table-cell table:style-name="Tabla81.A1" office:value-type="string">
            <text:p text:style-name="P47"><text:ruby text:style-name="Ru1"><text:ruby-base><text:span text:style-name="T64">色</text:span></text:ruby-base><text:ruby-text>いろ</text:ruby-text></text:ruby> <text:s text:c="22"/>(color)</text:p>
          </table:table-cell>
          <table:table-cell table:style-name="Tabla81.D1" office:value-type="string">
            <text:p text:style-name="P68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9"/>(colorido)</text:p>
          </table:table-cell>
        </table:table-row>
      </table:table>
      <text:p text:style-name="P15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9">白</text:p>
          </table:table-cell>
          <table:table-cell table:style-name="Tabla82.A1" table:number-rows-spanned="2" office:value-type="string">
            <text:p text:style-name="P60">SHIRO</text:p>
          </table:table-cell>
          <table:table-cell table:style-name="Tabla82.A1" office:value-type="string">
            <text:p text:style-name="P47"><text:ruby text:style-name="Ru1"><text:ruby-base><text:span text:style-name="T64">白</text:span></text:ruby-base><text:ruby-text>しろ</text:ruby-text></text:ruby><text:span text:style-name="T64">い <text:s/></text:span><text:s text:c="12"/>(blanco)</text:p>
          </table:table-cell>
          <table:table-cell table:style-name="Tabla82.D1" office:value-type="string">
            <text:p text:style-name="P66">まっ<text:ruby text:style-name="Ru1"><text:ruby-base>白</text:ruby-base><text:ruby-text>しろ</text:ruby-text></text:ruby></text:p>
            <text:p text:style-name="P47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7"><text:span text:style-name="T64">おも</text:span><text:ruby text:style-name="Ru1"><text:ruby-base><text:span text:style-name="T64">白</text:span></text:ruby-base><text:ruby-text>しろ</text:ruby-text></text:ruby><text:span text:style-name="T64">い</text:span> (interesante)</text:p>
          </table:table-cell>
          <table:table-cell table:style-name="Tabla82.D2" office:value-type="string">
            <text:p text:style-name="P47"/>
          </table:table-cell>
        </table:table-row>
      </table:table>
      <text:p text:style-name="P125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4">黒</text:p>
          </table:table-cell>
          <table:table-cell table:style-name="Tabla83.A1" office:value-type="string">
            <text:p text:style-name="P84">KURO</text:p>
          </table:table-cell>
          <table:table-cell table:style-name="Tabla83.A1" office:value-type="string">
            <text:p text:style-name="P47"><text:ruby text:style-name="Ru1"><text:ruby-base><text:span text:style-name="T64">黒</text:span></text:ruby-base><text:ruby-text>くろ</text:ruby-text></text:ruby><text:span text:style-name="T64">い </text:span><text:s text:c="16"/>(negro)</text:p>
          </table:table-cell>
          <table:table-cell table:style-name="Tabla83.D1" office:value-type="string">
            <text:p text:style-name="P47"><text:ruby text:style-name="Ru1"><text:ruby-base><text:span text:style-name="T64">黒</text:span></text:ruby-base><text:ruby-text>くろ</text:ruby-text></text:ruby><text:span text:style-name="T64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5">KOKU</text:p>
          </table:table-cell>
          <table:table-cell table:style-name="Tabla83.C2" office:value-type="string">
            <text:p text:style-name="P76"><text:ruby text:style-name="Ru1"><text:ruby-base><text:span text:style-name="T64">黒</text:span></text:ruby-base><text:ruby-text>こく</text:ruby-text></text:ruby><text:ruby text:style-name="Ru1"><text:ruby-base><text:span text:style-name="T64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5">　 <text:s text:c="5"/></text:p>
          </table:table-cell>
        </table:table-row>
      </table:table>
      <text:p text:style-name="P15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4">黄</text:p>
          </table:table-cell>
          <table:table-cell table:style-name="Tabla167.A1" office:value-type="string">
            <text:p text:style-name="P84">KI</text:p>
          </table:table-cell>
          <table:table-cell table:style-name="Tabla167.A1" office:value-type="string">
            <text:p text:style-name="P47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68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4">Ô</text:p>
          </table:table-cell>
          <table:table-cell table:style-name="Tabla167.B2" office:value-type="string">
            <text:p text:style-name="P47"><text:ruby text:style-name="Ru1"><text:ruby-base><text:span text:style-name="T64">黄</text:span></text:ruby-base><text:ruby-text>おう</text:ruby-text></text:ruby><text:ruby text:style-name="Ru1"><text:ruby-base><text:span text:style-name="T50">金</text:span></text:ruby-base><text:ruby-text>ごん</text:ruby-text></text:ruby> <text:s text:c="20"/>(oro)</text:p>
          </table:table-cell>
          <table:table-cell table:style-name="Tabla167.D2" office:value-type="string">
            <text:p text:style-name="P68"/>
          </table:table-cell>
        </table:table-row>
      </table:table>
      <text:p text:style-name="P15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9">赤</text:p>
          </table:table-cell>
          <table:table-cell table:style-name="Tabla171.A1" office:value-type="string">
            <text:p text:style-name="P60">AKA</text:p>
          </table:table-cell>
          <table:table-cell table:style-name="Tabla171.C1" office:value-type="string">
            <text:p text:style-name="P47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47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60">SEKI</text:p>
          </table:table-cell>
          <table:table-cell table:style-name="Tabla171.B2" office:value-type="string">
            <text:p text:style-name="P47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3"><text:ruby text:style-name="Ru1"><text:ruby-base><text:span text:style-name="T64">赤</text:span></text:ruby-base><text:ruby-text>せき</text:ruby-text></text:ruby><text:span text:style-name="T64">はん</text:span> </text:p>
            <text:p text:style-name="P103">(arroz de celebraciones)</text:p>
          </table:table-cell>
        </table:table-row>
      </table:table>
      <text:p text:style-name="P125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5">青</text:p>
          </table:table-cell>
          <table:table-cell table:style-name="Tabla172.A1" office:value-type="string">
            <text:p text:style-name="P60">AO</text:p>
          </table:table-cell>
          <table:table-cell table:style-name="Tabla172.C1" office:value-type="string">
            <text:p text:style-name="P47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47"/>
          </table:table-cell>
        </table:table-row>
        <table:table-row>
          <table:covered-table-cell/>
          <table:table-cell table:style-name="Tabla172.B2" office:value-type="string">
            <text:p text:style-name="P98">SEI</text:p>
          </table:table-cell>
          <table:table-cell table:style-name="Tabla172.C2" office:value-type="string">
            <text:p text:style-name="P103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67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P122"/>
      <text:p text:style-name="P119">OBJETOS – VEHÍCULOS </text:p>
      <text:p text:style-name="P119"><text:soft-page-break/></text:p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4">自</text:p>
          </table:table-cell>
          <table:table-cell table:style-name="Tabla195.A1" table:number-rows-spanned="2" office:value-type="string">
            <text:p text:style-name="P84">JI</text:p>
          </table:table-cell>
          <table:table-cell table:style-name="Tabla195.C1" office:value-type="string">
            <text:p text:style-name="P47"><text:ruby text:style-name="Ru1"><text:ruby-base><text:span text:style-name="T64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7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7"><text:ruby text:style-name="Ru1"><text:ruby-base><text:span text:style-name="T64">自</text:span></text:ruby-base><text:ruby-text>じ</text:ruby-text></text:ruby><text:span text:style-name="T64">どう</text:span><text:ruby text:style-name="Ru1"><text:ruby-base><text:span text:style-name="T64">車</text:span></text:ruby-base><text:ruby-text>しゃ</text:ruby-text></text:ruby> <text:s/>(automóvil)</text:p>
          </table:table-cell>
          <table:table-cell table:style-name="Tabla195.D2" office:value-type="string">
            <text:p text:style-name="P67"/>
          </table:table-cell>
        </table:table-row>
      </table:table>
      <text:p text:style-name="P39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4">車</text:p>
          </table:table-cell>
          <table:table-cell table:style-name="Tabla100.A1" office:value-type="string">
            <text:p text:style-name="P60">KURUMA</text:p>
          </table:table-cell>
          <table:table-cell table:style-name="Tabla100.C1" office:value-type="string">
            <text:p text:style-name="P47"><text:ruby text:style-name="Ru1"><text:ruby-base><text:span text:style-name="T64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7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60">SHA</text:p>
          </table:table-cell>
          <table:table-cell table:style-name="Tabla100.C2" office:value-type="string">
            <text:p text:style-name="P47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19"/>(tren)</text:p>
          </table:table-cell>
          <table:table-cell table:style-name="Tabla100.D2" office:value-type="string">
            <text:p text:style-name="P67"><text:ruby text:style-name="Ru1"><text:ruby-base><text:span text:style-name="T64">自</text:span></text:ruby-base><text:ruby-text>じ</text:ruby-text></text:ruby><text:span text:style-name="T64">てん</text:span><text:ruby text:style-name="Ru1"><text:ruby-base><text:span text:style-name="T64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7"><text:ruby text:style-name="Ru1"><text:ruby-base><text:span text:style-name="T64">車</text:span></text:ruby-base><text:ruby-text>しゃ</text:ruby-text></text:ruby><text:span text:style-name="T64">こ</text:span> <text:s text:c="16"/>(garaje)</text:p>
          </table:table-cell>
          <table:table-cell table:style-name="Tabla100.D2" office:value-type="string">
            <text:p text:style-name="P47"/>
          </table:table-cell>
        </table:table-row>
      </table:table>
      <text:p text:style-name="P47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4">船</text:p>
          </table:table-cell>
          <table:table-cell table:style-name="Tabla231.A1" office:value-type="string">
            <text:p text:style-name="P85">FUNE</text:p>
          </table:table-cell>
          <table:table-cell table:style-name="Tabla231.A1" office:value-type="string">
            <text:p text:style-name="P47"><text:ruby text:style-name="Ru1"><text:ruby-base><text:span text:style-name="T38">船</text:span></text:ruby-base><text:ruby-text>ふね</text:ruby-text></text:ruby><text:span text:style-name="T38"> <text:s/></text:span><text:span text:style-name="T34"><text:s text:c="19"/>(barco)</text:span> <text:s text:c="7"/></text:p>
          </table:table-cell>
          <table:table-cell table:style-name="Tabla231.D1" office:value-type="string">
            <text:p text:style-name="P68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5">SEN</text:p>
          </table:table-cell>
          <table:table-cell table:style-name="Tabla231.C2" office:value-type="string">
            <text:p text:style-name="P77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5"><text:ruby text:style-name="Ru1"><text:ruby-base><text:span text:style-name="T37">船</text:span></text:ruby-base><text:ruby-text>せん</text:ruby-text></text:ruby><text:ruby text:style-name="Ru1"><text:ruby-base><text:span text:style-name="T37">長</text:span></text:ruby-base><text:ruby-text>ちょう</text:ruby-text></text:ruby><text:span text:style-name="T37"> <text:s text:c="2"/></text:span><text:span text:style-name="T33">(capitán barco)</text:span></text:p>
          </table:table-cell>
        </table:table-row>
      </table:table>
      <text:p text:style-name="P39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4">電</text:p>
          </table:table-cell>
          <table:table-cell table:style-name="Tabla78.A1" office:value-type="string">
            <text:p text:style-name="P60">DEN</text:p>
          </table:table-cell>
          <table:table-cell table:style-name="Tabla78.A1" office:value-type="string">
            <text:p text:style-name="P47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7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4"/>(teléfono)</text:p>
          </table:table-cell>
        </table:table-row>
      </table:table>
      <text:p text:style-name="P39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4">具</text:p>
          </table:table-cell>
          <table:table-cell table:style-name="Tabla311.A1" office:value-type="string">
            <text:p text:style-name="P60">グ</text:p>
          </table:table-cell>
          <table:table-cell table:style-name="Tabla311.A1" office:value-type="string">
            <text:p text:style-name="P47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311.D1" office:value-type="string">
            <text:p text:style-name="P47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6"/>muebles</text:p>
          </table:table-cell>
        </table:table-row>
      </table:table>
      <text:p text:style-name="P15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4">門</text:p>
          </table:table-cell>
          <table:table-cell table:style-name="Tabla147.A1" table:number-rows-spanned="2" office:value-type="string">
            <text:p text:style-name="P84">MON</text:p>
          </table:table-cell>
          <table:table-cell table:style-name="Tabla147.A1" office:value-type="string">
            <text:p text:style-name="P47"><text:ruby text:style-name="Ru1"><text:ruby-base><text:span text:style-name="T64">門</text:span></text:ruby-base><text:ruby-text>もん</text:ruby-text></text:ruby><text:span text:style-name="T64"> </text:span><text:s text:c="19"/>(puerta)</text:p>
          </table:table-cell>
          <table:table-cell table:style-name="Tabla147.D1" office:value-type="string">
            <text:p text:style-name="P68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6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76"><text:s text:c="7"/>(curso principiante)</text:p>
          </table:table-cell>
          <table:table-cell table:style-name="Tabla147.D2" office:value-type="string">
            <text:p text:style-name="P89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4">荷</text:p>
          </table:table-cell>
          <table:table-cell table:style-name="Tabla263.A1" office:value-type="string">
            <text:p text:style-name="P84">に</text:p>
          </table:table-cell>
          <table:table-cell table:style-name="Tabla263.A1" office:value-type="string">
            <text:p text:style-name="P47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8"/>
          </table:table-cell>
        </table:table-row>
      </table:table>
      <text:p text:style-name="P40"/>
      <text:p text:style-name="P15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4">戸</text:p>
          </table:table-cell>
          <table:table-cell table:style-name="Tabla153.A1" office:value-type="string">
            <text:p text:style-name="P84">TO</text:p>
          </table:table-cell>
          <table:table-cell table:style-name="Tabla153.A1" office:value-type="string">
            <text:p text:style-name="P47"><text:ruby text:style-name="Ru1"><text:ruby-base><text:span text:style-name="T64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8"><text:ruby text:style-name="Ru1"><text:ruby-base><text:span text:style-name="T64">雨</text:span></text:ruby-base><text:ruby-text>あま</text:ruby-text></text:ruby><text:ruby text:style-name="Ru1"><text:ruby-base><text:span text:style-name="T48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4">KO</text:p>
          </table:table-cell>
          <table:table-cell table:style-name="Tabla153.B2" office:value-type="string">
            <text:p text:style-name="P47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8"/>
          </table:table-cell>
        </table:table-row>
      </table:table>
      <text:p text:style-name="P40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4">玉</text:p>
          </table:table-cell>
          <table:table-cell table:style-name="Tabla64.A1" office:value-type="string">
            <text:p text:style-name="P60">TAMA</text:p>
          </table:table-cell>
          <table:table-cell table:style-name="Tabla64.A1" office:value-type="string">
            <text:p text:style-name="P47"><text:ruby text:style-name="Ru1"><text:ruby-base><text:span text:style-name="T64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6">シャボン<text:ruby text:style-name="Ru1"><text:ruby-base><text:span text:style-name="T59">玉</text:span></text:ruby-base><text:ruby-text>だま</text:ruby-text></text:ruby></text:p>
            <text:p text:style-name="P47"><text:s text:c="16"/>(pompa jabón)</text:p>
          </table:table-cell>
        </table:table-row>
      </table:table>
      <text:p text:style-name="P12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4">糸</text:p>
          </table:table-cell>
          <table:table-cell table:style-name="Tabla70.A1" office:value-type="string">
            <text:p text:style-name="P60">ITO</text:p>
          </table:table-cell>
          <table:table-cell table:style-name="Tabla70.A1" office:value-type="string">
            <text:p text:style-name="P47"><text:ruby text:style-name="Ru1"><text:ruby-base><text:span text:style-name="T64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7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/>　 <text:s text:c="8"/>(hilo lana)</text:p>
          </table:table-cell>
        </table:table-row>
      </table:table>
      <text:p text:style-name="P15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4">組</text:p>
          </table:table-cell>
          <table:table-cell table:style-name="Tabla184.A1" office:value-type="string">
            <text:p text:style-name="P84">KUMI</text:p>
          </table:table-cell>
          <table:table-cell table:style-name="Tabla184.A1" office:value-type="string">
            <text:p text:style-name="P47"><text:ruby text:style-name="Ru1"><text:ruby-base><text:span text:style-name="T76">組</text:span></text:ruby-base><text:ruby-text>くみ</text:ruby-text></text:ruby><text:span text:style-name="T76"> </text:span><text:s text:c="9"/>(set, conjunto)</text:p>
          </table:table-cell>
          <table:table-cell table:style-name="Tabla184.D1" office:value-type="string">
            <text:p text:style-name="P68"><text:span text:style-name="T79">~</text:span><text:ruby text:style-name="Ru1"><text:ruby-base><text:span text:style-name="T76">組</text:span></text:ruby-base><text:ruby-text>くみ</text:ruby-text></text:ruby> <text:s text:c="13"/>[conjuntos] <text:s text:c="4"/></text:p>
          </table:table-cell>
        </table:table-row>
        <table:table-row>
          <table:covered-table-cell/>
          <table:table-cell table:style-name="Tabla184.B2" office:value-type="string">
            <text:p text:style-name="P85">KU</text:p>
          </table:table-cell>
          <table:table-cell table:style-name="Tabla184.B2" office:value-type="string">
            <text:p text:style-name="P76"><text:ruby text:style-name="Ru1"><text:ruby-base><text:span text:style-name="T76">組</text:span></text:ruby-base><text:ruby-text>く</text:ruby-text></text:ruby><text:span text:style-name="T76">む </text:span><text:s text:c="10"/>(combinar)</text:p>
          </table:table-cell>
          <table:table-cell table:style-name="Tabla184.D2" office:value-type="string">
            <text:p text:style-name="P76"><text:ruby text:style-name="Ru1"><text:ruby-base><text:span text:style-name="T76">組</text:span></text:ruby-base><text:ruby-text>く</text:ruby-text></text:ruby><text:span text:style-name="T76">み</text:span><text:ruby text:style-name="Ru1"><text:ruby-base><text:span text:style-name="T76">合</text:span></text:ruby-base><text:ruby-text>あ</text:ruby-text></text:ruby><text:span text:style-name="T76">わせ</text:span> <text:s text:c="12"/></text:p>
            <text:p text:style-name="P76"><text:s text:c="16"/>(combinación)</text:p>
          </table:table-cell>
        </table:table-row>
      </table:table>
      <text:p text:style-name="P47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4">刀</text:p>
          </table:table-cell>
          <table:table-cell table:style-name="Tabla233.A1" office:value-type="string">
            <text:p text:style-name="P84">KATANA</text:p>
          </table:table-cell>
          <table:table-cell table:style-name="Tabla233.A1" office:value-type="string">
            <text:p text:style-name="P47"><text:ruby text:style-name="Ru1"><text:ruby-base><text:span text:style-name="T76">刀</text:span></text:ruby-base><text:ruby-text>かたな</text:ruby-text></text:ruby><text:span text:style-name="T76"> </text:span><text:s text:c="16"/>(<text:span text:style-name="T7">Katana</text:span>)</text:p>
          </table:table-cell>
          <table:table-cell table:style-name="Tabla233.D1" office:value-type="string">
            <text:p text:style-name="P68"><text:s text:c="3"/></text:p>
          </table:table-cell>
        </table:table-row>
        <table:table-row>
          <table:covered-table-cell/>
          <table:table-cell table:style-name="Tabla233.B2" office:value-type="string">
            <text:p text:style-name="P85">TÔ</text:p>
          </table:table-cell>
          <table:table-cell table:style-name="Tabla233.C2" office:value-type="string">
            <text:p text:style-name="P93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8">(espada madera)</text:span></text:p>
          </table:table-cell>
          <table:table-cell table:style-name="Tabla233.D2" office:value-type="string">
            <text:p text:style-name="P95">　 <text:s text:c="5"/></text:p>
          </table:table-cell>
        </table:table-row>
      </table:table>
      <text:p text:style-name="P47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ext:soft-page-break/>
        <table:table-row>
          <table:table-cell table:style-name="Tabla234.A1" office:value-type="string">
            <text:p text:style-name="P54">矢</text:p>
          </table:table-cell>
          <table:table-cell table:style-name="Tabla234.A1" office:value-type="string">
            <text:p text:style-name="P84">YA</text:p>
          </table:table-cell>
          <table:table-cell table:style-name="Tabla234.A1" office:value-type="string">
            <text:p text:style-name="P47"><text:ruby text:style-name="Ru1"><text:ruby-base><text:span text:style-name="T76">矢</text:span></text:ruby-base><text:ruby-text>や</text:ruby-text></text:ruby><text:span text:style-name="T76"> </text:span><text:s text:c="19"/>(flecha)</text:p>
          </table:table-cell>
          <table:table-cell table:style-name="Tabla234.D1" office:value-type="string">
            <text:p text:style-name="P68"><text:s text:c="4"/></text:p>
          </table:table-cell>
        </table:table-row>
      </table:table>
      <text:p text:style-name="P4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4">弓</text:p>
          </table:table-cell>
          <table:table-cell table:style-name="Tabla235.A1" office:value-type="string">
            <text:p text:style-name="P84">YUMI</text:p>
          </table:table-cell>
          <table:table-cell table:style-name="Tabla235.A1" office:value-type="string">
            <text:p text:style-name="P47"><text:ruby text:style-name="Ru1"><text:ruby-base><text:span text:style-name="T76">弓</text:span></text:ruby-base><text:ruby-text>ゆみ</text:ruby-text></text:ruby> <text:s text:c="22"/>(arco)</text:p>
          </table:table-cell>
          <table:table-cell table:style-name="Tabla235.D1" office:value-type="string">
            <text:p text:style-name="P68"/>
          </table:table-cell>
        </table:table-row>
      </table:table>
      <text:p text:style-name="P47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TIEMPO – ESTACIONES</text:p>
      <text:p text:style-name="P13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5">年</text:p>
            </table:table-cell>
            <table:table-cell table:style-name="Tabla25.A1" office:value-type="string">
              <text:p text:style-name="P60">とし</text:p>
            </table:table-cell>
            <table:table-cell table:style-name="Tabla25.A1" office:value-type="string">
              <text:p text:style-name="P47"><text:ruby text:style-name="Ru1"><text:ruby-base><text:span text:style-name="T76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47"><text:ruby text:style-name="Ru1"><text:ruby-base><text:span text:style-name="T76">年</text:span></text:ruby-base><text:ruby-text>とし</text:ruby-text></text:ruby><text:ruby text:style-name="Ru1"><text:ruby-base><text:span text:style-name="T76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60">ネン</text:p>
          </table:table-cell>
          <table:table-cell table:style-name="Tabla25.C2" office:value-type="string">
            <text:p text:style-name="P47"><text:span text:style-name="T79">~</text:span><text:ruby text:style-name="Ru1"><text:ruby-base><text:span text:style-name="T76">年</text:span></text:ruby-base><text:ruby-text>ねん</text:ruby-text></text:ruby> <text:s text:c="21"/>[años]</text:p>
          </table:table-cell>
          <table:table-cell table:style-name="Tabla25.D2" office:value-type="string">
            <text:p text:style-name="P47"/>
          </table:table-cell>
        </table:table-row>
      </table:table>
      <text:p text:style-name="P19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ext:soft-page-break/>
        <table:table-row>
          <table:table-cell table:style-name="Tabla123.A1" table:number-rows-spanned="2" office:value-type="string">
            <text:p text:style-name="P54">時</text:p>
          </table:table-cell>
          <table:table-cell table:style-name="Tabla123.A1" office:value-type="string">
            <text:p text:style-name="P85">ジ</text:p>
          </table:table-cell>
          <table:table-cell table:style-name="Tabla123.A1" office:value-type="string">
            <text:p text:style-name="P76"><text:ruby text:style-name="Ru1"><text:ruby-base><text:span text:style-name="T76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6"><text:span text:style-name="T79">~</text:span><text:ruby text:style-name="Ru1"><text:ruby-base><text:span text:style-name="T76">時</text:span></text:ruby-base><text:ruby-text>じ</text:ruby-text></text:ruby><text:ruby text:style-name="Ru1"><text:ruby-base><text:span text:style-name="T76">間</text:span></text:ruby-base><text:ruby-text>かん</text:ruby-text></text:ruby><text:span text:style-name="T73"> <text:s text:c="15"/>[horas]</text:span></text:p>
          </table:table-cell>
        </table:table-row>
        <table:table-row>
          <table:covered-table-cell/>
          <table:table-cell table:style-name="Tabla123.B2" office:value-type="string">
            <text:p text:style-name="P84">とき</text:p>
          </table:table-cell>
          <table:table-cell table:style-name="Tabla123.B2" office:value-type="string">
            <text:p text:style-name="P47"><text:ruby text:style-name="Ru1"><text:ruby-base><text:span text:style-name="T76">時</text:span></text:ruby-base><text:ruby-text>とき</text:ruby-text></text:ruby><text:ruby text:style-name="Ru1"><text:ruby-base><text:span text:style-name="T76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8"><text:ruby text:style-name="Ru1"><text:ruby-base><text:span text:style-name="T52">時</text:span></text:ruby-base><text:ruby-text>と</text:ruby-text></text:ruby><text:ruby text:style-name="Ru1"><text:ruby-base><text:span text:style-name="T76">計</text:span></text:ruby-base><text:ruby-text>けい</text:ruby-text></text:ruby> <text:s text:c="23"/>reloj</text:p>
          </table:table-cell>
        </table:table-row>
      </table:table>
      <text:p text:style-name="P43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4">今</text:p>
          </table:table-cell>
          <table:table-cell table:style-name="Tabla132.A1" office:value-type="string">
            <text:p text:style-name="P84">いま</text:p>
          </table:table-cell>
          <table:table-cell table:style-name="Tabla132.A1" office:value-type="string">
            <text:p text:style-name="P47"><text:ruby text:style-name="Ru1"><text:ruby-base><text:span text:style-name="T76">今</text:span></text:ruby-base><text:ruby-text>いま</text:ruby-text></text:ruby> <text:s text:c="23"/>ahora</text:p>
          </table:table-cell>
          <table:table-cell table:style-name="Tabla132.D1" office:value-type="string">
            <text:p text:style-name="P68"><text:ruby text:style-name="Ru1"><text:ruby-base><text:span text:style-name="T53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5">コン</text:p>
          </table:table-cell>
          <table:table-cell table:style-name="Tabla132.C2" office:value-type="string">
            <text:p text:style-name="P76"><text:ruby text:style-name="Ru1"><text:ruby-base><text:span text:style-name="T76">今</text:span></text:ruby-base><text:ruby-text>こん</text:ruby-text></text:ruby><text:ruby text:style-name="Ru1"><text:ruby-base><text:span text:style-name="T76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6"><text:ruby text:style-name="Ru1"><text:ruby-base><text:span text:style-name="T52">今</text:span></text:ruby-base><text:ruby-text>こ</text:ruby-text></text:ruby><text:ruby text:style-name="Ru1"><text:ruby-base><text:span text:style-name="T76">年</text:span></text:ruby-base><text:ruby-text>とし</text:ruby-text></text:ruby><text:span text:style-name="T73"> <text:s text:c="15"/>este año</text:span></text:p>
          </table:table-cell>
        </table:table-row>
      </table:table>
      <text:p text:style-name="P15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54">昔</text:p>
          </table:table-cell>
          <table:table-cell table:style-name="Tabla333.A1" office:value-type="string">
            <text:p text:style-name="P84">むかし</text:p>
          </table:table-cell>
          <table:table-cell table:style-name="Tabla333.A1" office:value-type="string">
            <text:p text:style-name="P47"><text:ruby text:style-name="Ru1"><text:ruby-base><text:span text:style-name="T76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68"><text:ruby text:style-name="Ru1"><text:ruby-base><text:span text:style-name="T76">昔</text:span></text:ruby-base><text:ruby-text>むかし</text:ruby-text></text:ruby><text:ruby text:style-name="Ru1"><text:ruby-base><text:span text:style-name="T76">々</text:span></text:ruby-base><text:ruby-text>むかし</text:ruby-text></text:ruby> <text:s text:c="2"/>érase una vez</text:p>
          </table:table-cell>
        </table:table-row>
      </table:table>
      <text:p text:style-name="P15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4">期</text:p>
          </table:table-cell>
          <table:table-cell table:style-name="Tabla281.A1" office:value-type="string">
            <text:p text:style-name="P84">キ</text:p>
          </table:table-cell>
          <table:table-cell table:style-name="Tabla281.A1" office:value-type="string">
            <text:p text:style-name="P47"><text:ruby text:style-name="Ru1"><text:ruby-base><text:span text:style-name="T76">期</text:span></text:ruby-base><text:ruby-text>き</text:ruby-text></text:ruby><text:ruby text:style-name="Ru1"><text:ruby-base><text:span text:style-name="T76">間</text:span></text:ruby-base><text:ruby-text>かん</text:ruby-text></text:ruby> </text:p>
            <text:p text:style-name="P47"><text:s text:c="9"/>periodo de tiempo</text:p>
          </table:table-cell>
          <table:table-cell table:style-name="Tabla281.D1" office:value-type="string">
            <text:p text:style-name="P92"/>
          </table:table-cell>
        </table:table-row>
      </table:table>
      <text:p text:style-name="P15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4">去</text:p>
          </table:table-cell>
          <table:table-cell table:style-name="Tabla287.A1" office:value-type="string">
            <text:p text:style-name="P84">キョ</text:p>
          </table:table-cell>
          <table:table-cell table:style-name="Tabla287.A1" office:value-type="string">
            <text:p text:style-name="P47"><text:ruby text:style-name="Ru1"><text:ruby-base><text:span text:style-name="T76">去</text:span></text:ruby-base><text:ruby-text>きょ</text:ruby-text></text:ruby><text:ruby text:style-name="Ru1"><text:ruby-base><text:span text:style-name="T76">年</text:span></text:ruby-base><text:ruby-text>ねん</text:ruby-text></text:ruby><text:span text:style-name="T73"> <text:s text:c="9"/>año pasado</text:span></text:p>
          </table:table-cell>
          <table:table-cell table:style-name="Tabla287.D1" office:value-type="string">
            <text:p text:style-name="P92"/>
          </table:table-cell>
        </table:table-row>
      </table:table>
      <text:p text:style-name="P15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4">毎</text:p>
          </table:table-cell>
          <table:table-cell table:style-name="Tabla133.A1" table:number-rows-spanned="2" office:value-type="string">
            <text:p text:style-name="P84">MAI</text:p>
          </table:table-cell>
          <table:table-cell table:style-name="Tabla133.A1" office:value-type="string">
            <text:p text:style-name="P47"><text:ruby text:style-name="Ru1"><text:ruby-base><text:span text:style-name="T76">毎</text:span></text:ruby-base><text:ruby-text>まい</text:ruby-text></text:ruby><text:span text:style-name="T76"> </text:span><text:s text:c="17"/>(siempre)</text:p>
          </table:table-cell>
          <table:table-cell table:style-name="Tabla133.D1" office:value-type="string">
            <text:p text:style-name="P68"><text:ruby text:style-name="Ru1"><text:ruby-base><text:span text:style-name="T76">毎</text:span></text:ruby-base><text:ruby-text>まい</text:ruby-text></text:ruby><text:ruby text:style-name="Ru1"><text:ruby-base><text:span text:style-name="T76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6"><text:ruby text:style-name="Ru1"><text:ruby-base><text:span text:style-name="T76">毎</text:span></text:ruby-base><text:ruby-text>まい</text:ruby-text></text:ruby><text:ruby text:style-name="Ru1"><text:ruby-base><text:span text:style-name="T76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6"><text:ruby text:style-name="Ru1"><text:ruby-base><text:span text:style-name="T76">毎</text:span></text:ruby-base><text:ruby-text>まい</text:ruby-text></text:ruby><text:ruby text:style-name="Ru1"><text:ruby-base><text:span text:style-name="T76">年</text:span></text:ruby-base><text:ruby-text>とし</text:ruby-text></text:ruby> <text:s text:c="11"/>(cada año)</text:p>
          </table:table-cell>
        </table:table-row>
      </table:table>
      <text:p text:style-name="P1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4">先</text:p>
            </table:table-cell>
            <table:table-cell table:style-name="Tabla24.A1" office:value-type="string">
              <text:p text:style-name="P60">SAKI</text:p>
            </table:table-cell>
            <table:table-cell table:style-name="Tabla24.A1" office:value-type="string">
              <text:p text:style-name="P47"><text:ruby text:style-name="Ru1"><text:ruby-base><text:span text:style-name="T76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60">SEN</text:p>
          </table:table-cell>
          <table:table-cell table:style-name="Tabla24.C2" office:value-type="string">
            <text:p text:style-name="P116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1">(semana pasada)</text:span></text:p>
          </table:table-cell>
          <table:table-cell table:style-name="Tabla24.D2" office:value-type="string">
            <text:p text:style-name="P114"/>
          </table:table-cell>
        </table:table-row>
      </table:table>
      <text:p text:style-name="P15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4">曜</text:p>
          </table:table-cell>
          <table:table-cell table:style-name="Tabla110.A1" office:value-type="string">
            <text:p text:style-name="P84">ヨウ</text:p>
          </table:table-cell>
          <table:table-cell table:style-name="Tabla110.A1" office:value-type="string">
            <text:p text:style-name="P47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47"><text:s text:c="6"/><text:span text:style-name="T7">*días de la semana</text:span></text:p>
          </table:table-cell>
          <table:table-cell table:style-name="Tabla110.D1" office:value-type="string">
            <text:p text:style-name="P68"/>
          </table:table-cell>
        </table:table-row>
      </table:table>
      <text:p text:style-name="P39"/>
      <text:p text:style-name="P39"/>
      <text:p text:style-name="P39"/>
      <text:p text:style-name="P3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4">春</text:p>
          </table:table-cell>
          <table:table-cell table:style-name="Tabla111.A1" office:value-type="string">
            <text:p text:style-name="P84">HARU</text:p>
          </table:table-cell>
          <table:table-cell table:style-name="Tabla111.C1" office:value-type="string">
            <text:p text:style-name="P47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9"/>
          </table:table-cell>
        </table:table-row>
        <table:table-row>
          <table:covered-table-cell/>
          <table:table-cell table:style-name="Tabla111.B2" office:value-type="string">
            <text:p text:style-name="P85">SHUN</text:p>
          </table:table-cell>
          <table:table-cell table:style-name="Tabla111.C2" office:value-type="string">
            <text:p text:style-name="P76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11.D2" office:value-type="string">
            <text:p text:style-name="P105">(*)</text:p>
          </table:table-cell>
        </table:table-row>
      </table:table>
      <text:p text:style-name="P15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4">夏</text:p>
          </table:table-cell>
          <table:table-cell table:style-name="Tabla112.A1" office:value-type="string">
            <text:p text:style-name="P84">NATSU</text:p>
          </table:table-cell>
          <table:table-cell table:style-name="Tabla112.A1" office:value-type="string">
            <text:p text:style-name="P47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8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68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5">KA</text:p>
          </table:table-cell>
          <table:table-cell table:style-name="Tabla112.C2" office:value-type="string">
            <text:p text:style-name="P76"/>
          </table:table-cell>
          <table:table-cell table:style-name="Tabla112.D2" office:value-type="string">
            <text:p text:style-name="P105">(*)</text:p>
          </table:table-cell>
        </table:table-row>
      </table:table>
      <text:p text:style-name="P15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4">秋</text:p>
          </table:table-cell>
          <table:table-cell table:style-name="Tabla113.A1" office:value-type="string">
            <text:p text:style-name="P84">AKI</text:p>
          </table:table-cell>
          <table:table-cell table:style-name="Tabla113.C1" office:value-type="string">
            <text:p text:style-name="P47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9"/>
          </table:table-cell>
        </table:table-row>
        <table:table-row>
          <table:covered-table-cell/>
          <table:table-cell table:style-name="Tabla113.B2" office:value-type="string">
            <text:p text:style-name="P85">SHÛ</text:p>
          </table:table-cell>
          <table:table-cell table:style-name="Tabla113.C2" office:value-type="string">
            <text:p text:style-name="P76"/>
          </table:table-cell>
          <table:table-cell table:style-name="Tabla113.D2" office:value-type="string">
            <text:p text:style-name="P105">(*)</text:p>
          </table:table-cell>
        </table:table-row>
      </table:table>
      <text:p text:style-name="P15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4">冬</text:p>
          </table:table-cell>
          <table:table-cell table:style-name="Tabla144.A1" office:value-type="string">
            <text:p text:style-name="P84">FUYU</text:p>
          </table:table-cell>
          <table:table-cell table:style-name="Tabla144.A1" office:value-type="string">
            <text:p text:style-name="P47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8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68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5">TÔ</text:p>
          </table:table-cell>
          <table:table-cell table:style-name="Tabla144.C2" office:value-type="string">
            <text:p text:style-name="P76"/>
          </table:table-cell>
          <table:table-cell table:style-name="Tabla144.D2" office:value-type="string">
            <text:p text:style-name="P76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76"><text:s text:c="2"/>(*) (estaciones del año)</text:p>
          </table:table-cell>
        </table:table-row>
      </table:table>
      <text:p text:style-name="P13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4">週</text:p>
          </table:table-cell>
          <table:table-cell table:style-name="Tabla134.A1" office:value-type="string">
            <text:p text:style-name="P84">SHÛ</text:p>
          </table:table-cell>
          <table:table-cell table:style-name="Tabla134.A1" office:value-type="string">
            <text:p text:style-name="P47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8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68"><text:span text:style-name="T64"><text:s text:c="8"/></text:span>(próxima semana)</text:p>
          </table:table-cell>
        </table:table-row>
      </table:table>
      <text:p text:style-name="P15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4"><text:soft-page-break/>分</text:p>
          </table:table-cell>
          <table:table-cell table:style-name="Tabla124.A1" office:value-type="string">
            <text:p text:style-name="P84">WA</text:p>
          </table:table-cell>
          <table:table-cell table:style-name="Tabla124.A1" office:value-type="string">
            <text:p text:style-name="P47"><text:ruby text:style-name="Ru1"><text:ruby-base><text:span text:style-name="T76">分</text:span></text:ruby-base><text:ruby-text>わ</text:ruby-text></text:ruby><text:span text:style-name="T76">ける <text:s text:c="4"/></text:span><text:s text:c="5"/>(dividir)</text:p>
          </table:table-cell>
          <table:table-cell table:style-name="Tabla124.D1" office:value-type="string">
            <text:p text:style-name="P68"><text:ruby text:style-name="Ru1"><text:ruby-base><text:span text:style-name="T76">分</text:span></text:ruby-base><text:ruby-text>わ</text:ruby-text></text:ruby><text:span text:style-name="T76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5">BUN</text:p>
          </table:table-cell>
          <table:table-cell table:style-name="Tabla124.C2" office:value-type="string">
            <text:p text:style-name="P76"><text:ruby text:style-name="Ru1"><text:ruby-base><text:span text:style-name="T76">半</text:span></text:ruby-base><text:ruby-text>はん</text:ruby-text></text:ruby><text:ruby text:style-name="Ru1"><text:ruby-base><text:span text:style-name="T76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3">Minutos</text:p>
            <text:p text:style-name="P73"><text:s text:c="6"/><text:span text:style-name="T74">(ふん / ぶん / ぷん</text:span>)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4">半</text:p>
          </table:table-cell>
          <table:table-cell table:style-name="Tabla131.A1" office:value-type="string">
            <text:p text:style-name="P84">HAN</text:p>
          </table:table-cell>
          <table:table-cell table:style-name="Tabla131.A1" office:value-type="string">
            <text:p text:style-name="P47"><text:ruby text:style-name="Ru1"><text:ruby-base><text:span text:style-name="T76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5"/>
          </table:table-cell>
        </table:table-row>
      </table:table>
      <text:p text:style-name="P15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4">朝</text:p>
          </table:table-cell>
          <table:table-cell table:style-name="Tabla125.A1" table:number-rows-spanned="2" office:value-type="string">
            <text:p text:style-name="P84">ASA</text:p>
          </table:table-cell>
          <table:table-cell table:style-name="Tabla125.A1" office:value-type="string">
            <text:p text:style-name="P47"><text:ruby text:style-name="Ru1"><text:ruby-base><text:span text:style-name="T76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8"><text:ruby text:style-name="Ru1"><text:ruby-base><text:span text:style-name="T53">今</text:span></text:ruby-base><text:ruby-text>け</text:ruby-text></text:ruby><text:ruby text:style-name="Ru1"><text:ruby-base><text:span text:style-name="T53">朝</text:span></text:ruby-base><text:ruby-text>さ</text:ruby-text></text:ruby><text:span text:style-name="T51"> <text:s/></text:span><text:span text:style-name="T32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6"><text:ruby text:style-name="Ru1"><text:ruby-base>朝</text:ruby-base><text:ruby-text>あさ</text:ruby-text></text:ruby>ごはん</text:p>
            <text:p text:style-name="P47"><text:s text:c="20"/>(desayuno)</text:p>
          </table:table-cell>
          <table:table-cell table:style-name="Tabla125.D2" office:value-type="string">
            <text:p text:style-name="P68"><text:ruby text:style-name="Ru1"><text:ruby-base><text:span text:style-name="T76">毎</text:span></text:ruby-base><text:ruby-text>まい</text:ruby-text></text:ruby><text:ruby text:style-name="Ru1"><text:ruby-base><text:span text:style-name="T76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8">CHÔ</text:p>
          </table:table-cell>
          <table:table-cell table:style-name="Tabla125.C3" office:value-type="string">
            <text:p text:style-name="P11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5"><text:s text:c="5"/><text:span text:style-name="T8"><text:s/>(desayuno “formal”)</text:span></text:p>
          </table:table-cell>
          <table:table-cell table:style-name="Tabla125.D3" office:value-type="string">
            <text:p text:style-name="P76"/>
          </table:table-cell>
        </table:table-row>
      </table:table>
      <text:p text:style-name="P15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4">昼</text:p>
          </table:table-cell>
          <table:table-cell table:style-name="Tabla126.A1" table:number-rows-spanned="2" office:value-type="string">
            <text:p text:style-name="P84">HIRU</text:p>
          </table:table-cell>
          <table:table-cell table:style-name="Tabla126.A1" office:value-type="string">
            <text:p text:style-name="P47"><text:ruby text:style-name="Ru1"><text:ruby-base><text:span text:style-name="T76">昼</text:span></text:ruby-base><text:ruby-text>ひる</text:ruby-text></text:ruby><text:span text:style-name="T76"> <text:s/></text:span><text:s text:c="20"/>(tarde)</text:p>
          </table:table-cell>
          <table:table-cell table:style-name="Tabla126.D1" office:value-type="string">
            <text:p text:style-name="P47"><text:ruby text:style-name="Ru1"><text:ruby-base><text:span text:style-name="T76">昼</text:span></text:ruby-base><text:ruby-text>ひる</text:ruby-text></text:ruby><text:span text:style-name="T76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7"><text:ruby text:style-name="Ru1"><text:ruby-base><text:span text:style-name="T76">昼</text:span></text:ruby-base><text:ruby-text>ひる</text:ruby-text></text:ruby><text:ruby text:style-name="Ru1"><text:ruby-base><text:span text:style-name="T76">休</text:span></text:ruby-base><text:ruby-text>やす</text:ruby-text></text:ruby><text:span text:style-name="T76">み </text:span><text:s/></text:p>
            <text:p text:style-name="P47"><text:s text:c="4"/>(descanso mediodía)</text:p>
          </table:table-cell>
          <table:table-cell table:style-name="Tabla126.D2" office:value-type="string">
            <text:p text:style-name="P47"><text:ruby text:style-name="Ru1"><text:ruby-base><text:span text:style-name="T76">昼</text:span></text:ruby-base><text:ruby-text>ひる</text:ruby-text></text:ruby><text:span text:style-name="T76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8">CHÛ</text:p>
          </table:table-cell>
          <table:table-cell table:style-name="Tabla126.C3" office:value-type="string">
            <text:p text:style-name="P101"><text:ruby text:style-name="Ru1"><text:ruby-base><text:span text:style-name="T76">昼</text:span></text:ruby-base><text:ruby-text>ちゅう</text:ruby-text></text:ruby><text:ruby text:style-name="Ru1"><text:ruby-base><text:span text:style-name="T76">食</text:span></text:ruby-base><text:ruby-text>しょく</text:ruby-text></text:ruby> </text:p>
            <text:p text:style-name="P101"><text:s text:c="10"/>(comida “formal”)</text:p>
          </table:table-cell>
          <table:table-cell table:style-name="Tabla126.D3" office:value-type="string">
            <text:p text:style-name="P76"/>
          </table:table-cell>
        </table:table-row>
      </table:table>
      <text:p text:style-name="P15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4">夜</text:p>
          </table:table-cell>
          <table:table-cell table:style-name="Tabla127.A1" office:value-type="string">
            <text:p text:style-name="P84">YORU</text:p>
          </table:table-cell>
          <table:table-cell table:style-name="Tabla127.A1" office:value-type="string">
            <text:p text:style-name="P47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8"/>
          </table:table-cell>
        </table:table-row>
        <table:table-row>
          <table:covered-table-cell/>
          <table:table-cell table:style-name="Tabla127.B2" office:value-type="string">
            <text:p text:style-name="P85">YA</text:p>
          </table:table-cell>
          <table:table-cell table:style-name="Tabla127.C2" office:value-type="string">
            <text:p text:style-name="P76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6"/>
          </table:table-cell>
        </table:table-row>
        <table:table-row>
          <table:covered-table-cell/>
          <table:table-cell table:style-name="Tabla127.B2" office:value-type="string">
            <text:p text:style-name="P85">YO</text:p>
          </table:table-cell>
          <table:table-cell table:style-name="Tabla127.C2" office:value-type="string">
            <text:p text:style-name="P76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6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5">夕</text:p>
          </table:table-cell>
          <table:table-cell table:style-name="Tabla88.A1" table:number-rows-spanned="2" office:value-type="string">
            <text:p text:style-name="P60">YÛ</text:p>
          </table:table-cell>
          <table:table-cell table:style-name="Tabla88.C1" office:value-type="string">
            <text:p text:style-name="P66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7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7"><text:ruby text:style-name="Ru1"><text:ruby-base><text:span text:style-name="T76">夕</text:span></text:ruby-base><text:ruby-text>ゆう</text:ruby-text></text:ruby><text:span text:style-name="T76">やた</text:span> <text:s text:c="12"/>(ocaso)</text:p>
          </table:table-cell>
          <table:table-cell table:style-name="Tabla88.D2" office:value-type="string">
            <text:p text:style-name="P47"/>
          </table:table-cell>
        </table:table-row>
      </table:table>
      <text:p text:style-name="P125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4">前</text:p>
          </table:table-cell>
          <table:table-cell table:style-name="Tabla129.A1" office:value-type="string">
            <text:p text:style-name="P84">MAE</text:p>
          </table:table-cell>
          <table:table-cell table:style-name="Tabla129.A1" office:value-type="string">
            <text:p text:style-name="P47"><text:ruby text:style-name="Ru1"><text:ruby-base><text:span text:style-name="T76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8"/>
          </table:table-cell>
        </table:table-row>
        <table:table-row>
          <table:covered-table-cell/>
          <table:table-cell table:style-name="Tabla129.B2" office:value-type="string">
            <text:p text:style-name="P84">ZEN</text:p>
          </table:table-cell>
          <table:table-cell table:style-name="Tabla129.B2" office:value-type="string">
            <text:p text:style-name="P74"><text:ruby text:style-name="Ru1"><text:ruby-base><text:span text:style-name="T77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61">(AM)</text:span></text:p>
          </table:table-cell>
          <table:table-cell table:style-name="Tabla129.D2" office:value-type="string">
            <text:p text:style-name="P68"/>
          </table:table-cell>
        </table:table-row>
      </table:table>
      <text:p text:style-name="P15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4">後</text:p>
          </table:table-cell>
          <table:table-cell table:style-name="Tabla130.A1" office:value-type="string">
            <text:p text:style-name="P84">ATO</text:p>
          </table:table-cell>
          <table:table-cell table:style-name="Tabla130.A1" office:value-type="string">
            <text:p text:style-name="P47"><text:ruby text:style-name="Ru1"><text:ruby-base><text:span text:style-name="T76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8"/>
          </table:table-cell>
        </table:table-row>
        <table:table-row>
          <table:covered-table-cell/>
          <table:table-cell table:style-name="Tabla130.B2" office:value-type="string">
            <text:p text:style-name="P85">USHI</text:p>
          </table:table-cell>
          <table:table-cell table:style-name="Tabla130.C2" office:value-type="string">
            <text:p text:style-name="P76"><text:ruby text:style-name="Ru1"><text:ruby-base><text:span text:style-name="T76">後</text:span></text:ruby-base><text:ruby-text>うし</text:ruby-text></text:ruby><text:span text:style-name="T76">ろ </text:span><text:s text:c="15"/>(detrás)</text:p>
          </table:table-cell>
          <table:table-cell table:style-name="Tabla130.D2" office:value-type="string">
            <text:p text:style-name="P76"/>
          </table:table-cell>
        </table:table-row>
        <table:table-row>
          <table:covered-table-cell/>
          <table:table-cell table:style-name="Tabla130.B2" office:value-type="string">
            <text:p text:style-name="P85">GO</text:p>
          </table:table-cell>
          <table:table-cell table:style-name="Tabla130.C2" office:value-type="string">
            <text:p text:style-name="P52"><text:ruby text:style-name="Ru1"><text:ruby-base><text:span text:style-name="T40">午</text:span></text:ruby-base><text:ruby-text>ご</text:ruby-text></text:ruby><text:ruby text:style-name="Ru1"><text:ruby-base><text:span text:style-name="T17">後</text:span></text:ruby-base><text:ruby-text>ご</text:ruby-text></text:ruby><text:span text:style-name="T40"> </text:span><text:span text:style-name="T34"><text:s text:c="19"/>(PM)</text:span></text:p>
          </table:table-cell>
          <table:table-cell table:style-name="Tabla130.D2" office:value-type="string">
            <text:p text:style-name="P76"/>
          </table:table-cell>
        </table:table-row>
      </table:table>
      <text:p text:style-name="P15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4">午</text:p>
          </table:table-cell>
          <table:table-cell table:style-name="Tabla128.A1" office:value-type="string">
            <text:p text:style-name="P83">GO</text:p>
          </table:table-cell>
          <table:table-cell table:style-name="Tabla128.A1" office:value-type="string">
            <text:p text:style-name="P70"><text:ruby text:style-name="Ru1"><text:ruby-base><text:span text:style-name="T76">正</text:span></text:ruby-base><text:ruby-text>しょう</text:ruby-text></text:ruby><text:ruby text:style-name="Ru1"><text:ruby-base><text:span text:style-name="T76">午</text:span></text:ruby-base><text:ruby-text>ご</text:ruby-text></text:ruby> <text:s text:c="8"/>(mediodía)</text:p>
          </table:table-cell>
          <table:table-cell table:style-name="Tabla128.D1" office:value-type="string">
            <text:p text:style-name="P51"><text:s text:c="14"/><text:span text:style-name="T74">* (午前 /</text:span><text:span text:style-name="T39"> 午後</text:span><text:span text:style-name="T74">)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PUEBLO – CIUDAD - PAÍS</text:p>
      <text:p text:style-name="P7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4">区</text:p>
          </table:table-cell>
          <table:table-cell table:style-name="Tabla309.A1" office:value-type="string">
            <text:p text:style-name="P84">ク</text:p>
          </table:table-cell>
          <table:table-cell table:style-name="Tabla309.A1" office:value-type="string">
            <text:p text:style-name="P47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309.D1" office:value-type="string">
            <text:p text:style-name="P118"><text:ruby text:style-name="Ru1"><text:ruby-base><text:span text:style-name="T45">区</text:span></text:ruby-base><text:ruby-text>く</text:ruby-text></text:ruby><text:ruby text:style-name="Ru1"><text:ruby-base><text:span text:style-name="T45">画</text:span></text:ruby-base><text:ruby-text>かく</text:ruby-text></text:ruby><text:span text:style-name="T46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4">道</text:p>
          </table:table-cell>
          <table:table-cell table:style-name="Tabla122.A1" office:value-type="string">
            <text:p text:style-name="P84">みち</text:p>
          </table:table-cell>
          <table:table-cell table:style-name="Tabla122.A1" office:value-type="string">
            <text:p text:style-name="P47"><text:ruby text:style-name="Ru1"><text:ruby-base><text:span text:style-name="T76">道</text:span></text:ruby-base><text:ruby-text>みち</text:ruby-text></text:ruby> <text:s text:c="21"/>camino</text:p>
          </table:table-cell>
          <table:table-cell table:style-name="Tabla122.D1" office:value-type="string">
            <text:p text:style-name="P68"><text:ruby text:style-name="Ru1"><text:ruby-base><text:span text:style-name="T76">近</text:span></text:ruby-base><text:ruby-text>ちか</text:ruby-text></text:ruby><text:ruby text:style-name="Ru1"><text:ruby-base><text:span text:style-name="T76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5">ドウ</text:p>
          </table:table-cell>
          <table:table-cell table:style-name="Tabla122.C2" office:value-type="string">
            <text:p text:style-name="P76"><text:ruby text:style-name="Ru2"><text:ruby-base><text:span text:style-name="T76">水</text:span></text:ruby-base><text:ruby-text>すい</text:ruby-text></text:ruby><text:ruby text:style-name="Ru1"><text:ruby-base><text:span text:style-name="T76">道</text:span></text:ruby-base><text:ruby-text>どう</text:ruby-text></text:ruby> <text:s text:c="21"/>grifo</text:p>
          </table:table-cell>
          <table:table-cell table:style-name="Tabla122.D2" office:value-type="string">
            <text:p text:style-name="P76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4">京</text:p>
          </table:table-cell>
          <table:table-cell table:style-name="Tabla148.A1" office:value-type="string">
            <text:p text:style-name="P84">キョウ</text:p>
          </table:table-cell>
          <table:table-cell table:style-name="Tabla148.A1" office:value-type="string">
            <text:p text:style-name="P47"><text:ruby text:style-name="Ru1"><text:ruby-base><text:span text:style-name="T64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8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9">町</text:p>
          </table:table-cell>
          <table:table-cell table:style-name="Tabla86.A1" office:value-type="string">
            <text:p text:style-name="P60">まち</text:p>
          </table:table-cell>
          <table:table-cell table:style-name="Tabla86.A1" office:value-type="string">
            <text:p text:style-name="P53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6.D1" office:value-type="string">
            <text:p text:style-name="P47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60">チョウ</text:p>
          </table:table-cell>
          <table:table-cell table:style-name="Tabla86.B2" office:value-type="string">
            <text:p text:style-name="P53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47"/>
          </table:table-cell>
        </table:table-row>
      </table:table>
      <text:p text:style-name="P15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4">界</text:p>
          </table:table-cell>
          <table:table-cell table:style-name="Tabla265.A1" office:value-type="string">
            <text:p text:style-name="P84">カイ</text:p>
          </table:table-cell>
          <table:table-cell table:style-name="Tabla265.A1" office:value-type="string">
            <text:p text:style-name="P68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68"><text:span text:style-name="T79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54"><text:soft-page-break/>世</text:p>
          </table:table-cell>
          <table:table-cell table:style-name="Tabla332.A1" office:value-type="string">
            <text:p text:style-name="P84">セ</text:p>
          </table:table-cell>
          <table:table-cell table:style-name="Tabla332.A1" office:value-type="string">
            <text:p text:style-name="P47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68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85">よ</text:p>
          </table:table-cell>
          <table:table-cell table:style-name="Tabla332.B2" office:value-type="string">
            <text:p text:style-name="P76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<text:span text:style-name="T81"> <text:s text:c="4"/>en el mundo</text:span></text:p>
          </table:table-cell>
          <table:table-cell table:style-name="Tabla332.D2" office:value-type="string">
            <text:p text:style-name="P76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4">国</text:p>
          </table:table-cell>
          <table:table-cell table:style-name="Tabla139.A1" office:value-type="string">
            <text:p text:style-name="P84">くに</text:p>
          </table:table-cell>
          <table:table-cell table:style-name="Tabla139.A1" office:value-type="string">
            <text:p text:style-name="P47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39.D1" office:value-type="string">
            <text:p text:style-name="P68"/>
          </table:table-cell>
        </table:table-row>
        <table:table-row>
          <table:covered-table-cell/>
          <table:table-cell table:style-name="Tabla139.B2" office:value-type="string">
            <text:p text:style-name="P85">コク</text:p>
          </table:table-cell>
          <table:table-cell table:style-name="Tabla139.B2" office:value-type="string">
            <text:p text:style-name="P76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6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17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4">園</text:p>
          </table:table-cell>
          <table:table-cell table:style-name="Tabla138.A1" office:value-type="string">
            <text:p text:style-name="P84">エン</text:p>
          </table:table-cell>
          <table:table-cell table:style-name="Tabla138.A1" office:value-type="string">
            <text:p text:style-name="P47"><text:ruby text:style-name="Ru1"><text:ruby-base><text:span text:style-name="T76">公</text:span></text:ruby-base><text:ruby-text>こう</text:ruby-text></text:ruby><text:ruby text:style-name="Ru1"><text:ruby-base><text:span text:style-name="T76">園</text:span></text:ruby-base><text:ruby-text>えん</text:ruby-text></text:ruby><text:span text:style-name="T76"> </text:span><text:s text:c="16"/>parque</text:p>
          </table:table-cell>
          <table:table-cell table:style-name="Tabla138.D1" office:value-type="string">
            <text:p text:style-name="P68"><text:span text:style-name="T76">ゆう</text:span><text:ruby text:style-name="Ru1"><text:ruby-base><text:span text:style-name="T76">園</text:span></text:ruby-base><text:ruby-text>えん</text:ruby-text></text:ruby><text:ruby text:style-name="Ru1"><text:ruby-base><text:span text:style-name="T76">地</text:span></text:ruby-base><text:ruby-text>ち</text:ruby-text></text:ruby><text:span text:style-name="T73"> <text:s/></text:span></text:p>
            <text:p text:style-name="P68"><text:s text:c="3"/>parque de atracciones</text:p>
          </table:table-cell>
        </table:table-row>
      </table:table>
      <text:p text:style-name="P15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4">県</text:p>
          </table:table-cell>
          <table:table-cell table:style-name="Tabla318.A1" office:value-type="string">
            <text:p text:style-name="P84">ケン</text:p>
          </table:table-cell>
          <table:table-cell table:style-name="Tabla318.A1" office:value-type="string">
            <text:p text:style-name="P47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68"/>
          </table:table-cell>
        </table:table-row>
      </table:table>
      <text:p text:style-name="P15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4">州</text:p>
          </table:table-cell>
          <table:table-cell table:style-name="Tabla273.A1" office:value-type="string">
            <text:p text:style-name="P84">シュウ</text:p>
          </table:table-cell>
          <table:table-cell table:style-name="Tabla273.A1" office:value-type="string">
            <text:p text:style-name="P47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8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15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9">村</text:p>
          </table:table-cell>
          <table:table-cell table:style-name="Tabla87.A1" office:value-type="string">
            <text:p text:style-name="P60">むら</text:p>
          </table:table-cell>
          <table:table-cell table:style-name="Tabla87.A1" office:value-type="string">
            <text:p text:style-name="P47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87.D1" office:value-type="string">
            <text:p text:style-name="P96"/>
          </table:table-cell>
        </table:table-row>
      </table:table>
      <text:p text:style-name="P15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4">里</text:p>
          </table:table-cell>
          <table:table-cell table:style-name="Tabla105.A1" office:value-type="string">
            <text:p text:style-name="P84">さと</text:p>
          </table:table-cell>
          <table:table-cell table:style-name="Tabla105.A1" office:value-type="string">
            <text:p text:style-name="P47"><text:ruby text:style-name="Ru1"><text:ruby-base><text:span text:style-name="T64">里</text:span></text:ruby-base><text:ruby-text>さと</text:ruby-text></text:ruby><text:span text:style-name="T73"> <text:s text:c="5"/>pueblo de origen</text:span></text:p>
          </table:table-cell>
          <table:table-cell table:style-name="Tabla105.D1" office:value-type="string">
            <text:p text:style-name="P68"/>
          </table:table-cell>
        </table:table-row>
      </table:table>
      <text:p text:style-name="P6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EDIFICIOS</text:p>
      <text:p text:style-name="P3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54">庫</text:p>
          </table:table-cell>
          <table:table-cell table:style-name="Tabla319.A1" office:value-type="string">
            <text:p text:style-name="P84">くら</text:p>
          </table:table-cell>
          <table:table-cell table:style-name="Tabla319.C1" office:value-type="string">
            <text:p text:style-name="P47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67"/>
          </table:table-cell>
        </table:table-row>
        <table:table-row>
          <table:covered-table-cell/>
          <table:table-cell table:style-name="Tabla319.B2" office:value-type="string">
            <text:p text:style-name="P85">コ</text:p>
          </table:table-cell>
          <table:table-cell table:style-name="Tabla319.C2" office:value-type="string">
            <text:p text:style-name="P67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90"/>
          </table:table-cell>
        </table:table-row>
      </table:table>
      <text:p text:style-name="P15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4">室</text:p>
          </table:table-cell>
          <table:table-cell table:style-name="Tabla85.A1" table:number-rows-spanned="2" office:value-type="string">
            <text:p text:style-name="P84">シツ</text:p>
          </table:table-cell>
          <table:table-cell table:style-name="Tabla85.A1" office:value-type="string">
            <text:p text:style-name="P47"><text:ruby text:style-name="Ru1"><text:ruby-base><text:span text:style-name="T76">教</text:span></text:ruby-base><text:ruby-text>きょう</text:ruby-text></text:ruby><text:ruby text:style-name="Ru1"><text:ruby-base><text:span text:style-name="T76">室</text:span></text:ruby-base><text:ruby-text>しつ</text:ruby-text></text:ruby> <text:s text:c="19"/>aula</text:p>
          </table:table-cell>
          <table:table-cell table:style-name="Tabla85.D1" office:value-type="string">
            <text:p text:style-name="P68"><text:ruby text:style-name="Ru1"><text:ruby-base><text:span text:style-name="T76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6"><text:ruby text:style-name="Ru1"><text:ruby-base><text:span text:style-name="T76">会</text:span></text:ruby-base><text:ruby-text>かい</text:ruby-text></text:ruby><text:span text:style-name="T76">ぎ</text:span><text:ruby text:style-name="Ru1"><text:ruby-base><text:span text:style-name="T76">室</text:span></text:ruby-base><text:ruby-text>しつ</text:ruby-text></text:ruby> sala reuniones</text:p>
          </table:table-cell>
          <table:table-cell table:style-name="Tabla85.D2" office:value-type="string">
            <text:p text:style-name="P95"><text:ruby text:style-name="Ru1"><text:ruby-base><text:span text:style-name="T41">室</text:span></text:ruby-base><text:ruby-text>しつ</text:ruby-text></text:ruby><text:ruby text:style-name="Ru1"><text:ruby-base><text:span text:style-name="T41">内</text:span></text:ruby-base><text:ruby-text>ない</text:ruby-text></text:ruby>　 <text:s/><text:span text:style-name="T33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4">図</text:p>
          </table:table-cell>
          <table:table-cell table:style-name="Tabla104.A1" office:value-type="string">
            <text:p text:style-name="P84">ト</text:p>
          </table:table-cell>
          <table:table-cell table:style-name="Tabla104.C1" office:value-type="string">
            <text:p text:style-name="P47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7"/>
          </table:table-cell>
        </table:table-row>
        <table:table-row>
          <table:covered-table-cell/>
          <table:table-cell table:style-name="Tabla104.B2" office:value-type="string">
            <text:p text:style-name="P85">ズ</text:p>
          </table:table-cell>
          <table:table-cell table:style-name="Tabla104.C2" office:value-type="string">
            <text:p text:style-name="P67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04.D2" office:value-type="string">
            <text:p text:style-name="P67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ext:soft-page-break/>
        <table:table-row>
          <table:table-cell table:style-name="Tabla22.A1" table:number-rows-spanned="2" office:value-type="string">
            <text:p text:style-name="P54">画</text:p>
          </table:table-cell>
          <table:table-cell table:style-name="Tabla22.A1" office:value-type="string">
            <text:p text:style-name="P84">ガ</text:p>
          </table:table-cell>
          <table:table-cell table:style-name="Tabla22.A1" office:value-type="string">
            <text:p text:style-name="P47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22.D1" office:value-type="string">
            <text:p text:style-name="P47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8">カク</text:p>
          </table:table-cell>
          <table:table-cell table:style-name="Tabla22.C2" office:value-type="string">
            <text:p text:style-name="P101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22.D2" office:value-type="string">
            <text:p text:style-name="P95">　 <text:s text:c="3"/></text:p>
          </table:table-cell>
        </table:table-row>
      </table:table>
      <text:p text:style-name="P17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4">商</text:p>
          </table:table-cell>
          <table:table-cell table:style-name="Tabla296.A1" office:value-type="string">
            <text:p text:style-name="P84">ショウ</text:p>
          </table:table-cell>
          <table:table-cell table:style-name="Tabla296.A1" office:value-type="string">
            <text:p text:style-name="P47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47"><text:s text:c="10"/>comercio (tienda)</text:p>
          </table:table-cell>
          <table:table-cell table:style-name="Tabla296.D1" office:value-type="string">
            <text:p text:style-name="P68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17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4">社</text:p>
          </table:table-cell>
          <table:table-cell table:style-name="Tabla194.A1" office:value-type="string">
            <text:p text:style-name="P84">シャ</text:p>
          </table:table-cell>
          <table:table-cell table:style-name="Tabla194.A1" office:value-type="string">
            <text:p text:style-name="P77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<text:span text:style-name="T73"> <text:s text:c="14"/>empresa</text:span></text:p>
          </table:table-cell>
          <table:table-cell table:style-name="Tabla194.D1" office:value-type="string">
            <text:p text:style-name="P68"/>
          </table:table-cell>
        </table:table-row>
        <table:table-row>
          <table:covered-table-cell/>
          <table:table-cell table:style-name="Tabla194.B2" office:value-type="string">
            <text:p text:style-name="P84">やしろ</text:p>
          </table:table-cell>
          <table:table-cell table:style-name="Tabla194.C2" office:value-type="string">
            <text:p text:style-name="P47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68"/>
          </table:table-cell>
        </table:table-row>
      </table:table>
      <text:p text:style-name="P15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4">校</text:p>
            </table:table-cell>
            <table:table-cell table:style-name="Tabla174.A1" office:value-type="string">
              <text:p text:style-name="P60">コウ</text:p>
            </table:table-cell>
            <table:table-cell table:style-name="Tabla174.A1" office:value-type="string">
              <text:p text:style-name="P47"><text:ruby text:style-name="Ru1"><text:ruby-base><text:span text:style-name="T53">学</text:span></text:ruby-base><text:ruby-text>がっ</text:ruby-text></text:ruby><text:ruby text:style-name="Ru1"><text:ruby-base><text:span text:style-name="T76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47"><text:ruby text:style-name="Ru1"><text:ruby-base><text:span text:style-name="T76">校</text:span></text:ruby-base><text:ruby-text>こう</text:ruby-text></text:ruby><text:ruby text:style-name="Ru1"><text:ruby-base><text:span text:style-name="T76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5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4">駅</text:p>
            </table:table-cell>
            <table:table-cell table:style-name="Tabla258.A1" office:value-type="string">
              <text:p text:style-name="P60">エキ</text:p>
            </table:table-cell>
            <table:table-cell table:style-name="Tabla258.A1" office:value-type="string">
              <text:p text:style-name="P47"><text:ruby text:style-name="Ru1"><text:ruby-base><text:span text:style-name="T76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7"/>
            </table:table-cell>
          </table:table-row>
        </table:table-header-rows>
      </table:table>
      <text:p text:style-name="P15"/>
      <text:p text:style-name="P15"/>
      <text:p text:style-name="P15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4">場</text:p>
          </table:table-cell>
          <table:table-cell table:style-name="Tabla141.A1" office:value-type="string">
            <text:p text:style-name="P84"/>
            <text:p text:style-name="P84">ジョウ</text:p>
          </table:table-cell>
          <table:table-cell table:style-name="Tabla141.A1" office:value-type="string">
            <text:p text:style-name="P47"><text:ruby text:style-name="Ru1"><text:ruby-base><text:span text:style-name="T40">工</text:span></text:ruby-base><text:ruby-text>こう</text:ruby-text></text:ruby><text:ruby text:style-name="Ru1"><text:ruby-base><text:span text:style-name="T40">場</text:span></text:ruby-base><text:ruby-text>じょう</text:ruby-text></text:ruby><text:span text:style-name="T34"> <text:s text:c="15"/>fábrica</text:span></text:p>
          </table:table-cell>
          <table:table-cell table:style-name="Tabla141.D1" office:value-type="string">
            <text:p text:style-name="P103"><text:span text:style-name="T76">ぼく</text:span><text:ruby text:style-name="Ru1"><text:ruby-base><text:span text:style-name="T76">場</text:span></text:ruby-base><text:ruby-text>じょう</text:ruby-text></text:ruby> <text:s text:c="13"/><text:span text:style-name="T34">granja</text:span></text:p>
          </table:table-cell>
        </table:table-row>
        <table:table-row>
          <table:covered-table-cell/>
          <table:table-cell table:style-name="Tabla141.B2" office:value-type="string">
            <text:p text:style-name="P84">ば</text:p>
          </table:table-cell>
          <table:table-cell table:style-name="Tabla141.B2" office:value-type="string">
            <text:p text:style-name="P47"><text:ruby text:style-name="Ru1"><text:ruby-base><text:span text:style-name="T40">場</text:span></text:ruby-base><text:ruby-text>ば</text:ruby-text></text:ruby><text:ruby text:style-name="Ru1"><text:ruby-base><text:span text:style-name="T40">所</text:span></text:ruby-base><text:ruby-text>じょ</text:ruby-text></text:ruby><text:span text:style-name="T34"> <text:s text:c="13"/>ubicación</text:span></text:p>
          </table:table-cell>
          <table:table-cell table:style-name="Tabla141.D2" office:value-type="string">
            <text:p text:style-name="P77"><text:ruby text:style-name="Ru1"><text:ruby-base><text:span text:style-name="T76">売</text:span></text:ruby-base><text:ruby-text>う</text:ruby-text></text:ruby><text:span text:style-name="T76">り</text:span><text:ruby text:style-name="Ru1"><text:ruby-base><text:span text:style-name="T76">場</text:span></text:ruby-base><text:ruby-text>ば</text:ruby-text></text:ruby><text:span text:style-name="T73"> <text:s text:c="6"/></text:span></text:p>
            <text:p text:style-name="P77"><text:s text:c="3"/>sección en almacenes</text:p>
          </table:table-cell>
        </table:table-row>
      </table:table>
      <text:p text:style-name="P15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4">局</text:p>
          </table:table-cell>
          <table:table-cell table:style-name="Tabla308.A1" office:value-type="string">
            <text:p text:style-name="P84">キョク</text:p>
          </table:table-cell>
          <table:table-cell table:style-name="Tabla308.A1" office:value-type="string">
            <text:p text:style-name="P47"><text:ruby text:style-name="Ru1"><text:ruby-base><text:span text:style-name="T83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67"><text:span text:style-name="T64">ゆうびん</text:span><text:ruby text:style-name="Ru1"><text:ruby-base><text:span text:style-name="T64">局</text:span></text:ruby-base><text:ruby-text>きょく</text:ruby-text></text:ruby> </text:p>
            <text:p text:style-name="P67"><text:s text:c="11"/>oficina de correos</text:p>
          </table:table-cell>
        </table:table-row>
      </table:table>
      <text:p text:style-name="P15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4">院</text:p>
          </table:table-cell>
          <table:table-cell table:style-name="Tabla255.A1" office:value-type="string">
            <text:p text:style-name="P84">イン</text:p>
          </table:table-cell>
          <table:table-cell table:style-name="Tabla255.A1" office:value-type="string">
            <text:p text:style-name="P47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7"/>
          </table:table-cell>
        </table:table-row>
      </table:table>
      <text:p text:style-name="P15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4">館</text:p>
          </table:table-cell>
          <table:table-cell table:style-name="Tabla269.A1" office:value-type="string">
            <text:p text:style-name="P84">カン</text:p>
          </table:table-cell>
          <table:table-cell table:style-name="Tabla269.A1" office:value-type="string">
            <text:p text:style-name="P67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69.D1" office:value-type="string">
            <text:p text:style-name="P67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15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4">市</text:p>
          </table:table-cell>
          <table:table-cell table:style-name="Tabla140.A1" office:value-type="string">
            <text:p text:style-name="P85">いち</text:p>
          </table:table-cell>
          <table:table-cell table:style-name="Tabla140.A1" office:value-type="string">
            <text:p text:style-name="P76"><text:ruby text:style-name="Ru1"><text:ruby-base><text:span text:style-name="T76">市</text:span></text:ruby-base><text:ruby-text>いち</text:ruby-text></text:ruby><text:ruby text:style-name="Ru1"><text:ruby-base><text:span text:style-name="T76">場</text:span></text:ruby-base><text:ruby-text>ば</text:ruby-text></text:ruby> <text:s text:c="14"/>mercado</text:p>
          </table:table-cell>
          <table:table-cell table:style-name="Tabla140.D1" office:value-type="string">
            <text:p text:style-name="P68"/>
          </table:table-cell>
        </table:table-row>
        <table:table-row>
          <table:covered-table-cell/>
          <table:table-cell table:style-name="Tabla140.B2" office:value-type="string">
            <text:p text:style-name="P84">シ</text:p>
          </table:table-cell>
          <table:table-cell table:style-name="Tabla140.C2" office:value-type="string">
            <text:p text:style-name="P47"><text:ruby text:style-name="Ru1"><text:ruby-base><text:span text:style-name="T76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92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5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4">宮</text:p>
          </table:table-cell>
          <table:table-cell table:style-name="Tabla286.A1" office:value-type="string">
            <text:p text:style-name="P84">キュウ</text:p>
          </table:table-cell>
          <table:table-cell table:style-name="Tabla286.A1" office:value-type="string">
            <text:p text:style-name="P47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6.D1" office:value-type="string">
            <text:p text:style-name="P67"/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4">橋</text:p>
            </table:table-cell>
            <table:table-cell table:style-name="Tabla288.A1" office:value-type="string">
              <text:p text:style-name="P60">はし</text:p>
            </table:table-cell>
            <table:table-cell table:style-name="Tabla288.A1" office:value-type="string">
              <text:p text:style-name="P47"><text:ruby text:style-name="Ru1"><text:ruby-base><text:span text:style-name="T76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7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4">港</text:p>
            </table:table-cell>
            <table:table-cell table:style-name="Tabla322.A1" office:value-type="string">
              <text:p text:style-name="P60">みなと</text:p>
            </table:table-cell>
            <table:table-cell table:style-name="Tabla322.A1" office:value-type="string">
              <text:p text:style-name="P47"><text:ruby text:style-name="Ru1"><text:ruby-base><text:span text:style-name="T76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60">コウ</text:p>
          </table:table-cell>
          <table:table-cell table:style-name="Tabla322.B2" office:value-type="string">
            <text:p text:style-name="P47"><text:ruby text:style-name="Ru1"><text:ruby-base><text:span text:style-name="T76">空</text:span></text:ruby-base><text:ruby-text>くう</text:ruby-text></text:ruby><text:ruby text:style-name="Ru1"><text:ruby-base><text:span text:style-name="T76">港</text:span></text:ruby-base><text:ruby-text>こう</text:ruby-text></text:ruby><text:span text:style-name="T73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5"/>
      <text:p text:style-name="P15"/>
      <text:p text:style-name="P15"/>
      <text:p text:style-name="P17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4">客</text:p>
          </table:table-cell>
          <table:table-cell table:style-name="Tabla282.A1" office:value-type="string">
            <text:p text:style-name="P84">キャク</text:p>
          </table:table-cell>
          <table:table-cell table:style-name="Tabla282.A1" office:value-type="string">
            <text:p text:style-name="P47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282.D1" office:value-type="string">
            <text:p text:style-name="P68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4"><text:soft-page-break/>屋</text:p>
          </table:table-cell>
          <table:table-cell table:style-name="Tabla261.A1" office:value-type="string">
            <text:p text:style-name="P84">や</text:p>
          </table:table-cell>
          <table:table-cell table:style-name="Tabla261.A1" office:value-type="string">
            <text:p text:style-name="P47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261.D1" office:value-type="string">
            <text:p text:style-name="P68"/>
          </table:table-cell>
        </table:table-row>
        <table:table-row>
          <table:covered-table-cell/>
          <table:table-cell table:style-name="Tabla261.B2" office:value-type="string">
            <text:p text:style-name="P84">オク</text:p>
          </table:table-cell>
          <table:table-cell table:style-name="Tabla261.C2" office:value-type="string">
            <text:p text:style-name="P47"><text:ruby text:style-name="Ru1"><text:ruby-base><text:span text:style-name="T38">屋</text:span></text:ruby-base><text:ruby-text>おく</text:ruby-text></text:ruby><text:ruby text:style-name="Ru1"><text:ruby-base><text:span text:style-name="T38">上</text:span></text:ruby-base><text:ruby-text>じょう</text:ruby-text></text:ruby><text:span text:style-name="T64"> <text:s text:c="2"/></text:span><text:s text:c="12"/>azotea</text:p>
          </table:table-cell>
          <table:table-cell table:style-name="Tabla261.D2" office:value-type="string">
            <text:p text:style-name="P68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4">寺</text:p>
          </table:table-cell>
          <table:table-cell table:style-name="Tabla157.A1" office:value-type="string">
            <text:p text:style-name="P84">てら</text:p>
          </table:table-cell>
          <table:table-cell table:style-name="Tabla157.A1" office:value-type="string">
            <text:p text:style-name="P47"><text:ruby text:style-name="Ru1"><text:ruby-base><text:span text:style-name="T76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8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5">ジ</text:p>
          </table:table-cell>
          <table:table-cell table:style-name="Tabla157.B2" office:value-type="string">
            <text:p text:style-name="P76"><text:ruby text:style-name="Ru1"><text:ruby-base><text:span text:style-name="T76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5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4">店</text:p>
          </table:table-cell>
          <table:table-cell table:style-name="Tabla143.A1" office:value-type="string">
            <text:p text:style-name="P84">みせ</text:p>
          </table:table-cell>
          <table:table-cell table:style-name="Tabla143.A1" office:value-type="string">
            <text:p text:style-name="P47"><text:ruby text:style-name="Ru1"><text:ruby-base><text:span text:style-name="T76">店</text:span></text:ruby-base><text:ruby-text>みせ</text:ruby-text></text:ruby> <text:s text:c="22"/>tienda</text:p>
          </table:table-cell>
          <table:table-cell table:style-name="Tabla143.D1" office:value-type="string">
            <text:p text:style-name="P68"/>
          </table:table-cell>
        </table:table-row>
        <table:table-row>
          <table:covered-table-cell/>
          <table:table-cell table:style-name="Tabla143.B2" office:value-type="string">
            <text:p text:style-name="P85">テン</text:p>
          </table:table-cell>
          <table:table-cell table:style-name="Tabla143.C2" office:value-type="string">
            <text:p text:style-name="P76"><text:ruby text:style-name="Ru1"><text:ruby-base><text:span text:style-name="T76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6"><text:span text:style-name="T76">きっ</text:span><text:ruby text:style-name="Ru1"><text:ruby-base><text:span text:style-name="T76">茶</text:span></text:ruby-base><text:ruby-text>さ</text:ruby-text></text:ruby><text:ruby text:style-name="Ru1"><text:ruby-base><text:span text:style-name="T76">店</text:span></text:ruby-base><text:ruby-text>てん</text:ruby-text></text:ruby><text:span text:style-name="T73"> <text:s text:c="7"/>cafetería</text:span></text:p>
          </table:table-cell>
        </table:table-row>
      </table:table>
      <text:p text:style-name="P2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VERBOS</text:p>
      <text:p text:style-name="P119"/>
      <text:p text:style-name="P119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ext:soft-page-break/>
        <table:table-row>
          <table:table-cell table:style-name="Tabla266.A1" table:number-rows-spanned="3" office:value-type="string">
            <text:p text:style-name="P54">開</text:p>
          </table:table-cell>
          <table:table-cell table:style-name="Tabla266.A1" office:value-type="string">
            <text:p text:style-name="P84">あ</text:p>
          </table:table-cell>
          <table:table-cell table:style-name="Tabla266.A1" office:value-type="string">
            <text:p text:style-name="P47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68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5">ひら</text:p>
          </table:table-cell>
          <table:table-cell table:style-name="Tabla266.C2" office:value-type="string">
            <text:p text:style-name="P47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47"/>
          </table:table-cell>
        </table:table-row>
        <table:table-row>
          <table:covered-table-cell/>
          <table:table-cell table:style-name="Tabla266.B2" office:value-type="string">
            <text:p text:style-name="P85">カイ</text:p>
          </table:table-cell>
          <table:table-cell table:style-name="Tabla266.C2" office:value-type="string">
            <text:p text:style-name="P76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3"> <text:s text:c="5"/>empezar</text:span></text:p>
          </table:table-cell>
          <table:table-cell table:style-name="Tabla266.D2" office:value-type="string">
            <text:p text:style-name="P76"/>
          </table:table-cell>
        </table:table-row>
      </table:table>
      <text:p text:style-name="P122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4">歩</text:p>
          </table:table-cell>
          <table:table-cell table:style-name="Tabla206.A1" office:value-type="string">
            <text:p text:style-name="P84">ある</text:p>
          </table:table-cell>
          <table:table-cell table:style-name="Tabla206.A1" office:value-type="string">
            <text:p text:style-name="P47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68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5">ホ</text:p>
          </table:table-cell>
          <table:table-cell table:style-name="Tabla206.C2" office:value-type="string">
            <text:p text:style-name="P76"><text:span text:style-name="T64">さん</text:span><text:ruby text:style-name="Ru1"><text:ruby-base><text:span text:style-name="T49">歩</text:span></text:ruby-base><text:ruby-text>ぽ</text:ruby-text></text:ruby> <text:s text:c="14"/>paseo</text:p>
          </table:table-cell>
          <table:table-cell table:style-name="Tabla206.D2" office:value-type="string">
            <text:p text:style-name="P76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2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4">消</text:p>
          </table:table-cell>
          <table:table-cell table:style-name="Tabla295.A1" office:value-type="string">
            <text:p text:style-name="P84">き</text:p>
          </table:table-cell>
          <table:table-cell table:style-name="Tabla295.A1" office:value-type="string">
            <text:p text:style-name="P47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68"><text:s text:c="10"/></text:p>
          </table:table-cell>
        </table:table-row>
      </table:table>
      <text:p text:style-name="P125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4">習</text:p>
          </table:table-cell>
          <table:table-cell table:style-name="Tabla274.A1" office:value-type="string">
            <text:p text:style-name="P84">なら</text:p>
          </table:table-cell>
          <table:table-cell table:style-name="Tabla274.A1" office:value-type="string">
            <text:p text:style-name="P47"><text:ruby text:style-name="Ru1"><text:ruby-base><text:span text:style-name="T64">習</text:span></text:ruby-base><text:ruby-text>なら</text:ruby-text></text:ruby><text:span text:style-name="T64">う</text:span><text:span text:style-name="T73"> <text:s text:c="13"/>aprender</text:span></text:p>
          </table:table-cell>
          <table:table-cell table:style-name="Tabla274.D1" office:value-type="string">
            <text:p text:style-name="P68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5">シュウ</text:p>
          </table:table-cell>
          <table:table-cell table:style-name="Tabla274.C2" office:value-type="string">
            <text:p text:style-name="P76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3"> <text:s text:c="13"/>ejercicio</text:span></text:p>
          </table:table-cell>
          <table:table-cell table:style-name="Tabla274.D2" office:value-type="string">
            <text:p text:style-name="P76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ext:p text:style-name="P15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4">直</text:p>
          </table:table-cell>
          <table:table-cell table:style-name="Tabla209.A1" office:value-type="string">
            <text:p text:style-name="P84">なお</text:p>
          </table:table-cell>
          <table:table-cell table:style-name="Tabla209.A1" office:value-type="string">
            <text:p text:style-name="P47"><text:ruby text:style-name="Ru1"><text:ruby-base><text:span text:style-name="T64">直</text:span></text:ruby-base><text:ruby-text>なお</text:ruby-text></text:ruby><text:span text:style-name="T64">す</text:span><text:span text:style-name="T73"> <text:s/></text:span>arreglar, reparar</text:p>
          </table:table-cell>
          <table:table-cell table:style-name="Tabla209.D1" office:value-type="string">
            <text:p text:style-name="P68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5">チョク</text:p>
          </table:table-cell>
          <table:table-cell table:style-name="Tabla209.C2" office:value-type="string">
            <text:p text:style-name="P76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5">　 <text:s text:c="5"/></text:p>
          </table:table-cell>
        </table:table-row>
      </table:table>
      <text:p text:style-name="P15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4">進</text:p>
          </table:table-cell>
          <table:table-cell table:style-name="Tabla306.A1" office:value-type="string">
            <text:p text:style-name="P84">すす</text:p>
          </table:table-cell>
          <table:table-cell table:style-name="Tabla306.A1" office:value-type="string">
            <text:p text:style-name="P47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68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5">シン</text:p>
          </table:table-cell>
          <table:table-cell table:style-name="Tabla306.C2" office:value-type="string">
            <text:p text:style-name="P76"><text:ruby text:style-name="Ru1"><text:ruby-base><text:span text:style-name="T64">進</text:span></text:ruby-base><text:ruby-text>しん</text:ruby-text></text:ruby><text:ruby text:style-name="Ru1"><text:ruby-base><text:span text:style-name="T83">歩</text:span></text:ruby-base><text:ruby-text>ぽ</text:ruby-text></text:ruby> <text:s text:c="14"/>progreso</text:p>
          </table:table-cell>
          <table:table-cell table:style-name="Tabla306.D2" office:value-type="string">
            <text:p text:style-name="P95"><text:ruby text:style-name="Ru1"><text:ruby-base><text:span text:style-name="T37">行</text:span></text:ruby-base><text:ruby-text>こう</text:ruby-text></text:ruby><text:ruby text:style-name="Ru1"><text:ruby-base><text:span text:style-name="T37">進</text:span></text:ruby-base><text:ruby-text>しん</text:ruby-text></text:ruby><text:span text:style-name="T33"> <text:s text:c="4"/>marcha, avance</text:span></text:p>
          </table:table-cell>
        </table:table-row>
      </table:table>
      <text:p text:style-name="P15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4">助</text:p>
          </table:table-cell>
          <table:table-cell table:style-name="Tabla293.A1" office:value-type="string">
            <text:p text:style-name="P84">たす</text:p>
          </table:table-cell>
          <table:table-cell table:style-name="Tabla293.A1" office:value-type="string">
            <text:p text:style-name="P47"><text:ruby text:style-name="Ru1"><text:ruby-base><text:span text:style-name="T64">助</text:span></text:ruby-base><text:ruby-text>たす</text:ruby-text></text:ruby><text:span text:style-name="T64">ける</text:span><text:span text:style-name="T73"> <text:s/>ayudar, salvar</text:span></text:p>
          </table:table-cell>
          <table:table-cell table:style-name="Tabla293.D1" office:value-type="string">
            <text:p text:style-name="P68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5">ジョ</text:p>
          </table:table-cell>
          <table:table-cell table:style-name="Tabla293.C2" office:value-type="string">
            <text:p text:style-name="P76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5"><text:ruby text:style-name="Ru1"><text:ruby-base><text:span text:style-name="T37">助</text:span></text:ruby-base><text:ruby-text>じょ</text:ruby-text></text:ruby><text:ruby text:style-name="Ru1"><text:ruby-base><text:span text:style-name="T37">言</text:span></text:ruby-base><text:ruby-text>げん</text:ruby-text></text:ruby><text:span text:style-name="T33"> <text:s text:c="17"/>consejo</text:span></text:p>
          </table:table-cell>
        </table:table-row>
      </table:table>
      <text:p text:style-name="P15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4">飲</text:p>
          </table:table-cell>
          <table:table-cell table:style-name="Tabla256.A1" office:value-type="string">
            <text:p text:style-name="P84">の</text:p>
          </table:table-cell>
          <table:table-cell table:style-name="Tabla256.A1" office:value-type="string">
            <text:p text:style-name="P47"><text:ruby text:style-name="Ru1"><text:ruby-base><text:span text:style-name="T64">飲</text:span></text:ruby-base><text:ruby-text>の</text:ruby-text></text:ruby><text:span text:style-name="T64">む </text:span><text:span text:style-name="T73"><text:s text:c="18"/>beber</text:span></text:p>
          </table:table-cell>
          <table:table-cell table:style-name="Tabla256.D1" office:value-type="string">
            <text:p text:style-name="P47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3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5">イン</text:p>
          </table:table-cell>
          <table:table-cell table:style-name="Tabla256.C2" office:value-type="string">
            <text:p text:style-name="P76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95">　 <text:s text:c="5"/></text:p>
          </table:table-cell>
        </table:table-row>
      </table:table>
      <text:p text:style-name="P125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4">歌</text:p>
          </table:table-cell>
          <table:table-cell table:style-name="Tabla176.A1" office:value-type="string">
            <text:p text:style-name="P84">うた</text:p>
          </table:table-cell>
          <table:table-cell table:style-name="Tabla176.A1" office:value-type="string">
            <text:p text:style-name="P68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68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5">カ</text:p>
          </table:table-cell>
          <table:table-cell table:style-name="Tabla176.C2" office:value-type="string">
            <text:p text:style-name="P76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7"/>
          </table:table-cell>
        </table:table-row>
      </table:table>
      <text:p text:style-name="P15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4">合</text:p>
          </table:table-cell>
          <table:table-cell table:style-name="Tabla191.A1" office:value-type="string">
            <text:p text:style-name="P84">A</text:p>
          </table:table-cell>
          <table:table-cell table:style-name="Tabla191.A1" office:value-type="string">
            <text:p text:style-name="P47"><text:ruby text:style-name="Ru1"><text:ruby-base><text:span text:style-name="T64">合</text:span></text:ruby-base><text:ruby-text>あ</text:ruby-text></text:ruby><text:span text:style-name="T64">う</text:span> <text:s text:c="12"/>(coincidir)</text:p>
          </table:table-cell>
          <table:table-cell table:style-name="Tabla191.D1" office:value-type="string">
            <text:p text:style-name="P68"><text:s/><text:ruby text:style-name="Ru1"><text:ruby-base><text:span text:style-name="T64">合</text:span></text:ruby-base><text:ruby-text>あ</text:ruby-text></text:ruby><text:span text:style-name="T64">わせる</text:span> <text:s text:c="8"/></text:p>
            <text:p text:style-name="P68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5">AI</text:p>
          </table:table-cell>
          <table:table-cell table:style-name="Tabla191.C2" office:value-type="string">
            <text:p text:style-name="P76"><text:span text:style-name="T64">し</text:span><text:ruby text:style-name="Ru1"><text:ruby-base><text:span text:style-name="T64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6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5">GÔ</text:p>
          </table:table-cell>
          <table:table-cell table:style-name="Tabla191.C2" office:value-type="string">
            <text:p text:style-name="P76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6"/>
          </table:table-cell>
        </table:table-row>
      </table:table>
      <text:p text:style-name="P38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54">取</text:p>
          </table:table-cell>
          <table:table-cell table:style-name="Tabla350.A1" office:value-type="string">
            <text:p text:style-name="P84">と</text:p>
          </table:table-cell>
          <table:table-cell table:style-name="Tabla350.A1" office:value-type="string">
            <text:p text:style-name="P47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68"/>
          </table:table-cell>
        </table:table-row>
      </table:table>
      <text:p text:style-name="P3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4">食</text:p>
          </table:table-cell>
          <table:table-cell table:style-name="Tabla199.A1" office:value-type="string">
            <text:p text:style-name="P84">た</text:p>
          </table:table-cell>
          <table:table-cell table:style-name="Tabla199.A1" office:value-type="string">
            <text:p text:style-name="P47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68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5">ショク</text:p>
          </table:table-cell>
          <table:table-cell table:style-name="Tabla199.C2" office:value-type="string">
            <text:p text:style-name="P76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76"><text:ruby text:style-name="Ru1"><text:ruby-base><text:span text:style-name="T64">食</text:span></text:ruby-base><text:ruby-text>しょく</text:ruby-text></text:ruby><text:span text:style-name="T64">どう</text:span> <text:s text:c="9"/>comedor<text:span text:style-name="T6">　 <text:s text:c="5"/></text:span></text:p>
          </table:table-cell>
        </table:table-row>
      </table:table>
      <text:p text:style-name="P15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ext:soft-page-break/>
        <table:table-row>
          <table:table-cell table:style-name="Tabla211.A1" table:number-rows-spanned="2" office:value-type="string">
            <text:p text:style-name="P54">買</text:p>
          </table:table-cell>
          <table:table-cell table:style-name="Tabla211.A1" office:value-type="string">
            <text:p text:style-name="P84">KA</text:p>
          </table:table-cell>
          <table:table-cell table:style-name="Tabla211.A1" office:value-type="string">
            <text:p text:style-name="P47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68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68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4">BAI</text:p>
          </table:table-cell>
          <table:table-cell table:style-name="Tabla211.B2" office:value-type="string">
            <text:p text:style-name="P76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8"/>
          </table:table-cell>
        </table:table-row>
      </table:table>
      <text:p text:style-name="P17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4">走</text:p>
          </table:table-cell>
          <table:table-cell table:style-name="Tabla205.A1" office:value-type="string">
            <text:p text:style-name="P84">HASHI</text:p>
          </table:table-cell>
          <table:table-cell table:style-name="Tabla205.A1" office:value-type="string">
            <text:p text:style-name="P47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68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4">SÔ</text:p>
          </table:table-cell>
          <table:table-cell table:style-name="Tabla205.B2" office:value-type="string">
            <text:p text:style-name="P47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68"/>
          </table:table-cell>
        </table:table-row>
      </table:table>
      <text:p text:style-name="P38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4">切</text:p>
          </table:table-cell>
          <table:table-cell table:style-name="Tabla201.A1" table:number-rows-spanned="2" office:value-type="string">
            <text:p text:style-name="P84">KI</text:p>
          </table:table-cell>
          <table:table-cell table:style-name="Tabla201.A1" office:value-type="string">
            <text:p text:style-name="P47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77"><text:ruby text:style-name="Ru1"><text:ruby-base><text:span text:style-name="T76">切</text:span></text:ruby-base><text:ruby-text>き</text:ruby-text></text:ruby><text:span text:style-name="T76">れ</text:span><text:ruby text:style-name="Ru1"><text:ruby-base><text:span text:style-name="T76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7"><text:ruby text:style-name="Ru1"><text:ruby-base><text:span text:style-name="T50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77"><text:ruby text:style-name="Ru1"><text:ruby-base><text:span text:style-name="T49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5">SETSU</text:p>
          </table:table-cell>
          <table:table-cell table:style-name="Tabla201.C3" office:value-type="string">
            <text:p text:style-name="P76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76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15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4">交</text:p>
          </table:table-cell>
          <table:table-cell table:style-name="Tabla183.A1" office:value-type="string">
            <text:p text:style-name="P84">MAJI</text:p>
          </table:table-cell>
          <table:table-cell table:style-name="Tabla183.A1" office:value-type="string">
            <text:p text:style-name="P68"><text:ruby text:style-name="Ru1"><text:ruby-base><text:span text:style-name="T66">交</text:span></text:ruby-base><text:ruby-text>まじ</text:ruby-text></text:ruby><text:span text:style-name="T66">わる</text:span><text:span text:style-name="T5"> <text:s text:c="11"/>(cruzar)</text:span> </text:p>
          </table:table-cell>
          <table:table-cell table:style-name="Tabla183.D1" office:value-type="string">
            <text:p text:style-name="P75"/>
          </table:table-cell>
        </table:table-row>
        <table:table-row>
          <table:covered-table-cell/>
          <table:table-cell table:style-name="Tabla183.B2" office:value-type="string">
            <text:p text:style-name="P84">MA</text:p>
          </table:table-cell>
          <table:table-cell table:style-name="Tabla183.B2" office:value-type="string">
            <text:p text:style-name="P68"><text:ruby text:style-name="Ru1"><text:ruby-base><text:span text:style-name="T66">交</text:span></text:ruby-base><text:ruby-text>ま</text:ruby-text></text:ruby><text:span text:style-name="T66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8"><text:s text:c="4"/></text:p>
          </table:table-cell>
        </table:table-row>
        <table:table-row>
          <table:covered-table-cell/>
          <table:table-cell table:style-name="Tabla183.B2" office:value-type="string">
            <text:p text:style-name="P85">KÔ</text:p>
          </table:table-cell>
          <table:table-cell table:style-name="Tabla183.C3" office:value-type="string">
            <text:p text:style-name="P95"><text:ruby text:style-name="Ru1"><text:ruby-base><text:span text:style-name="T37">交</text:span></text:ruby-base><text:ruby-text>こう</text:ruby-text></text:ruby><text:ruby text:style-name="Ru1"><text:ruby-base><text:span text:style-name="T37">番</text:span></text:ruby-base><text:ruby-text>ばん</text:ruby-text></text:ruby><text:span text:style-name="T33"> <text:s text:c="5"/>(garita policía)</text:span></text:p>
          </table:table-cell>
          <table:table-cell table:style-name="Tabla183.D3" office:value-type="string">
            <text:p text:style-name="P95"><text:ruby text:style-name="Ru1"><text:ruby-base><text:span text:style-name="T37">交</text:span></text:ruby-base><text:ruby-text>こう</text:ruby-text></text:ruby><text:span text:style-name="T37">さ</text:span><text:ruby text:style-name="Ru1"><text:ruby-base><text:span text:style-name="T37">点</text:span></text:ruby-base><text:ruby-text>てん</text:ruby-text></text:ruby><text:span text:style-name="T33"> <text:s text:c="14"/>(cruce)</text:span> <text:s text:c="5"/></text:p>
          </table:table-cell>
        </table:table-row>
      </table:table>
      <text:p text:style-name="P125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4">急</text:p>
          </table:table-cell>
          <table:table-cell table:style-name="Tabla283.A1" office:value-type="string">
            <text:p text:style-name="P84">いそ</text:p>
          </table:table-cell>
          <table:table-cell table:style-name="Tabla283.A1" office:value-type="string">
            <text:p text:style-name="P47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68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5">キュウ</text:p>
          </table:table-cell>
          <table:table-cell table:style-name="Tabla283.C2" office:value-type="string">
            <text:p text:style-name="P76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6"/>
          </table:table-cell>
        </table:table-row>
      </table:table>
      <text:p text:style-name="P125"/>
      <text:p text:style-name="P125"/>
      <text:p text:style-name="P125"/>
      <text:p text:style-name="P125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4">決</text:p>
          </table:table-cell>
          <table:table-cell table:style-name="Tabla316.A1" office:value-type="string">
            <text:p text:style-name="P84">き</text:p>
          </table:table-cell>
          <table:table-cell table:style-name="Tabla316.A1" office:value-type="string">
            <text:p text:style-name="P47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68"><text:s text:c="10"/></text:p>
          </table:table-cell>
        </table:table-row>
      </table:table>
      <text:p text:style-name="P17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4">言</text:p>
          </table:table-cell>
          <table:table-cell table:style-name="Tabla181.A1" office:value-type="string">
            <text:p text:style-name="P84">I</text:p>
          </table:table-cell>
          <table:table-cell table:style-name="Tabla181.A1" office:value-type="string">
            <text:p text:style-name="P47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68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5">GEN</text:p>
          </table:table-cell>
          <table:table-cell table:style-name="Tabla181.C2" office:value-type="string">
            <text:p text:style-name="P76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5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5">KOTO</text:p>
          </table:table-cell>
          <table:table-cell table:style-name="Tabla181.C2" office:value-type="string">
            <text:p text:style-name="P76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95"/>
          </table:table-cell>
        </table:table-row>
      </table:table>
      <text:p text:style-name="P15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4">化</text:p>
          </table:table-cell>
          <table:table-cell table:style-name="Tabla264.A1" office:value-type="string">
            <text:p text:style-name="P84">ば</text:p>
          </table:table-cell>
          <table:table-cell table:style-name="Tabla264.A1" office:value-type="string">
            <text:p text:style-name="P47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68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5">カ</text:p>
          </table:table-cell>
          <table:table-cell table:style-name="Tabla264.C2" office:value-type="string">
            <text:p text:style-name="P76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95">　 <text:s text:c="5"/></text:p>
          </table:table-cell>
        </table:table-row>
      </table:table>
      <text:p text:style-name="P38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8">休</text:p>
          </table:table-cell>
          <table:table-cell table:style-name="Tabla90.A1" office:value-type="string">
            <text:p text:style-name="P60">YASU</text:p>
          </table:table-cell>
          <table:table-cell table:style-name="Tabla90.C1" office:value-type="string">
            <text:p text:style-name="P53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65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3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60">KYÛ</text:p>
          </table:table-cell>
          <table:table-cell table:style-name="Tabla90.C2" office:value-type="string">
            <text:p text:style-name="P53"><text:ruby text:style-name="Ru1"><text:ruby-base><text:span text:style-name="T64">休</text:span></text:ruby-base><text:ruby-text>きゅう</text:ruby-text></text:ruby><text:ruby text:style-name="Ru1"><text:ruby-base><text:span text:style-name="T49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3"><text:ruby text:style-name="Ru1"><text:ruby-base><text:span text:style-name="T64">休</text:span></text:ruby-base><text:ruby-text>きゅう</text:ruby-text></text:ruby><text:span text:style-name="T37">けい</text:span> <text:s text:c="4"/>(descanso)</text:p>
          </table:table-cell>
        </table:table-row>
      </table:table>
      <text:p text:style-name="P3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8">起</text:p>
          </table:table-cell>
          <table:table-cell table:style-name="Tabla270.A1" office:value-type="string">
            <text:p text:style-name="P60">お</text:p>
          </table:table-cell>
          <table:table-cell table:style-name="Tabla270.C1" office:value-type="string">
            <text:p text:style-name="P53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53"/>
          </table:table-cell>
        </table:table-row>
        <table:table-row>
          <table:covered-table-cell/>
          <table:table-cell table:style-name="Tabla270.B2" office:value-type="string">
            <text:p text:style-name="P60">キ</text:p>
          </table:table-cell>
          <table:table-cell table:style-name="Tabla270.C2" office:value-type="string">
            <text:p text:style-name="P53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53"/>
          </table:table-cell>
        </table:table-row>
      </table:table>
      <text:p text:style-name="P38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8">育</text:p>
          </table:table-cell>
          <table:table-cell table:style-name="Tabla253.A1" office:value-type="string">
            <text:p text:style-name="P60">そだ</text:p>
          </table:table-cell>
          <table:table-cell table:style-name="Tabla253.C1" office:value-type="string">
            <text:p text:style-name="P53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53"/>
          </table:table-cell>
        </table:table-row>
        <table:table-row>
          <table:covered-table-cell/>
          <table:table-cell table:style-name="Tabla253.B2" office:value-type="string">
            <text:p text:style-name="P60">イク</text:p>
          </table:table-cell>
          <table:table-cell table:style-name="Tabla253.C2" office:value-type="string">
            <text:p text:style-name="P53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3"/>
          </table:table-cell>
        </table:table-row>
      </table:table>
      <text:p text:style-name="P15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ext:soft-page-break/>
        <table:table-row>
          <table:table-cell table:style-name="Tabla180.A1" table:number-rows-spanned="3" office:value-type="string">
            <text:p text:style-name="P54">会</text:p>
          </table:table-cell>
          <table:table-cell table:style-name="Tabla180.A1" table:number-rows-spanned="2" office:value-type="string">
            <text:p text:style-name="P84">A</text:p>
          </table:table-cell>
          <table:table-cell table:style-name="Tabla180.A1" office:value-type="string">
            <text:p text:style-name="P47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68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68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7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68"/>
          </table:table-cell>
        </table:table-row>
        <table:table-row>
          <table:covered-table-cell/>
          <table:table-cell table:style-name="Tabla180.C2" office:value-type="string">
            <text:p text:style-name="P85">KAI</text:p>
          </table:table-cell>
          <table:table-cell table:style-name="Tabla180.C3" office:value-type="string">
            <text:p text:style-name="P76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6"/>
          </table:table-cell>
        </table:table-row>
      </table:table>
      <text:p text:style-name="P15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4">教</text:p>
          </table:table-cell>
          <table:table-cell table:style-name="Tabla149.A1" office:value-type="string">
            <text:p text:style-name="P84">おし</text:p>
          </table:table-cell>
          <table:table-cell table:style-name="Tabla149.A1" office:value-type="string">
            <text:p text:style-name="P47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47"><text:s text:c="8"/>(enseñar, mostrar)</text:p>
          </table:table-cell>
          <table:table-cell table:style-name="Tabla149.D1" office:value-type="string">
            <text:p text:style-name="P68"/>
          </table:table-cell>
        </table:table-row>
        <table:table-row>
          <table:covered-table-cell/>
          <table:table-cell table:style-name="Tabla149.B2" office:value-type="string">
            <text:p text:style-name="P84">OSO</text:p>
          </table:table-cell>
          <table:table-cell table:style-name="Tabla149.B2" office:value-type="string">
            <text:p text:style-name="P47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68"/>
          </table:table-cell>
        </table:table-row>
        <table:table-row>
          <table:covered-table-cell/>
          <table:table-cell table:style-name="Tabla149.B2" office:value-type="string">
            <text:p text:style-name="P85">キョウ</text:p>
          </table:table-cell>
          <table:table-cell table:style-name="Tabla149.C3" office:value-type="string">
            <text:p text:style-name="P47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01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15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9">入</text:p>
          </table:table-cell>
          <table:table-cell table:style-name="Tabla89.A1" office:value-type="string">
            <text:p text:style-name="P60">HAI</text:p>
          </table:table-cell>
          <table:table-cell table:style-name="Tabla89.C1" office:value-type="string">
            <text:p text:style-name="P53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53"/>
          </table:table-cell>
        </table:table-row>
        <table:table-row>
          <table:covered-table-cell/>
          <table:table-cell table:style-name="Tabla89.B2" office:value-type="string">
            <text:p text:style-name="P60">I</text:p>
          </table:table-cell>
          <table:table-cell table:style-name="Tabla89.C2" office:value-type="string">
            <text:p text:style-name="P53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53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60">NYÛ</text:p>
          </table:table-cell>
          <table:table-cell table:style-name="Tabla89.C2" office:value-type="string">
            <text:p text:style-name="P53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53"><text:s text:c="6"/>(entrar a la escuela)</text:p>
          </table:table-cell>
          <table:table-cell table:style-name="Tabla89.D2" office:value-type="string">
            <text:p text:style-name="P53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54">送</text:p>
          </table:table-cell>
          <table:table-cell table:style-name="Tabla335.A1" office:value-type="string">
            <text:p text:style-name="P84">おく</text:p>
          </table:table-cell>
          <table:table-cell table:style-name="Tabla335.A1" office:value-type="string">
            <text:p text:style-name="P47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68"><text:s text:c="10"/></text:p>
          </table:table-cell>
        </table:table-row>
      </table:table>
      <text:p text:style-name="P17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4">始</text:p>
          </table:table-cell>
          <table:table-cell table:style-name="Tabla328.A1" office:value-type="string">
            <text:p text:style-name="P84">はじ</text:p>
          </table:table-cell>
          <table:table-cell table:style-name="Tabla328.A1" office:value-type="string">
            <text:p text:style-name="P47"><text:ruby text:style-name="Ru1"><text:ruby-base><text:span text:style-name="T64">始</text:span></text:ruby-base><text:ruby-text>はじ</text:ruby-text></text:ruby><text:span text:style-name="T64">める</text:span><text:span text:style-name="T73"> <text:s text:c="8"/>comenzar</text:span></text:p>
          </table:table-cell>
          <table:table-cell table:style-name="Tabla328.D1" office:value-type="string">
            <text:p text:style-name="P68"><text:ruby text:style-name="Ru1"><text:ruby-base><text:span text:style-name="T66">始</text:span></text:ruby-base><text:ruby-text>はじ</text:ruby-text></text:ruby><text:span text:style-name="T66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5">シ</text:p>
          </table:table-cell>
          <table:table-cell table:style-name="Tabla328.C2" office:value-type="string">
            <text:p text:style-name="P76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95">　EMPEZAR</text:p>
            <text:p text:style-name="P95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4">書</text:p>
          </table:table-cell>
          <table:table-cell table:style-name="Tabla96.A1" office:value-type="string">
            <text:p text:style-name="P84">KA</text:p>
          </table:table-cell>
          <table:table-cell table:style-name="Tabla96.A1" office:value-type="string">
            <text:p text:style-name="P47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68"><text:s text:c="10"/></text:p>
          </table:table-cell>
        </table:table-row>
        <table:table-row>
          <table:covered-table-cell/>
          <table:table-cell table:style-name="Tabla96.B2" office:value-type="string">
            <text:p text:style-name="P85">SHO</text:p>
          </table:table-cell>
          <table:table-cell table:style-name="Tabla96.C2" office:value-type="string">
            <text:p text:style-name="P76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5">　 <text:s text:c="5"/></text:p>
          </table:table-cell>
        </table:table-row>
      </table:table>
      <text:p text:style-name="P17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4">聞</text:p>
          </table:table-cell>
          <table:table-cell table:style-name="Tabla213.A1" table:number-rows-spanned="2" office:value-type="string">
            <text:p text:style-name="P84">KI</text:p>
          </table:table-cell>
          <table:table-cell table:style-name="Tabla213.A1" office:value-type="string">
            <text:p text:style-name="P47"><text:ruby text:style-name="Ru1"><text:ruby-base><text:span text:style-name="T64">聞</text:span></text:ruby-base><text:ruby-text>き</text:ruby-text></text:ruby><text:span text:style-name="T64">く</text:span> <text:s text:c="21"/>(oir)</text:p>
          </table:table-cell>
          <table:table-cell table:style-name="Tabla213.D1" office:value-type="string">
            <text:p text:style-name="P68"><text:ruby text:style-name="Ru1"><text:ruby-base><text:span text:style-name="T64">聞</text:span></text:ruby-base><text:ruby-text>き</text:ruby-text></text:ruby><text:span text:style-name="T64">かせる</text:span> </text:p>
            <text:p text:style-name="P68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7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68"/>
          </table:table-cell>
        </table:table-row>
        <table:table-row>
          <table:covered-table-cell/>
          <table:table-cell table:style-name="Tabla213.C2" office:value-type="string">
            <text:p text:style-name="P85">BUN</text:p>
          </table:table-cell>
          <table:table-cell table:style-name="Tabla213.C3" office:value-type="string">
            <text:p text:style-name="P76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5">　 <text:s text:c="5"/></text:p>
          </table:table-cell>
        </table:table-row>
      </table:table>
      <text:p text:style-name="P15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4">当</text:p>
          </table:table-cell>
          <table:table-cell table:style-name="Tabla215.A1" table:number-rows-spanned="2" office:value-type="string">
            <text:p text:style-name="P84">A</text:p>
          </table:table-cell>
          <table:table-cell table:style-name="Tabla215.A1" office:value-type="string">
            <text:p text:style-name="P47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47"><text:s text:c="10"/>(acertar, asignar)</text:p>
          </table:table-cell>
          <table:table-cell table:style-name="Tabla215.D1" office:value-type="string">
            <text:p text:style-name="P104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7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104"/>
          </table:table-cell>
        </table:table-row>
        <table:table-row>
          <table:covered-table-cell/>
          <table:table-cell table:style-name="Tabla215.C2" office:value-type="string">
            <text:p text:style-name="P85">TÔ</text:p>
          </table:table-cell>
          <table:table-cell table:style-name="Tabla215.C3" office:value-type="string">
            <text:p text:style-name="P76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01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4">話</text:p>
          </table:table-cell>
          <table:table-cell table:style-name="Tabla212.A1" office:value-type="string">
            <text:p text:style-name="P84">HANA</text:p>
          </table:table-cell>
          <table:table-cell table:style-name="Tabla212.A1" office:value-type="string">
            <text:p text:style-name="P47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68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5">HANASHI</text:p>
          </table:table-cell>
          <table:table-cell table:style-name="Tabla212.C2" office:value-type="string">
            <text:p text:style-name="P76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5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5">WA</text:p>
          </table:table-cell>
          <table:table-cell table:style-name="Tabla212.C2" office:value-type="string">
            <text:p text:style-name="P76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6"/>
          </table:table-cell>
        </table:table-row>
      </table:table>
      <text:p text:style-name="P15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ext:soft-page-break/>
        <table:table-row>
          <table:table-cell table:style-name="Tabla190.A1" table:number-rows-spanned="2" office:value-type="string">
            <text:p text:style-name="P54">作</text:p>
          </table:table-cell>
          <table:table-cell table:style-name="Tabla190.A1" office:value-type="string">
            <text:p text:style-name="P84">TSUKU</text:p>
          </table:table-cell>
          <table:table-cell table:style-name="Tabla190.A1" office:value-type="string">
            <text:p text:style-name="P66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8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5">SAKU</text:p>
          </table:table-cell>
          <table:table-cell table:style-name="Tabla190.C2" office:value-type="string">
            <text:p text:style-name="P76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6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54">向</text:p>
          </table:table-cell>
          <table:table-cell table:style-name="Tabla320.A1" office:value-type="string">
            <text:p text:style-name="P84">む</text:p>
          </table:table-cell>
          <table:table-cell table:style-name="Tabla320.A1" office:value-type="string">
            <text:p text:style-name="P47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68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5">コウ</text:p>
          </table:table-cell>
          <table:table-cell table:style-name="Tabla320.C2" office:value-type="string">
            <text:p text:style-name="P76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76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4">行</text:p>
          </table:table-cell>
          <table:table-cell table:style-name="Tabla187.A1" office:value-type="string">
            <text:p text:style-name="P84">I</text:p>
          </table:table-cell>
          <table:table-cell table:style-name="Tabla187.A1" office:value-type="string">
            <text:p text:style-name="P47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68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5">KÔ</text:p>
          </table:table-cell>
          <table:table-cell table:style-name="Tabla187.C2" office:value-type="string">
            <text:p text:style-name="P76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6"/>
          </table:table-cell>
        </table:table-row>
        <table:table-row>
          <table:covered-table-cell/>
          <table:table-cell table:style-name="Tabla187.B2" office:value-type="string">
            <text:p text:style-name="P85">OKONA</text:p>
          </table:table-cell>
          <table:table-cell table:style-name="Tabla187.C2" office:value-type="string">
            <text:p text:style-name="P76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76"/>
          </table:table-cell>
        </table:table-row>
      </table:table>
      <text:p text:style-name="P38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4">読</text:p>
          </table:table-cell>
          <table:table-cell table:style-name="Tabla208.A1" office:value-type="string">
            <text:p text:style-name="P84">YO</text:p>
          </table:table-cell>
          <table:table-cell table:style-name="Tabla208.A1" office:value-type="string">
            <text:p text:style-name="P47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68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5">DOKU</text:p>
          </table:table-cell>
          <table:table-cell table:style-name="Tabla208.C2" office:value-type="string">
            <text:p text:style-name="P76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76"><text:s/>(“me gusta leer libros”)</text:p>
          </table:table-cell>
          <table:table-cell table:style-name="Tabla208.D2" office:value-type="string">
            <text:p text:style-name="P95">　 <text:s text:c="5"/></text:p>
          </table:table-cell>
        </table:table-row>
      </table:table>
      <text:p text:style-name="P15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5">立</text:p>
          </table:table-cell>
          <table:table-cell table:style-name="Tabla98.A1" table:number-rows-spanned="2" office:value-type="string">
            <text:p text:style-name="P60">TA</text:p>
          </table:table-cell>
          <table:table-cell table:style-name="Tabla98.C1" office:value-type="string">
            <text:p text:style-name="P47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47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7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47"><text:s text:c="19"/>(levantarse)</text:p>
          </table:table-cell>
          <table:table-cell table:style-name="Tabla98.D2" office:value-type="string">
            <text:p text:style-name="P47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50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8">RITSU</text:p>
          </table:table-cell>
          <table:table-cell table:style-name="Tabla98.C2" office:value-type="string">
            <text:p text:style-name="P103"><text:ruby text:style-name="Ru1"><text:ruby-base><text:span text:style-name="T78">公</text:span></text:ruby-base><text:ruby-text>こう</text:ruby-text></text:ruby><text:ruby text:style-name="Ru1"><text:ruby-base><text:span text:style-name="T78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3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125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8">見</text:p>
          </table:table-cell>
          <table:table-cell table:style-name="Tabla92.A1" table:number-rows-spanned="2" office:value-type="string">
            <text:p text:style-name="P60">み</text:p>
          </table:table-cell>
          <table:table-cell table:style-name="Tabla92.C1" office:value-type="string">
            <text:p text:style-name="P47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67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7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47"/>
          </table:table-cell>
        </table:table-row>
        <table:table-row table:style-name="Tabla92.3">
          <table:covered-table-cell/>
          <table:table-cell table:style-name="Tabla92.B3" office:value-type="string">
            <text:p text:style-name="P60">ケン</text:p>
          </table:table-cell>
          <table:table-cell table:style-name="Tabla92.C2" office:value-type="string">
            <text:p text:style-name="P47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7"/>
          </table:table-cell>
        </table:table-row>
      </table:table>
      <text:p text:style-name="P38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4">死</text:p>
          </table:table-cell>
          <table:table-cell table:style-name="Tabla326.A1" table:number-rows-spanned="2" office:value-type="string">
            <text:p text:style-name="P84">し　·　シ</text:p>
          </table:table-cell>
          <table:table-cell table:style-name="Tabla326.A1" office:value-type="string">
            <text:p text:style-name="P47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68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47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68"/>
          </table:table-cell>
        </table:table-row>
      </table:table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4">生</text:p>
          </table:table-cell>
          <table:table-cell table:style-name="Tabla2.A1" office:value-type="string">
            <text:p text:style-name="P60">う </text:p>
          </table:table-cell>
          <table:table-cell table:style-name="Tabla2.C1" office:value-type="string">
            <text:p text:style-name="P47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47"/>
          </table:table-cell>
        </table:table-row>
        <table:table-row>
          <table:covered-table-cell/>
          <table:table-cell table:style-name="Tabla2.B2" office:value-type="string">
            <text:p text:style-name="P60">は</text:p>
          </table:table-cell>
          <table:table-cell table:style-name="Tabla2.C2" office:value-type="string">
            <text:p text:style-name="P47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47"/>
          </table:table-cell>
        </table:table-row>
        <table:table-row>
          <table:covered-table-cell/>
          <table:table-cell table:style-name="Tabla2.B2" office:value-type="string">
            <text:p text:style-name="P60">なま</text:p>
          </table:table-cell>
          <table:table-cell table:style-name="Tabla2.C2" office:value-type="string">
            <text:p text:style-name="P47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47"/>
          </table:table-cell>
        </table:table-row>
        <table:table-row>
          <table:covered-table-cell/>
          <table:table-cell table:style-name="Tabla2.B2" office:value-type="string">
            <text:p text:style-name="P60">セイ</text:p>
          </table:table-cell>
          <table:table-cell table:style-name="Tabla2.C2" office:value-type="string">
            <text:p text:style-name="P47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3"> <text:s text:c="15"/>maestro</text:span></text:p>
          </table:table-cell>
          <table:table-cell table:style-name="Tabla2.D2" office:value-type="string">
            <text:p text:style-name="P47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17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4">泳</text:p>
          </table:table-cell>
          <table:table-cell table:style-name="Tabla257.A1" office:value-type="string">
            <text:p text:style-name="P84">およ</text:p>
          </table:table-cell>
          <table:table-cell table:style-name="Tabla257.A1" office:value-type="string">
            <text:p text:style-name="P66"><text:ruby text:style-name="Ru1"><text:ruby-base>泳</text:ruby-base><text:ruby-text>およ</text:ruby-text></text:ruby>ぐ <text:s text:c="13"/><text:span text:style-name="T44">nadar</text:span></text:p>
          </table:table-cell>
          <table:table-cell table:style-name="Tabla257.D1" office:value-type="string">
            <text:p text:style-name="P68"><text:s text:c="7"/></text:p>
          </table:table-cell>
        </table:table-row>
        <table:table-row>
          <table:covered-table-cell/>
          <table:table-cell table:style-name="Tabla257.B2" office:value-type="string">
            <text:p text:style-name="P85">エイ</text:p>
          </table:table-cell>
          <table:table-cell table:style-name="Tabla257.C2" office:value-type="string">
            <text:p text:style-name="P76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5">　 <text:s text:c="5"/></text:p>
          </table:table-cell>
        </table:table-row>
      </table:table>
      <text:p text:style-name="P20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4">止</text:p>
          </table:table-cell>
          <table:table-cell table:style-name="Tabla193.A1" office:value-type="string">
            <text:p text:style-name="P84">と</text:p>
          </table:table-cell>
          <table:table-cell table:style-name="Tabla193.A1" office:value-type="string">
            <text:p text:style-name="P66"><text:ruby text:style-name="Ru1"><text:ruby-base>止</text:ruby-base><text:ruby-text>と</text:ruby-text></text:ruby>める <text:span text:style-name="T44"><text:s/>parar, aparcar</text:span></text:p>
          </table:table-cell>
          <table:table-cell table:style-name="Tabla193.D1" office:value-type="string">
            <text:p text:style-name="P68"><text:ruby text:style-name="Ru1"><text:ruby-base><text:span text:style-name="T64">止</text:span></text:ruby-base><text:ruby-text>と</text:ruby-text></text:ruby><text:span text:style-name="T64">まる</text:span><text:span text:style-name="T73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5">シ</text:p>
          </table:table-cell>
          <table:table-cell table:style-name="Tabla193.C2" office:value-type="string">
            <text:p text:style-name="P76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5">　 <text:s text:c="5"/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ext:soft-page-break/>
        <table:table-row>
          <table:table-cell table:style-name="Tabla177.A1" table:number-rows-spanned="3" office:value-type="string">
            <text:p text:style-name="P54">思</text:p>
          </table:table-cell>
          <table:table-cell table:style-name="Tabla177.A1" table:number-rows-spanned="2" office:value-type="string">
            <text:p text:style-name="P84">おも</text:p>
          </table:table-cell>
          <table:table-cell table:style-name="Tabla177.A1" office:value-type="string">
            <text:p text:style-name="P47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68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6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95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4">シ</text:p>
          </table:table-cell>
          <table:table-cell table:style-name="Tabla177.C2" office:value-type="string">
            <text:p text:style-name="P76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2">　　　 <text:s text:c="6"/></text:p>
          </table:table-cell>
        </table:table-row>
      </table:table>
      <text:p text:style-name="P15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4">考</text:p>
          </table:table-cell>
          <table:table-cell table:style-name="Tabla185.A1" office:value-type="string">
            <text:p text:style-name="P84">かんが</text:p>
          </table:table-cell>
          <table:table-cell table:style-name="Tabla185.A1" office:value-type="string">
            <text:p text:style-name="P47"><text:ruby text:style-name="Ru1"><text:ruby-base><text:span text:style-name="T64">考</text:span></text:ruby-base><text:ruby-text>かんが</text:ruby-text></text:ruby><text:span text:style-name="T64">える</text:span> </text:p>
            <text:p text:style-name="P47"><text:s text:c="8"/>pensar, reflexionar</text:p>
          </table:table-cell>
          <table:table-cell table:style-name="Tabla185.D1" office:value-type="string">
            <text:p text:style-name="P68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5">コウ</text:p>
          </table:table-cell>
          <table:table-cell table:style-name="Tabla185.C2" office:value-type="string">
            <text:p text:style-name="P76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95">　 <text:s text:c="4"/></text:p>
          </table:table-cell>
        </table:table-row>
      </table:table>
      <text:p text:style-name="P15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4">植</text:p>
          </table:table-cell>
          <table:table-cell table:style-name="Tabla301.A1" office:value-type="string">
            <text:p text:style-name="P84">う</text:p>
          </table:table-cell>
          <table:table-cell table:style-name="Tabla301.A1" office:value-type="string">
            <text:p text:style-name="P47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68"><text:s text:c="10"/></text:p>
          </table:table-cell>
        </table:table-row>
      </table:table>
      <text:p text:style-name="P15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54">整</text:p>
          </table:table-cell>
          <table:table-cell table:style-name="Tabla300.A1" office:value-type="string">
            <text:p text:style-name="P84">ととの</text:p>
          </table:table-cell>
          <table:table-cell table:style-name="Tabla300.A1" office:value-type="string">
            <text:p text:style-name="P47"><text:ruby text:style-name="Ru1"><text:ruby-base><text:span text:style-name="T64">整</text:span></text:ruby-base><text:ruby-text>ととの</text:ruby-text></text:ruby><text:span text:style-name="T64">える</text:span></text:p>
            <text:p text:style-name="P47"><text:span text:style-name="T64"><text:s text:c="11"/></text:span>poner en orden</text:p>
          </table:table-cell>
          <table:table-cell table:style-name="Tabla300.D1" office:value-type="string">
            <text:p text:style-name="P68"><text:s text:c="10"/></text:p>
          </table:table-cell>
        </table:table-row>
      </table:table>
      <text:p text:style-name="P17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4">守</text:p>
          </table:table-cell>
          <table:table-cell table:style-name="Tabla272.A1" office:value-type="string">
            <text:p text:style-name="P84">まも</text:p>
          </table:table-cell>
          <table:table-cell table:style-name="Tabla272.A1" office:value-type="string">
            <text:p text:style-name="P47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68"><text:s text:c="10"/></text:p>
          </table:table-cell>
        </table:table-row>
      </table:table>
      <text:p text:style-name="P38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4">受</text:p>
          </table:table-cell>
          <table:table-cell table:style-name="Tabla252.A1" office:value-type="string">
            <text:p text:style-name="P84">う</text:p>
          </table:table-cell>
          <table:table-cell table:style-name="Tabla252.A1" office:value-type="string">
            <text:p text:style-name="P47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68"/>
          </table:table-cell>
        </table:table-row>
        <table:table-row>
          <table:covered-table-cell/>
          <table:table-cell table:style-name="Tabla252.B2" office:value-type="string">
            <text:p text:style-name="P85">うけ</text:p>
          </table:table-cell>
          <table:table-cell table:style-name="Tabla252.C2" office:value-type="string">
            <text:p text:style-name="P76"><text:ruby text:style-name="Ru1"><text:ruby-base><text:span text:style-name="T64">受</text:span></text:ruby-base><text:ruby-text>うけ</text:ruby-text></text:ruby><text:span text:style-name="T64">つけ</text:span><text:span text:style-name="T73"> <text:s text:c="8"/>recepción</text:span></text:p>
          </table:table-cell>
          <table:table-cell table:style-name="Tabla252.D2" office:value-type="string">
            <text:p text:style-name="P95">　 <text:s text:c="5"/></text:p>
          </table:table-cell>
        </table:table-row>
      </table:table>
      <text:p text:style-name="P38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4">鳴</text:p>
          </table:table-cell>
          <table:table-cell table:style-name="Tabla214.A1" table:number-rows-spanned="2" office:value-type="string">
            <text:p text:style-name="P84">NA</text:p>
          </table:table-cell>
          <table:table-cell table:style-name="Tabla214.A1" office:value-type="string">
            <text:p text:style-name="P47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68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7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68"/>
          </table:table-cell>
        </table:table-row>
        <table:table-row>
          <table:covered-table-cell/>
          <table:table-cell table:style-name="Tabla214.C2" office:value-type="string">
            <text:p text:style-name="P85">MEI</text:p>
          </table:table-cell>
          <table:table-cell table:style-name="Tabla214.C3" office:value-type="string">
            <text:p text:style-name="P76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5">　 <text:s text:c="4"/></text:p>
          </table:table-cell>
        </table:table-row>
      </table:table>
      <text:p text:style-name="P15"/>
      <text:p text:style-name="P38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4">拾</text:p>
          </table:table-cell>
          <table:table-cell table:style-name="Tabla278.A1" office:value-type="string">
            <text:p text:style-name="P84">ひろ</text:p>
          </table:table-cell>
          <table:table-cell table:style-name="Tabla278.A1" office:value-type="string">
            <text:p text:style-name="P47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68"/>
          </table:table-cell>
        </table:table-row>
      </table:table>
      <text:p text:style-name="P17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4">帰</text:p>
          </table:table-cell>
          <table:table-cell table:style-name="Tabla189.A1" office:value-type="string">
            <text:p text:style-name="P84">かえ</text:p>
          </table:table-cell>
          <table:table-cell table:style-name="Tabla189.A1" office:value-type="string">
            <text:p text:style-name="P47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68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68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5">キ</text:p>
          </table:table-cell>
          <table:table-cell table:style-name="Tabla189.B2" office:value-type="string">
            <text:p text:style-name="P76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01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01"><text:s text:c="8"/>“volver a tu ciudad”</text:p>
          </table:table-cell>
        </table:table-row>
      </table:table>
      <text:p text:style-name="P38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4">集</text:p>
          </table:table-cell>
          <table:table-cell table:style-name="Tabla276.A1" office:value-type="string">
            <text:p text:style-name="P84">あつ</text:p>
          </table:table-cell>
          <table:table-cell table:style-name="Tabla276.A1" office:value-type="string">
            <text:p text:style-name="P47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68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38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54">持</text:p>
          </table:table-cell>
          <table:table-cell table:style-name="Tabla341.A1" office:value-type="string">
            <text:p text:style-name="P84">も</text:p>
          </table:table-cell>
          <table:table-cell table:style-name="Tabla341.A1" office:value-type="string">
            <text:p text:style-name="P47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68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38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4">知</text:p>
          </table:table-cell>
          <table:table-cell table:style-name="Tabla186.A1" table:number-rows-spanned="2" office:value-type="string">
            <text:p text:style-name="P84">SHI</text:p>
          </table:table-cell>
          <table:table-cell table:style-name="Tabla186.A1" office:value-type="string">
            <text:p text:style-name="P66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8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68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9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6"/>
          </table:table-cell>
        </table:table-row>
        <table:table-row>
          <table:covered-table-cell/>
          <table:table-cell table:style-name="Tabla186.B3" office:value-type="string">
            <text:p text:style-name="P26">CHI</text:p>
          </table:table-cell>
          <table:table-cell table:style-name="Tabla186.C2" office:value-type="string">
            <text:p text:style-name="P89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6"><text:s text:c="7"/>(persona conocida)</text:p>
          </table:table-cell>
          <table:table-cell table:style-name="Tabla186.D2" office:value-type="string">
            <text:p text:style-name="P76"/>
          </table:table-cell>
        </table:table-row>
      </table:table>
      <text:p text:style-name="P15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8"><text:soft-page-break/>出</text:p>
          </table:table-cell>
          <table:table-cell table:style-name="Tabla107.A1" table:number-rows-spanned="2" office:value-type="string">
            <text:p text:style-name="P60">DE</text:p>
          </table:table-cell>
          <table:table-cell table:style-name="Tabla107.C1" office:value-type="string">
            <text:p text:style-name="P53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53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5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6"/>
          </table:table-cell>
        </table:table-row>
        <table:table-row>
          <table:covered-table-cell/>
          <table:table-cell table:style-name="Tabla107.C2" office:value-type="string">
            <text:p text:style-name="P60">DA</text:p>
          </table:table-cell>
          <table:table-cell table:style-name="Tabla107.C3" office:value-type="string">
            <text:p text:style-name="P53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47"/>
          </table:table-cell>
        </table:table-row>
        <table:table-row>
          <table:covered-table-cell/>
          <table:table-cell table:style-name="Tabla107.C2" office:value-type="string">
            <text:p text:style-name="P60">SHUTSU</text:p>
          </table:table-cell>
          <table:table-cell table:style-name="Tabla107.C3" office:value-type="string">
            <text:p text:style-name="P102"><text:ruby text:style-name="Ru1"><text:ruby-base><text:span text:style-name="T41">出</text:span></text:ruby-base><text:ruby-text>しゅつ</text:ruby-text></text:ruby><text:ruby text:style-name="Ru1"><text:ruby-base><text:span text:style-name="T41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02"><text:ruby text:style-name="Ru1"><text:ruby-base><text:span text:style-name="T41">外</text:span></text:ruby-base><text:ruby-text>がい</text:ruby-text></text:ruby><text:ruby text:style-name="Ru1"><text:ruby-base><text:span text:style-name="T41">出</text:span></text:ruby-base><text:ruby-text>しゅつ</text:ruby-text></text:ruby> <text:s text:c="5"/>(salir de viaje)</text:p>
          </table:table-cell>
        </table:table-row>
      </table:table>
      <text:p text:style-name="P15"/>
      <text:p text:style-name="P15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4">乗</text:p>
          </table:table-cell>
          <table:table-cell table:style-name="Tabla299.A1" office:value-type="string">
            <text:p text:style-name="P84">の</text:p>
          </table:table-cell>
          <table:table-cell table:style-name="Tabla299.A1" office:value-type="string">
            <text:p text:style-name="P47"><text:ruby text:style-name="Ru1"><text:ruby-base><text:span text:style-name="T64">乗</text:span></text:ruby-base><text:ruby-text>の</text:ruby-text></text:ruby><text:span text:style-name="T64">る</text:span> <text:s/></text:p>
            <text:p text:style-name="P47"><text:s text:c="5"/>subir a un transporte</text:p>
          </table:table-cell>
          <table:table-cell table:style-name="Tabla299.D1" office:value-type="string">
            <text:p text:style-name="P68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68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4">ジョウ</text:p>
          </table:table-cell>
          <table:table-cell table:style-name="Tabla299.B2" office:value-type="string">
            <text:p text:style-name="P47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8"/>
          </table:table-cell>
        </table:table-row>
      </table:table>
      <text:p text:style-name="P17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4">引</text:p>
          </table:table-cell>
          <table:table-cell table:style-name="Tabla178.A1" office:value-type="string">
            <text:p text:style-name="P84">HI</text:p>
          </table:table-cell>
          <table:table-cell table:style-name="Tabla178.A1" office:value-type="string">
            <text:p text:style-name="P47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68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4">IN</text:p>
          </table:table-cell>
          <table:table-cell table:style-name="Tabla178.B2" office:value-type="string">
            <text:p text:style-name="P47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47"><text:s text:c="4"/>(fuerza de gravedad)</text:p>
          </table:table-cell>
          <table:table-cell table:style-name="Tabla178.D2" office:value-type="string">
            <text:p text:style-name="P68"/>
          </table:table-cell>
        </table:table-row>
      </table:table>
      <text:p text:style-name="P17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4">終</text:p>
          </table:table-cell>
          <table:table-cell table:style-name="Tabla275.A1" office:value-type="string">
            <text:p text:style-name="P84">お</text:p>
          </table:table-cell>
          <table:table-cell table:style-name="Tabla275.A1" office:value-type="string">
            <text:p text:style-name="P47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68"/>
          </table:table-cell>
        </table:table-row>
        <table:table-row>
          <table:covered-table-cell/>
          <table:table-cell table:style-name="Tabla275.B2" office:value-type="string">
            <text:p text:style-name="P85">シュウ</text:p>
          </table:table-cell>
          <table:table-cell table:style-name="Tabla275.B2" office:value-type="string">
            <text:p text:style-name="P76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0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4">通</text:p>
          </table:table-cell>
          <table:table-cell table:style-name="Tabla207.A1" office:value-type="string">
            <text:p text:style-name="P84">TOO</text:p>
          </table:table-cell>
          <table:table-cell table:style-name="Tabla207.A1" office:value-type="string">
            <text:p text:style-name="P47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68"><text:ruby text:style-name="Ru1"><text:ruby-base><text:span text:style-name="T64">大</text:span></text:ruby-base><text:ruby-text>おお</text:ruby-text></text:ruby><text:ruby text:style-name="Ru1"><text:ruby-base><text:span text:style-name="T50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4">KAYO</text:p>
          </table:table-cell>
          <table:table-cell table:style-name="Tabla207.B2" office:value-type="string">
            <text:p text:style-name="P47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68"/>
          </table:table-cell>
        </table:table-row>
        <table:table-row>
          <table:covered-table-cell/>
          <table:table-cell table:style-name="Tabla207.B2" office:value-type="string">
            <text:p text:style-name="P85">TSÛ</text:p>
          </table:table-cell>
          <table:table-cell table:style-name="Tabla207.C3" office:value-type="string">
            <text:p text:style-name="P76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5"><text:ruby text:style-name="Ru1"><text:ruby-base><text:span text:style-name="T37">通</text:span></text:ruby-base><text:ruby-text>つう</text:ruby-text></text:ruby><text:ruby text:style-name="Ru1"><text:ruby-base><text:span text:style-name="T37">学</text:span></text:ruby-base><text:ruby-text>がく</text:ruby-text></text:ruby><text:span text:style-name="T33"> ( “ir a la escuela” )</text:span></text:p>
          </table:table-cell>
        </table:table-row>
      </table:table>
      <text:p text:style-name="P17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4">使</text:p>
          </table:table-cell>
          <table:table-cell table:style-name="Tabla327.A1" office:value-type="string">
            <text:p text:style-name="P84">つか</text:p>
          </table:table-cell>
          <table:table-cell table:style-name="Tabla327.A1" office:value-type="string">
            <text:p text:style-name="P47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47"/>
          </table:table-cell>
        </table:table-row>
        <table:table-row>
          <table:covered-table-cell/>
          <table:table-cell table:style-name="Tabla327.B2" office:value-type="string">
            <text:p text:style-name="P85">シ</text:p>
          </table:table-cell>
          <table:table-cell table:style-name="Tabla327.C2" office:value-type="string">
            <text:p text:style-name="P76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76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76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4">用</text:p>
          </table:table-cell>
          <table:table-cell table:style-name="Tabla216.A1" office:value-type="string">
            <text:p text:style-name="P84">もち</text:p>
          </table:table-cell>
          <table:table-cell table:style-name="Tabla216.A1" office:value-type="string">
            <text:p text:style-name="P47"><text:ruby text:style-name="Ru1"><text:ruby-base><text:span text:style-name="T64">用</text:span></text:ruby-base><text:ruby-text>もち</text:ruby-text></text:ruby><text:span text:style-name="T64">いる</text:span><text:span text:style-name="T73"> <text:s text:c="13"/>utilizar</text:span></text:p>
          </table:table-cell>
          <table:table-cell table:style-name="Tabla216.D1" office:value-type="string">
            <text:p text:style-name="P68"/>
          </table:table-cell>
        </table:table-row>
        <table:table-row>
          <table:covered-table-cell/>
          <table:table-cell table:style-name="Tabla216.B2" office:value-type="string">
            <text:p text:style-name="P84">ヨウ</text:p>
          </table:table-cell>
          <table:table-cell table:style-name="Tabla216.B2" office:value-type="string">
            <text:p text:style-name="P47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3"> <text:s/>cosas que hacer</text:span></text:p>
          </table:table-cell>
          <table:table-cell table:style-name="Tabla216.D2" office:value-type="string">
            <text:p text:style-name="P68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3"> <text:s text:c="8"/>preocupación <text:s/></text:span></text:p>
          </table:table-cell>
        </table:table-row>
      </table:table>
      <text:p text:style-name="P4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4">売</text:p>
          </table:table-cell>
          <table:table-cell table:style-name="Tabla210.A1" office:value-type="string">
            <text:p text:style-name="P84">U</text:p>
          </table:table-cell>
          <table:table-cell table:style-name="Tabla210.A1" office:value-type="string">
            <text:p text:style-name="P47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68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5">BAI</text:p>
          </table:table-cell>
          <table:table-cell table:style-name="Tabla210.C2" office:value-type="string">
            <text:p text:style-name="P76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6"/>
          </table:table-cell>
        </table:table-row>
      </table:table>
      <text:p text:style-name="P15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4">来</text:p>
          </table:table-cell>
          <table:table-cell table:style-name="Tabla188.A1" office:value-type="string">
            <text:p text:style-name="P84">KU</text:p>
          </table:table-cell>
          <table:table-cell table:style-name="Tabla188.A1" office:value-type="string">
            <text:p text:style-name="P47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68"><text:ruby text:style-name="Ru1"><text:ruby-base><text:span text:style-name="T50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5">RAI</text:p>
          </table:table-cell>
          <table:table-cell table:style-name="Tabla188.C2" office:value-type="string">
            <text:p text:style-name="P76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76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5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4">祭</text:p>
          </table:table-cell>
          <table:table-cell table:style-name="Tabla325.A1" office:value-type="string">
            <text:p text:style-name="P84">まつ</text:p>
          </table:table-cell>
          <table:table-cell table:style-name="Tabla325.A1" office:value-type="string">
            <text:p text:style-name="P47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68"/>
          </table:table-cell>
        </table:table-row>
      </table:table>
      <text:p text:style-name="P1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4">住</text:p>
          </table:table-cell>
          <table:table-cell table:style-name="Tabla277.A1" office:value-type="string">
            <text:p text:style-name="P84">す</text:p>
          </table:table-cell>
          <table:table-cell table:style-name="Tabla277.A1" office:value-type="string">
            <text:p text:style-name="P47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68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5">ジュウ</text:p>
          </table:table-cell>
          <table:table-cell table:style-name="Tabla277.C2" office:value-type="string">
            <text:p text:style-name="P76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76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44"/>
      <text:p text:style-name="P44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>=======</text:p>
      <text:p text:style-name="P17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4">章</text:p>
          </table:table-cell>
          <table:table-cell table:style-name="Tabla297.A1" office:value-type="string">
            <text:p text:style-name="P84">ショウ</text:p>
          </table:table-cell>
          <table:table-cell table:style-name="Tabla297.A1" office:value-type="string">
            <text:p text:style-name="P47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8"/>
          </table:table-cell>
        </table:table-row>
      </table:table>
      <text:p text:style-name="P17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4">業</text:p>
          </table:table-cell>
          <table:table-cell table:style-name="Tabla290.A1" office:value-type="string">
            <text:p text:style-name="P84">ギョウ</text:p>
          </table:table-cell>
          <table:table-cell table:style-name="Tabla290.A1" office:value-type="string">
            <text:p text:style-name="P47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8"><text:s text:c="4"/></text:p>
          </table:table-cell>
        </table:table-row>
      </table:table>
      <text:p text:style-name="P17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4">宿</text:p>
          </table:table-cell>
          <table:table-cell table:style-name="Tabla291.A1" office:value-type="string">
            <text:p text:style-name="P84">シュク</text:p>
          </table:table-cell>
          <table:table-cell table:style-name="Tabla291.A1" office:value-type="string">
            <text:p text:style-name="P47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8"><text:s text:c="3"/></text:p>
          </table:table-cell>
        </table:table-row>
      </table:table>
      <text:p text:style-name="P17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54">仕</text:p>
          </table:table-cell>
          <table:table-cell table:style-name="Tabla342.A1" office:value-type="string">
            <text:p text:style-name="P84">シ</text:p>
          </table:table-cell>
          <table:table-cell table:style-name="Tabla342.A1" office:value-type="string">
            <text:p text:style-name="P47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68"/>
          </table:table-cell>
        </table:table-row>
      </table:table>
      <text:p text:style-name="P17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54">級</text:p>
          </table:table-cell>
          <table:table-cell table:style-name="Tabla343.A1" office:value-type="string">
            <text:p text:style-name="P84">キュウ</text:p>
          </table:table-cell>
          <table:table-cell table:style-name="Tabla343.A1" office:value-type="string">
            <text:p text:style-name="P47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68"/>
          </table:table-cell>
        </table:table-row>
      </table:table>
      <text:p text:style-name="P17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4">球</text:p>
          </table:table-cell>
          <table:table-cell table:style-name="Tabla285.A1" office:value-type="string">
            <text:p text:style-name="P84">たま</text:p>
          </table:table-cell>
          <table:table-cell table:style-name="Tabla285.A1" office:value-type="string">
            <text:p text:style-name="P47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68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5">キュウ</text:p>
          </table:table-cell>
          <table:table-cell table:style-name="Tabla285.C2" office:value-type="string">
            <text:p text:style-name="P76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7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<text:span text:style-name="T73"> <text:s text:c="16"/>béisbol</text:span></text:p>
          </table:table-cell>
        </table:table-row>
      </table:table>
      <text:p text:style-name="P15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4">曲</text:p>
          </table:table-cell>
          <table:table-cell table:style-name="Tabla289.A1" office:value-type="string">
            <text:p text:style-name="P84">キョク</text:p>
          </table:table-cell>
          <table:table-cell table:style-name="Tabla289.A1" office:value-type="string">
            <text:p text:style-name="P68"><text:ruby text:style-name="Ru1"><text:ruby-base><text:span text:style-name="T76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68"/>
          </table:table-cell>
        </table:table-row>
      </table:table>
      <text:p text:style-name="P15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54">詩</text:p>
          </table:table-cell>
          <table:table-cell table:style-name="Tabla331.A1" office:value-type="string">
            <text:p text:style-name="P84">シ</text:p>
          </table:table-cell>
          <table:table-cell table:style-name="Tabla331.A1" office:value-type="string">
            <text:p text:style-name="P68"><text:ruby text:style-name="Ru1"><text:ruby-base><text:span text:style-name="T76">詩</text:span></text:ruby-base><text:ruby-text>し</text:ruby-text></text:ruby> <text:s text:c="21"/>poesía</text:p>
          </table:table-cell>
          <table:table-cell table:style-name="Tabla331.D1" office:value-type="string">
            <text:p text:style-name="P68"><text:ruby text:style-name="Ru1"><text:ruby-base><text:span text:style-name="T76">詩</text:span></text:ruby-base><text:ruby-text>し</text:ruby-text></text:ruby><text:ruby text:style-name="Ru1"><text:ruby-base><text:span text:style-name="T76">人</text:span></text:ruby-base><text:ruby-text>じん</text:ruby-text></text:ruby> <text:s text:c="20"/>poeta</text:p>
          </table:table-cell>
        </table:table-row>
      </table:table>
      <text:p text:style-name="P47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4">昭</text:p>
          </table:table-cell>
          <table:table-cell table:style-name="Tabla294.A1" office:value-type="string">
            <text:p text:style-name="P84">ショウ</text:p>
          </table:table-cell>
          <table:table-cell table:style-name="Tabla294.A1" office:value-type="string">
            <text:p text:style-name="P47"><text:ruby text:style-name="Ru1"><text:ruby-base><text:span text:style-name="T76">昭</text:span></text:ruby-base><text:ruby-text>しょう</text:ruby-text></text:ruby><text:ruby text:style-name="Ru1"><text:ruby-base><text:span text:style-name="T76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8"/>
          </table:table-cell>
        </table:table-row>
      </table:table>
      <text:p text:style-name="P15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4">申</text:p>
          </table:table-cell>
          <table:table-cell table:style-name="Tabla302.A1" office:value-type="string">
            <text:p text:style-name="P84"/>
          </table:table-cell>
          <table:table-cell table:style-name="Tabla302.A1" office:value-type="string">
            <text:p text:style-name="P47"/>
          </table:table-cell>
          <table:table-cell table:style-name="Tabla302.D1" office:value-type="string">
            <text:p text:style-name="P68"/>
          </table:table-cell>
        </table:table-row>
      </table:table>
      <text:p text:style-name="P47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54">全</text:p>
          </table:table-cell>
          <table:table-cell table:style-name="Tabla334.A1" office:value-type="string">
            <text:p text:style-name="P84">まった</text:p>
          </table:table-cell>
          <table:table-cell table:style-name="Tabla334.A1" office:value-type="string">
            <text:p text:style-name="P47"><text:ruby text:style-name="Ru1"><text:ruby-base><text:span text:style-name="T76">全</text:span></text:ruby-base><text:ruby-text>まった</text:ruby-text></text:ruby><text:span text:style-name="T76">く</text:span> <text:s/>completamente</text:p>
          </table:table-cell>
          <table:table-cell table:style-name="Tabla334.D1" office:value-type="string">
            <text:p text:style-name="P68"/>
          </table:table-cell>
        </table:table-row>
        <table:table-row>
          <table:covered-table-cell/>
          <table:table-cell table:style-name="Tabla334.B2" office:value-type="string">
            <text:p text:style-name="P84">ゼン</text:p>
          </table:table-cell>
          <table:table-cell table:style-name="Tabla334.B2" office:value-type="string">
            <text:p text:style-name="P47"><text:ruby text:style-name="Ru1"><text:ruby-base><text:span text:style-name="T76">全</text:span></text:ruby-base><text:ruby-text>ぜん</text:ruby-text></text:ruby><text:ruby text:style-name="Ru1"><text:ruby-base><text:span text:style-name="T76">力</text:span></text:ruby-base><text:ruby-text>りょく</text:ruby-text></text:ruby> <text:s text:c="2"/>todo lo posible</text:p>
          </table:table-cell>
          <table:table-cell table:style-name="Tabla334.D2" office:value-type="string">
            <text:p text:style-name="P68"><text:ruby text:style-name="Ru1"><text:ruby-base><text:span text:style-name="T76">全</text:span></text:ruby-base><text:ruby-text>ぜん</text:ruby-text></text:ruby><text:ruby text:style-name="Ru1"><text:ruby-base><text:span text:style-name="T76">国</text:span></text:ruby-base><text:ruby-text>こく</text:ruby-text></text:ruby> <text:s text:c="7"/>toda la nación</text:p>
          </table:table-cell>
        </table:table-row>
      </table:table>
      <text:p text:style-name="P47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4">次</text:p>
          </table:table-cell>
          <table:table-cell table:style-name="Tabla284.A1" office:value-type="string">
            <text:p text:style-name="P84">つぎ</text:p>
          </table:table-cell>
          <table:table-cell table:style-name="Tabla284.A1" office:value-type="string">
            <text:p text:style-name="P47"><text:ruby text:style-name="Ru1"><text:ruby-base><text:span text:style-name="T76">次</text:span></text:ruby-base><text:ruby-text>つぎ</text:ruby-text></text:ruby> <text:s text:c="18"/>siguiente</text:p>
          </table:table-cell>
          <table:table-cell table:style-name="Tabla284.D1" office:value-type="string">
            <text:p text:style-name="P68"><text:ruby text:style-name="Ru1"><text:ruby-base><text:span text:style-name="T76">次</text:span></text:ruby-base><text:ruby-text>つぎ</text:ruby-text></text:ruby><text:ruby text:style-name="Ru1"><text:ruby-base><text:span text:style-name="T76">々</text:span></text:ruby-base><text:ruby-text>つぎ</text:ruby-text></text:ruby> <text:s text:c="5"/>sucesivamente</text:p>
          </table:table-cell>
        </table:table-row>
      </table:table>
      <text:p text:style-name="P47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54">事</text:p>
          </table:table-cell>
          <table:table-cell table:style-name="Tabla344.A1" office:value-type="string">
            <text:p text:style-name="P84">こと</text:p>
          </table:table-cell>
          <table:table-cell table:style-name="Tabla344.A1" office:value-type="string">
            <text:p text:style-name="P47"><text:ruby text:style-name="Ru1"><text:ruby-base><text:span text:style-name="T76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68"/>
          </table:table-cell>
        </table:table-row>
        <table:table-row>
          <table:covered-table-cell/>
          <table:table-cell table:style-name="Tabla344.A2" office:value-type="string">
            <text:p text:style-name="P84">ジ</text:p>
          </table:table-cell>
          <table:table-cell table:style-name="Tabla344.A2" office:value-type="string">
            <text:p text:style-name="P47"><text:ruby text:style-name="Ru1"><text:ruby-base><text:span text:style-name="T76">火</text:span></text:ruby-base><text:ruby-text>か</text:ruby-text></text:ruby><text:ruby text:style-name="Ru1"><text:ruby-base><text:span text:style-name="T76">事</text:span></text:ruby-base><text:ruby-text>じ</text:ruby-text></text:ruby> <text:s text:c="14"/>incendio</text:p>
          </table:table-cell>
          <table:table-cell table:style-name="Tabla344.D2" office:value-type="string">
            <text:p text:style-name="P68"/>
          </table:table-cell>
        </table:table-row>
      </table:table>
      <text:p text:style-name="P47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54">写</text:p>
          </table:table-cell>
          <table:table-cell table:style-name="Tabla347.A1" office:value-type="string">
            <text:p text:style-name="P84">シャ</text:p>
          </table:table-cell>
          <table:table-cell table:style-name="Tabla347.A1" office:value-type="string">
            <text:p text:style-name="P47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 <text:s text:c="22"/>foto</text:p>
          </table:table-cell>
          <table:table-cell table:style-name="Tabla347.D1" office:value-type="string">
            <text:p text:style-name="P68"><text:ruby text:style-name="Ru1"><text:ruby-base><text:span text:style-name="T76">写</text:span></text:ruby-base><text:ruby-text>しゃ</text:ruby-text></text:ruby><text:ruby text:style-name="Ru1"><text:ruby-base><text:span text:style-name="T76">生</text:span></text:ruby-base><text:ruby-text>せい</text:ruby-text></text:ruby> <text:s text:c="19"/>boceto</text:p>
          </table:table-cell>
        </table:table-row>
      </table:table>
      <text:p text:style-name="P47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54">事</text:p>
          </table:table-cell>
          <table:table-cell table:style-name="Tabla348.A1" office:value-type="string">
            <text:p text:style-name="P84">こと</text:p>
          </table:table-cell>
          <table:table-cell table:style-name="Tabla348.A1" office:value-type="string">
            <text:p text:style-name="P47"><text:ruby text:style-name="Ru1"><text:ruby-base><text:span text:style-name="T76">事</text:span></text:ruby-base><text:ruby-text>こと</text:ruby-text></text:ruby> <text:s text:c="12"/>cosa, asunto</text:p>
          </table:table-cell>
          <table:table-cell table:style-name="Tabla348.D1" office:value-type="string">
            <text:p text:style-name="P68"/>
          </table:table-cell>
        </table:table-row>
        <table:table-row>
          <table:covered-table-cell/>
          <table:table-cell table:style-name="Tabla348.A2" office:value-type="string">
            <text:p text:style-name="P84">ジ</text:p>
          </table:table-cell>
          <table:table-cell table:style-name="Tabla348.A2" office:value-type="string">
            <text:p text:style-name="P47"><text:ruby text:style-name="Ru1"><text:ruby-base><text:span text:style-name="T76">火</text:span></text:ruby-base><text:ruby-text>か</text:ruby-text></text:ruby><text:ruby text:style-name="Ru1"><text:ruby-base><text:span text:style-name="T76">事</text:span></text:ruby-base><text:ruby-text>じ</text:ruby-text></text:ruby> <text:s text:c="14"/>incendio</text:p>
          </table:table-cell>
          <table:table-cell table:style-name="Tabla348.D2" office:value-type="string">
            <text:p text:style-name="P68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65</meta:editing-cycles>
    <meta:editing-duration>P4DT9H45M20S</meta:editing-duration>
    <dc:date>2013-07-24T17:08:22</dc:date>
    <meta:print-date>2012-10-14T14:04:10</meta:print-date>
    <meta:document-statistic meta:table-count="350" meta:image-count="0" meta:object-count="0" meta:page-count="36" meta:paragraph-count="2177" meta:word-count="4875" meta:character-count="28259"/>
  </office:meta>
</office:document-meta>
</file>